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4.06mm"/>
    </style:style>
    <style:style style:name="co4" style:family="table-column">
      <style:table-column-properties fo:break-before="auto" style:column-width="148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LI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nchmark Run: Tue Jan 12 2021 13:32:18 - 14:00:09</text:p>
          </table:table-cell>
          <table:table-cell office:value-type="string" calcext:value-type="string">
            <text:p>Benchmark Run: Thu Jan 14 2021 08:26:05 - 08:53:55</text:p>
          </table:table-cell>
          <table:table-cell office:value-type="string" calcext:value-type="string">
            <text:p>Benchmark Run: Thu Jan 14 2021 09:25:58 - 09:53:49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6"/>53400078.6 lps <text:s text:c="2"/>(10.0 s, 7 samples)</text:p>
          </table:table-cell>
          <table:table-cell office:value-type="string" calcext:value-type="string">
            <text:p>Dhrystone 2 using register variables <text:s text:c="6"/>53683314.5 lps <text:s text:c="2"/>(10.0 s, 7 samples)</text:p>
          </table:table-cell>
          <table:table-cell office:value-type="string" calcext:value-type="string">
            <text:p>Dhrystone 2 using register variables <text:s text:c="6"/>53653774.2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514.3 MWIPS (8.9 s, 7 samples)</text:p>
          </table:table-cell>
          <table:table-cell office:value-type="string" calcext:value-type="string">
            <text:p>Double-Precision Whetstone <text:s text:c="20"/>8529.8 MWIPS (8.9 s, 7 samples)</text:p>
          </table:table-cell>
          <table:table-cell office:value-type="string" calcext:value-type="string">
            <text:p>Double-Precision Whetstone <text:s text:c="20"/>8529.3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5794.0 lps <text:s text:c="2"/>(29.9 s, 2 samples)</text:p>
          </table:table-cell>
          <table:table-cell office:value-type="string" calcext:value-type="string">
            <text:p>Execl Throughput <text:s text:c="30"/>5842.9 lps <text:s text:c="2"/>(30.0 s, 2 samples)</text:p>
          </table:table-cell>
          <table:table-cell office:value-type="string" calcext:value-type="string">
            <text:p>Execl Throughput <text:s text:c="30"/>5829.2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724715.1 KBps <text:s/>(30.0 s, 2 samples)</text:p>
          </table:table-cell>
          <table:table-cell office:value-type="string" calcext:value-type="string">
            <text:p>File Copy 1024 bufsize 2000 maxblocks <text:s text:c="7"/>718559.0 KBps <text:s/>(30.0 s, 2 samples)</text:p>
          </table:table-cell>
          <table:table-cell office:value-type="string" calcext:value-type="string">
            <text:p>File Copy 1024 bufsize 2000 maxblocks <text:s text:c="7"/>708393.7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184849.9 KBps <text:s/>(30.0 s, 2 samples)</text:p>
          </table:table-cell>
          <table:table-cell office:value-type="string" calcext:value-type="string">
            <text:p>File Copy 256 bufsize 500 maxblocks <text:s text:c="9"/>183151.6 KBps <text:s/>(30.0 s, 2 samples)</text:p>
          </table:table-cell>
          <table:table-cell office:value-type="string" calcext:value-type="string">
            <text:p>File Copy 256 bufsize 500 maxblocks <text:s text:c="9"/>183601.9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133234.3 KBps <text:s/>(30.0 s, 2 samples)</text:p>
          </table:table-cell>
          <table:table-cell office:value-type="string" calcext:value-type="string">
            <text:p>File Copy 4096 bufsize 8000 maxblocks <text:s text:c="6"/>2117160.2 KBps <text:s/>(30.0 s, 2 samples)</text:p>
          </table:table-cell>
          <table:table-cell office:value-type="string" calcext:value-type="string">
            <text:p>File Copy 4096 bufsize 8000 maxblocks <text:s text:c="6"/>2110120.6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880861.5 lps <text:s text:c="2"/>(10.0 s, 7 samples)</text:p>
          </table:table-cell>
          <table:table-cell office:value-type="string" calcext:value-type="string">
            <text:p>Pipe Throughput <text:s text:c="29"/>890269.1 lps <text:s text:c="2"/>(10.0 s, 7 samples)</text:p>
          </table:table-cell>
          <table:table-cell office:value-type="string" calcext:value-type="string">
            <text:p>Pipe Throughput <text:s text:c="29"/>895991.7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32720.5 lps <text:s text:c="2"/>(10.0 s, 7 samples)</text:p>
          </table:table-cell>
          <table:table-cell office:value-type="string" calcext:value-type="string">
            <text:p>Pipe-based Context Switching <text:s text:c="16"/>234192.7 lps <text:s text:c="2"/>(10.0 s, 7 samples)</text:p>
          </table:table-cell>
          <table:table-cell office:value-type="string" calcext:value-type="string">
            <text:p>Pipe-based Context Switching <text:s text:c="16"/>234905.3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5185.3 lps <text:s text:c="2"/>(30.0 s, 2 samples)</text:p>
          </table:table-cell>
          <table:table-cell office:value-type="string" calcext:value-type="string">
            <text:p>Process Creation <text:s text:c="30"/>5339.2 lps <text:s text:c="2"/>(30.0 s, 2 samples)</text:p>
          </table:table-cell>
          <table:table-cell office:value-type="string" calcext:value-type="string">
            <text:p>Process Creation <text:s text:c="30"/>6298.0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15056.1 lpm <text:s text:c="2"/>(60.0 s, 2 samples)</text:p>
          </table:table-cell>
          <table:table-cell office:value-type="string" calcext:value-type="string">
            <text:p>Shell Scripts (1 concurrent) <text:s text:c="17"/>13533.8 lpm <text:s text:c="2"/>(60.0 s, 2 samples)</text:p>
          </table:table-cell>
          <table:table-cell office:value-type="string" calcext:value-type="string">
            <text:p>Shell Scripts (1 concurrent) <text:s text:c="17"/>13566.1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675.5 lpm <text:s text:c="2"/>(60.0 s, 2 samples)</text:p>
          </table:table-cell>
          <table:table-cell office:value-type="string" calcext:value-type="string">
            <text:p>Shell Scripts (8 concurrent) <text:s text:c="18"/>3631.9 lpm <text:s text:c="2"/>(60.0 s, 2 samples)</text:p>
          </table:table-cell>
          <table:table-cell office:value-type="string" calcext:value-type="string">
            <text:p>Shell Scripts (8 concurrent) <text:s text:c="18"/>3670.8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493180.3 lps <text:s text:c="2"/>(10.0 s, 7 samples)</text:p>
          </table:table-cell>
          <table:table-cell office:value-type="string" calcext:value-type="string">
            <text:p>System Call Overhead <text:s text:c="24"/>503816.4 lps <text:s text:c="2"/>(10.0 s, 7 samples)</text:p>
          </table:table-cell>
          <table:table-cell office:value-type="string" calcext:value-type="string">
            <text:p>System Call Overhead <text:s text:c="24"/>502423.0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400078.6 <text:s text:c="2"/>4575.8</text:p>
          </table:table-cell>
          <table:table-cell office:value-type="string" calcext:value-type="string">
            <text:p>Dhrystone 2 using register variables <text:s text:c="8"/>116700.0 <text:s text:c="2"/>53683314.5 <text:s text:c="2"/>4600.1</text:p>
          </table:table-cell>
          <table:table-cell office:value-type="string" calcext:value-type="string">
            <text:p>Dhrystone 2 using register variables <text:s text:c="8"/>116700.0 <text:s text:c="2"/>53653774.2 <text:s text:c="2"/>4597.6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514.3 <text:s text:c="2"/>1548.1</text:p>
          </table:table-cell>
          <table:table-cell office:value-type="string" calcext:value-type="string">
            <text:p>Double-Precision Whetstone <text:s text:c="22"/>55.0 <text:s text:c="6"/>8529.8 <text:s text:c="2"/>1550.9</text:p>
          </table:table-cell>
          <table:table-cell office:value-type="string" calcext:value-type="string">
            <text:p>Double-Precision Whetstone <text:s text:c="22"/>55.0 <text:s text:c="6"/>8529.3 <text:s text:c="2"/>1550.8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5794.0 <text:s text:c="2"/>1347.4</text:p>
          </table:table-cell>
          <table:table-cell office:value-type="string" calcext:value-type="string">
            <text:p>Execl Throughput <text:s text:c="32"/>43.0 <text:s text:c="6"/>5842.9 <text:s text:c="2"/>1358.8</text:p>
          </table:table-cell>
          <table:table-cell office:value-type="string" calcext:value-type="string">
            <text:p>Execl Throughput <text:s text:c="32"/>43.0 <text:s text:c="6"/>5829.2 <text:s text:c="2"/>1355.6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724715.1 <text:s text:c="2"/>1830.1</text:p>
          </table:table-cell>
          <table:table-cell office:value-type="string" calcext:value-type="string">
            <text:p>File Copy 1024 bufsize 2000 maxblocks <text:s text:c="9"/>3960.0 <text:s text:c="4"/>718559.0 <text:s text:c="2"/>1814.5</text:p>
          </table:table-cell>
          <table:table-cell office:value-type="string" calcext:value-type="string">
            <text:p>File Copy 1024 bufsize 2000 maxblocks <text:s text:c="9"/>3960.0 <text:s text:c="4"/>708393.7 <text:s text:c="2"/>1788.9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184849.9 <text:s text:c="2"/>1116.9</text:p>
          </table:table-cell>
          <table:table-cell office:value-type="string" calcext:value-type="string">
            <text:p>File Copy 256 bufsize 500 maxblocks <text:s text:c="11"/>1655.0 <text:s text:c="4"/>183151.6 <text:s text:c="2"/>1106.7</text:p>
          </table:table-cell>
          <table:table-cell office:value-type="string" calcext:value-type="string">
            <text:p>File Copy 256 bufsize 500 maxblocks <text:s text:c="11"/>1655.0 <text:s text:c="4"/>183601.9 <text:s text:c="2"/>1109.4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133234.3 <text:s text:c="2"/>3678.0</text:p>
          </table:table-cell>
          <table:table-cell office:value-type="string" calcext:value-type="string">
            <text:p>File Copy 4096 bufsize 8000 maxblocks <text:s text:c="9"/>5800.0 <text:s text:c="3"/>2117160.2 <text:s text:c="2"/>3650.3</text:p>
          </table:table-cell>
          <table:table-cell office:value-type="string" calcext:value-type="string">
            <text:p>File Copy 4096 bufsize 8000 maxblocks <text:s text:c="9"/>5800.0 <text:s text:c="3"/>2110120.6 <text:s text:c="2"/>3638.1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880861.5 <text:s text:c="3"/>708.1</text:p>
          </table:table-cell>
          <table:table-cell office:value-type="string" calcext:value-type="string">
            <text:p>Pipe Throughput <text:s text:c="30"/>12440.0 <text:s text:c="4"/>890269.1 <text:s text:c="3"/>715.7</text:p>
          </table:table-cell>
          <table:table-cell office:value-type="string" calcext:value-type="string">
            <text:p>Pipe Throughput <text:s text:c="30"/>12440.0 <text:s text:c="4"/>895991.7 <text:s text:c="3"/>720.3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32720.5 <text:s text:c="3"/>581.8</text:p>
          </table:table-cell>
          <table:table-cell office:value-type="string" calcext:value-type="string">
            <text:p>Pipe-based Context Switching <text:s text:c="18"/>4000.0 <text:s text:c="4"/>234192.7 <text:s text:c="3"/>585.5</text:p>
          </table:table-cell>
          <table:table-cell office:value-type="string" calcext:value-type="string">
            <text:p>Pipe-based Context Switching <text:s text:c="18"/>4000.0 <text:s text:c="4"/>234905.3 <text:s text:c="3"/>587.3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5185.3 <text:s text:c="3"/>411.5</text:p>
          </table:table-cell>
          <table:table-cell office:value-type="string" calcext:value-type="string">
            <text:p>Process Creation <text:s text:c="31"/>126.0 <text:s text:c="6"/>5339.2 <text:s text:c="3"/>423.7</text:p>
          </table:table-cell>
          <table:table-cell office:value-type="string" calcext:value-type="string">
            <text:p>Process Creation <text:s text:c="31"/>126.0 <text:s text:c="6"/>6298.0 <text:s text:c="3"/>499.8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15056.1 <text:s text:c="2"/>3551.0</text:p>
          </table:table-cell>
          <table:table-cell office:value-type="string" calcext:value-type="string">
            <text:p>Shell Scripts (1 concurrent) <text:s text:c="20"/>42.4 <text:s text:c="5"/>13533.8 <text:s text:c="2"/>3191.9</text:p>
          </table:table-cell>
          <table:table-cell office:value-type="string" calcext:value-type="string">
            <text:p>Shell Scripts (1 concurrent) <text:s text:c="20"/>42.4 <text:s text:c="5"/>13566.1 <text:s text:c="2"/>3199.5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675.5 <text:s text:c="2"/>6125.8</text:p>
          </table:table-cell>
          <table:table-cell office:value-type="string" calcext:value-type="string">
            <text:p>Shell Scripts (8 concurrent) <text:s text:c="21"/>6.0 <text:s text:c="6"/>3631.9 <text:s text:c="2"/>6053.1</text:p>
          </table:table-cell>
          <table:table-cell office:value-type="string" calcext:value-type="string">
            <text:p>Shell Scripts (8 concurrent) <text:s text:c="21"/>6.0 <text:s text:c="6"/>3670.8 <text:s text:c="2"/>6117.9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493180.3 <text:s text:c="3"/>328.8</text:p>
          </table:table-cell>
          <table:table-cell office:value-type="string" calcext:value-type="string">
            <text:p>System Call Overhead <text:s text:c="25"/>15000.0 <text:s text:c="4"/>503816.4 <text:s text:c="3"/>335.9</text:p>
          </table:table-cell>
          <table:table-cell office:value-type="string" calcext:value-type="string">
            <text:p>System Call Overhead <text:s text:c="25"/>15000.0 <text:s text:c="4"/>502423.0 <text:s text:c="3"/>334.9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450.9</text:p>
          </table:table-cell>
          <table:table-cell office:value-type="string" calcext:value-type="string">
            <text:p>System Benchmarks Index Score <text:s text:c="39"/>1443.5</text:p>
          </table:table-cell>
          <table:table-cell office:value-type="string" calcext:value-type="string">
            <text:p>System Benchmarks Index Score <text:s text:c="39"/>1463.7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Benchmark Run: Tue Jan 12 2021 14:00:09 - 14:28:00</text:p>
          </table:table-cell>
          <table:table-cell office:value-type="string" calcext:value-type="string">
            <text:p>Benchmark Run: Thu Jan 14 2021 08:53:55 - 09:21:47</text:p>
          </table:table-cell>
          <table:table-cell office:value-type="string" calcext:value-type="string">
            <text:p>Benchmark Run: Thu Jan 14 2021 09:53:49 - 10:21:42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5"/>204295371.0 lps <text:s text:c="2"/>(10.0 s, 7 samples)</text:p>
          </table:table-cell>
          <table:table-cell office:value-type="string" calcext:value-type="string">
            <text:p>Dhrystone 2 using register variables <text:s text:c="5"/>204229111.6 lps <text:s text:c="2"/>(10.0 s, 7 samples)</text:p>
          </table:table-cell>
          <table:table-cell office:value-type="string" calcext:value-type="string">
            <text:p>Dhrystone 2 using register variables <text:s text:c="5"/>205206114.3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476.5 MWIPS (8.9 s, 7 samples)</text:p>
          </table:table-cell>
          <table:table-cell office:value-type="string" calcext:value-type="string">
            <text:p>Double-Precision Whetstone <text:s text:c="19"/>32482.5 MWIPS (8.9 s, 7 samples)</text:p>
          </table:table-cell>
          <table:table-cell office:value-type="string" calcext:value-type="string">
            <text:p>Double-Precision Whetstone <text:s text:c="19"/>32479.4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17917.5 lps <text:s text:c="2"/>(30.0 s, 2 samples)</text:p>
          </table:table-cell>
          <table:table-cell office:value-type="string" calcext:value-type="string">
            <text:p>Execl Throughput <text:s text:c="29"/>17873.6 lps <text:s text:c="2"/>(29.9 s, 2 samples)</text:p>
          </table:table-cell>
          <table:table-cell office:value-type="string" calcext:value-type="string">
            <text:p>Execl Throughput <text:s text:c="29"/>17913.3 lps <text:s text:c="2"/>(29.9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1649277.5 KBps <text:s/>(30.0 s, 2 samples)</text:p>
          </table:table-cell>
          <table:table-cell office:value-type="string" calcext:value-type="string">
            <text:p>File Copy 1024 bufsize 2000 maxblocks <text:s text:c="6"/>1733929.3 KBps <text:s/>(30.0 s, 2 samples)</text:p>
          </table:table-cell>
          <table:table-cell office:value-type="string" calcext:value-type="string">
            <text:p>File Copy 1024 bufsize 2000 maxblocks <text:s text:c="6"/>1697708.5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444241.8 KBps <text:s/>(30.0 s, 2 samples)</text:p>
          </table:table-cell>
          <table:table-cell office:value-type="string" calcext:value-type="string">
            <text:p>File Copy 256 bufsize 500 maxblocks <text:s text:c="9"/>447864.1 KBps <text:s/>(30.0 s, 2 samples)</text:p>
          </table:table-cell>
          <table:table-cell office:value-type="string" calcext:value-type="string">
            <text:p>File Copy 256 bufsize 500 maxblocks <text:s text:c="9"/>451572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391385.3 KBps <text:s/>(30.0 s, 2 samples)</text:p>
          </table:table-cell>
          <table:table-cell office:value-type="string" calcext:value-type="string">
            <text:p>File Copy 4096 bufsize 8000 maxblocks <text:s text:c="6"/>5495964.4 KBps <text:s/>(30.0 s, 2 samples)</text:p>
          </table:table-cell>
          <table:table-cell office:value-type="string" calcext:value-type="string">
            <text:p>File Copy 4096 bufsize 8000 maxblocks <text:s text:c="6"/>5540981.7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367378.4 lps <text:s text:c="2"/>(10.0 s, 7 samples)</text:p>
          </table:table-cell>
          <table:table-cell office:value-type="string" calcext:value-type="string">
            <text:p>Pipe Throughput <text:s text:c="28"/>3392767.0 lps <text:s text:c="2"/>(10.0 s, 7 samples)</text:p>
          </table:table-cell>
          <table:table-cell office:value-type="string" calcext:value-type="string">
            <text:p>Pipe Throughput <text:s text:c="28"/>3411259.8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13141.6 lps <text:s text:c="2"/>(10.0 s, 7 samples)</text:p>
          </table:table-cell>
          <table:table-cell office:value-type="string" calcext:value-type="string">
            <text:p>Pipe-based Context Switching <text:s text:c="15"/>1012545.3 lps <text:s text:c="2"/>(10.0 s, 7 samples)</text:p>
          </table:table-cell>
          <table:table-cell office:value-type="string" calcext:value-type="string">
            <text:p>Pipe-based Context Switching <text:s text:c="15"/>1014978.9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8979.0 lps <text:s text:c="2"/>(30.0 s, 2 samples)</text:p>
          </table:table-cell>
          <table:table-cell office:value-type="string" calcext:value-type="string">
            <text:p>Process Creation <text:s text:c="29"/>49370.5 lps <text:s text:c="2"/>(30.0 s, 2 samples)</text:p>
          </table:table-cell>
          <table:table-cell office:value-type="string" calcext:value-type="string">
            <text:p>Process Creation <text:s text:c="29"/>48583.2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0068.2 lpm <text:s text:c="2"/>(60.0 s, 2 samples)</text:p>
          </table:table-cell>
          <table:table-cell office:value-type="string" calcext:value-type="string">
            <text:p>Shell Scripts (1 concurrent) <text:s text:c="17"/>30176.0 lpm <text:s text:c="2"/>(60.0 s, 2 samples)</text:p>
          </table:table-cell>
          <table:table-cell office:value-type="string" calcext:value-type="string">
            <text:p>Shell Scripts (1 concurrent) <text:s text:c="17"/>30197.9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383.7 lpm <text:s text:c="2"/>(60.0 s, 2 samples)</text:p>
          </table:table-cell>
          <table:table-cell office:value-type="string" calcext:value-type="string">
            <text:p>Shell Scripts (8 concurrent) <text:s text:c="18"/>4406.9 lpm <text:s text:c="2"/>(60.0 s, 2 samples)</text:p>
          </table:table-cell>
          <table:table-cell office:value-type="string" calcext:value-type="string">
            <text:p>Shell Scripts (8 concurrent) <text:s text:c="18"/>4410.5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1834453.6 lps <text:s text:c="2"/>(10.0 s, 7 samples)</text:p>
          </table:table-cell>
          <table:table-cell office:value-type="string" calcext:value-type="string">
            <text:p>System Call Overhead <text:s text:c="23"/>1865784.6 lps <text:s text:c="2"/>(10.0 s, 7 samples)</text:p>
          </table:table-cell>
          <table:table-cell office:value-type="string" calcext:value-type="string">
            <text:p>System Call Overhead <text:s text:c="23"/>1862204.3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4295371.0 <text:s/>17506.0</text:p>
          </table:table-cell>
          <table:table-cell office:value-type="string" calcext:value-type="string">
            <text:p>Dhrystone 2 using register variables <text:s text:c="8"/>116700.0 <text:s/>204229111.6 <text:s/>17500.4</text:p>
          </table:table-cell>
          <table:table-cell office:value-type="string" calcext:value-type="string">
            <text:p>Dhrystone 2 using register variables <text:s text:c="8"/>116700.0 <text:s/>205206114.3 <text:s/>17584.1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476.5 <text:s text:c="2"/>5904.8</text:p>
          </table:table-cell>
          <table:table-cell office:value-type="string" calcext:value-type="string">
            <text:p>Double-Precision Whetstone <text:s text:c="22"/>55.0 <text:s text:c="5"/>32482.5 <text:s text:c="2"/>5905.9</text:p>
          </table:table-cell>
          <table:table-cell office:value-type="string" calcext:value-type="string">
            <text:p>Double-Precision Whetstone <text:s text:c="22"/>55.0 <text:s text:c="5"/>32479.4 <text:s text:c="2"/>5905.3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17917.5 <text:s text:c="2"/>4166.9</text:p>
          </table:table-cell>
          <table:table-cell office:value-type="string" calcext:value-type="string">
            <text:p>Execl Throughput <text:s text:c="32"/>43.0 <text:s text:c="5"/>17873.6 <text:s text:c="2"/>4156.6</text:p>
          </table:table-cell>
          <table:table-cell office:value-type="string" calcext:value-type="string">
            <text:p>Execl Throughput <text:s text:c="32"/>43.0 <text:s text:c="5"/>17913.3 <text:s text:c="2"/>4165.9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1649277.5 <text:s text:c="2"/>4164.8</text:p>
          </table:table-cell>
          <table:table-cell office:value-type="string" calcext:value-type="string">
            <text:p>File Copy 1024 bufsize 2000 maxblocks <text:s text:c="9"/>3960.0 <text:s text:c="3"/>1733929.3 <text:s text:c="2"/>4378.6</text:p>
          </table:table-cell>
          <table:table-cell office:value-type="string" calcext:value-type="string">
            <text:p>File Copy 1024 bufsize 2000 maxblocks <text:s text:c="9"/>3960.0 <text:s text:c="3"/>1697708.5 <text:s text:c="2"/>4287.1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444241.8 <text:s text:c="2"/>2684.2</text:p>
          </table:table-cell>
          <table:table-cell office:value-type="string" calcext:value-type="string">
            <text:p>File Copy 256 bufsize 500 maxblocks <text:s text:c="11"/>1655.0 <text:s text:c="4"/>447864.1 <text:s text:c="2"/>2706.1</text:p>
          </table:table-cell>
          <table:table-cell office:value-type="string" calcext:value-type="string">
            <text:p>File Copy 256 bufsize 500 maxblocks <text:s text:c="11"/>1655.0 <text:s text:c="4"/>451572.5 <text:s text:c="2"/>2728.5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391385.3 <text:s text:c="2"/>9295.5</text:p>
          </table:table-cell>
          <table:table-cell office:value-type="string" calcext:value-type="string">
            <text:p>File Copy 4096 bufsize 8000 maxblocks <text:s text:c="9"/>5800.0 <text:s text:c="3"/>5495964.4 <text:s text:c="2"/>9475.8</text:p>
          </table:table-cell>
          <table:table-cell office:value-type="string" calcext:value-type="string">
            <text:p>File Copy 4096 bufsize 8000 maxblocks <text:s text:c="9"/>5800.0 <text:s text:c="3"/>5540981.7 <text:s text:c="2"/>9553.4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367378.4 <text:s text:c="2"/>2706.9</text:p>
          </table:table-cell>
          <table:table-cell office:value-type="string" calcext:value-type="string">
            <text:p>Pipe Throughput <text:s text:c="30"/>12440.0 <text:s text:c="3"/>3392767.0 <text:s text:c="2"/>2727.3</text:p>
          </table:table-cell>
          <table:table-cell office:value-type="string" calcext:value-type="string">
            <text:p>Pipe Throughput <text:s text:c="30"/>12440.0 <text:s text:c="3"/>3411259.8 <text:s text:c="2"/>2742.2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13141.6 <text:s text:c="2"/>2532.9</text:p>
          </table:table-cell>
          <table:table-cell office:value-type="string" calcext:value-type="string">
            <text:p>Pipe-based Context Switching <text:s text:c="18"/>4000.0 <text:s text:c="3"/>1012545.3 <text:s text:c="2"/>2531.4</text:p>
          </table:table-cell>
          <table:table-cell office:value-type="string" calcext:value-type="string">
            <text:p>Pipe-based Context Switching <text:s text:c="18"/>4000.0 <text:s text:c="3"/>1014978.9 <text:s text:c="2"/>2537.4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8979.0 <text:s text:c="2"/>3887.2</text:p>
          </table:table-cell>
          <table:table-cell office:value-type="string" calcext:value-type="string">
            <text:p>Process Creation <text:s text:c="31"/>126.0 <text:s text:c="5"/>49370.5 <text:s text:c="2"/>3918.3</text:p>
          </table:table-cell>
          <table:table-cell office:value-type="string" calcext:value-type="string">
            <text:p>Process Creation <text:s text:c="31"/>126.0 <text:s text:c="5"/>48583.2 <text:s text:c="2"/>3855.8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0068.2 <text:s text:c="2"/>7091.6</text:p>
          </table:table-cell>
          <table:table-cell office:value-type="string" calcext:value-type="string">
            <text:p>Shell Scripts (1 concurrent) <text:s text:c="20"/>42.4 <text:s text:c="5"/>30176.0 <text:s text:c="2"/>7117.0</text:p>
          </table:table-cell>
          <table:table-cell office:value-type="string" calcext:value-type="string">
            <text:p>Shell Scripts (1 concurrent) <text:s text:c="20"/>42.4 <text:s text:c="5"/>30197.9 <text:s text:c="2"/>7122.1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383.7 <text:s text:c="2"/>7306.1</text:p>
          </table:table-cell>
          <table:table-cell office:value-type="string" calcext:value-type="string">
            <text:p>Shell Scripts (8 concurrent) <text:s text:c="21"/>6.0 <text:s text:c="6"/>4406.9 <text:s text:c="2"/>7344.8</text:p>
          </table:table-cell>
          <table:table-cell office:value-type="string" calcext:value-type="string">
            <text:p>Shell Scripts (8 concurrent) <text:s text:c="21"/>6.0 <text:s text:c="6"/>4410.5 <text:s text:c="2"/>7350.8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1834453.6 <text:s text:c="2"/>1223.0</text:p>
          </table:table-cell>
          <table:table-cell office:value-type="string" calcext:value-type="string">
            <text:p>System Call Overhead <text:s text:c="25"/>15000.0 <text:s text:c="3"/>1865784.6 <text:s text:c="2"/>1243.9</text:p>
          </table:table-cell>
          <table:table-cell office:value-type="string" calcext:value-type="string">
            <text:p>System Call Overhead <text:s text:c="25"/>15000.0 <text:s text:c="3"/>1862204.3 <text:s text:c="2"/>1241.5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4534.6</text:p>
          </table:table-cell>
          <table:table-cell office:value-type="string" calcext:value-type="string">
            <text:p>System Benchmarks Index Score <text:s text:c="39"/>4578.4</text:p>
          </table:table-cell>
          <table:table-cell office:value-type="string" calcext:value-type="string">
            <text:p>System Benchmarks Index Score <text:s text:c="39"/>4576.0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Linux amd-PC 4.19.0-server-amd64 #3009 </text:p>
          </table:table-cell>
          <table:table-cell table:number-columns-repeated="2"/>
        </table:table-row>
      </table:table>
      <table:table table:name="centos方案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Centos方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 Run: Tue Jan 12 2021 16:21:56 - 16:49:45</text:p>
          </table:table-cell>
          <table:table-cell office:value-type="string" calcext:value-type="string">
            <text:p>Benchmark Run: Tue Jan 12 2021 17:21:12 - 17:49:03</text:p>
          </table:table-cell>
          <table:table-cell office:value-type="string" calcext:value-type="string">
            <text:p>Benchmark Run: Wed Jan 13 2021 10:16:46 - 10:44:36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6"/>54299647.9 lps <text:s text:c="2"/>(10.0 s, 7 samples)</text:p>
          </table:table-cell>
          <table:table-cell office:value-type="string" calcext:value-type="string">
            <text:p>Dhrystone 2 using register variables <text:s text:c="6"/>53543182.0 lps <text:s text:c="2"/>(10.0 s, 7 samples)</text:p>
          </table:table-cell>
          <table:table-cell office:value-type="string" calcext:value-type="string">
            <text:p>Dhrystone 2 using register variables <text:s text:c="6"/>53505320.1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529.9 MWIPS (8.9 s, 7 samples)</text:p>
          </table:table-cell>
          <table:table-cell office:value-type="string" calcext:value-type="string">
            <text:p>Double-Precision Whetstone <text:s text:c="20"/>8526.8 MWIPS (8.9 s, 7 samples)</text:p>
          </table:table-cell>
          <table:table-cell office:value-type="string" calcext:value-type="string">
            <text:p>Double-Precision Whetstone <text:s text:c="20"/>8529.9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5815.6 lps <text:s text:c="2"/>(30.0 s, 2 samples)</text:p>
          </table:table-cell>
          <table:table-cell office:value-type="string" calcext:value-type="string">
            <text:p>Execl Throughput <text:s text:c="30"/>5811.2 lps <text:s text:c="2"/>(30.0 s, 2 samples)</text:p>
          </table:table-cell>
          <table:table-cell office:value-type="string" calcext:value-type="string">
            <text:p>Execl Throughput <text:s text:c="30"/>5738.1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723496.9 KBps <text:s/>(30.0 s, 2 samples)</text:p>
          </table:table-cell>
          <table:table-cell office:value-type="string" calcext:value-type="string">
            <text:p>File Copy 1024 bufsize 2000 maxblocks <text:s text:c="7"/>730424.3 KBps <text:s/>(30.0 s, 2 samples)</text:p>
          </table:table-cell>
          <table:table-cell office:value-type="string" calcext:value-type="string">
            <text:p>File Copy 1024 bufsize 2000 maxblocks <text:s text:c="7"/>714002.7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183928.4 KBps <text:s/>(30.0 s, 2 samples)</text:p>
          </table:table-cell>
          <table:table-cell office:value-type="string" calcext:value-type="string">
            <text:p>File Copy 256 bufsize 500 maxblocks <text:s text:c="9"/>186320.9 KBps <text:s/>(30.0 s, 2 samples)</text:p>
          </table:table-cell>
          <table:table-cell office:value-type="string" calcext:value-type="string">
            <text:p>File Copy 256 bufsize 500 maxblocks <text:s text:c="9"/>186364.0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143572.4 KBps <text:s/>(30.0 s, 2 samples)</text:p>
          </table:table-cell>
          <table:table-cell office:value-type="string" calcext:value-type="string">
            <text:p>File Copy 4096 bufsize 8000 maxblocks <text:s text:c="6"/>2155116.8 KBps <text:s/>(30.0 s, 2 samples)</text:p>
          </table:table-cell>
          <table:table-cell office:value-type="string" calcext:value-type="string">
            <text:p>File Copy 4096 bufsize 8000 maxblocks <text:s text:c="6"/>2112276.2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884092.2 lps <text:s text:c="2"/>(10.0 s, 7 samples)</text:p>
          </table:table-cell>
          <table:table-cell office:value-type="string" calcext:value-type="string">
            <text:p>Pipe Throughput <text:s text:c="29"/>898938.7 lps <text:s text:c="2"/>(10.0 s, 7 samples)</text:p>
          </table:table-cell>
          <table:table-cell office:value-type="string" calcext:value-type="string">
            <text:p>Pipe Throughput <text:s text:c="29"/>899501.5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33338.3 lps <text:s text:c="2"/>(10.0 s, 7 samples)</text:p>
          </table:table-cell>
          <table:table-cell office:value-type="string" calcext:value-type="string">
            <text:p>Pipe-based Context Switching <text:s text:c="16"/>234420.7 lps <text:s text:c="2"/>(10.0 s, 7 samples)</text:p>
          </table:table-cell>
          <table:table-cell office:value-type="string" calcext:value-type="string">
            <text:p>Pipe-based Context Switching <text:s text:c="16"/>234684.3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5511.6 lps <text:s text:c="2"/>(30.0 s, 2 samples)</text:p>
          </table:table-cell>
          <table:table-cell office:value-type="string" calcext:value-type="string">
            <text:p>Process Creation <text:s text:c="30"/>5659.5 lps <text:s text:c="2"/>(30.0 s, 2 samples)</text:p>
          </table:table-cell>
          <table:table-cell office:value-type="string" calcext:value-type="string">
            <text:p>Process Creation <text:s text:c="30"/>5377.6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14225.6 lpm <text:s text:c="2"/>(60.0 s, 2 samples)</text:p>
          </table:table-cell>
          <table:table-cell office:value-type="string" calcext:value-type="string">
            <text:p>Shell Scripts (1 concurrent) <text:s text:c="17"/>13966.3 lpm <text:s text:c="2"/>(60.0 s, 2 samples)</text:p>
          </table:table-cell>
          <table:table-cell office:value-type="string" calcext:value-type="string">
            <text:p>Shell Scripts (1 concurrent) <text:s text:c="17"/>14444.7 lpm <text:s text:c="2"/>(60.0 s, 2 samples)</text:p>
          </table:table-cell>
        </table:table-row>
        <table:table-row table:style-name="ro3">
          <table:table-cell office:value-type="string" calcext:value-type="string">
            <text:p>Shell Scripts (8 concurrent) <text:s text:c="18"/>3702.1 lpm <text:s text:c="2"/>(60.0 s, 2 samples)</text:p>
          </table:table-cell>
          <table:table-cell office:value-type="string" calcext:value-type="string">
            <text:p>Shell Scripts (8 concurrent) <text:s text:c="18"/>3674.5 lpm <text:s text:c="2"/>(60.0 s, 2 samples)</text:p>
          </table:table-cell>
          <table:table-cell office:value-type="string" calcext:value-type="string">
            <text:p>Shell Scripts (8 concurrent) <text:s text:c="18"/>3684.8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494485.3 lps <text:s text:c="2"/>(10.0 s, 7 samples)</text:p>
          </table:table-cell>
          <table:table-cell office:value-type="string" calcext:value-type="string">
            <text:p>System Call Overhead <text:s text:c="24"/>504907.6 lps <text:s text:c="2"/>(10.0 s, 7 samples)</text:p>
          </table:table-cell>
          <table:table-cell office:value-type="string" calcext:value-type="string">
            <text:p>System Call Overhead <text:s text:c="24"/>504610.4 lps <text:s text:c="2"/>(10.0 s, 7 sampl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4299647.9 <text:s text:c="2"/>4652.9</text:p>
          </table:table-cell>
          <table:table-cell office:value-type="string" calcext:value-type="string">
            <text:p>Dhrystone 2 using register variables <text:s text:c="8"/>116700.0 <text:s text:c="2"/>53543182.0 <text:s text:c="2"/>4588.1</text:p>
          </table:table-cell>
          <table:table-cell office:value-type="string" calcext:value-type="string">
            <text:p>Dhrystone 2 using register variables <text:s text:c="8"/>116700.0 <text:s text:c="2"/>53505320.1 <text:s text:c="2"/>4584.9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529.9 <text:s text:c="2"/>1550.9</text:p>
          </table:table-cell>
          <table:table-cell office:value-type="string" calcext:value-type="string">
            <text:p>Double-Precision Whetstone <text:s text:c="22"/>55.0 <text:s text:c="6"/>8526.8 <text:s text:c="2"/>1550.3</text:p>
          </table:table-cell>
          <table:table-cell office:value-type="string" calcext:value-type="string">
            <text:p>Double-Precision Whetstone <text:s text:c="22"/>55.0 <text:s text:c="6"/>8529.9 <text:s text:c="2"/>1550.9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5815.6 <text:s text:c="2"/>1352.5</text:p>
          </table:table-cell>
          <table:table-cell office:value-type="string" calcext:value-type="string">
            <text:p>Execl Throughput <text:s text:c="32"/>43.0 <text:s text:c="6"/>5811.2 <text:s text:c="2"/>1351.5</text:p>
          </table:table-cell>
          <table:table-cell office:value-type="string" calcext:value-type="string">
            <text:p>Execl Throughput <text:s text:c="32"/>43.0 <text:s text:c="6"/>5738.1 <text:s text:c="2"/>1334.5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723496.9 <text:s text:c="2"/>1827.0</text:p>
          </table:table-cell>
          <table:table-cell office:value-type="string" calcext:value-type="string">
            <text:p>File Copy 1024 bufsize 2000 maxblocks <text:s text:c="9"/>3960.0 <text:s text:c="4"/>730424.3 <text:s text:c="2"/>1844.5</text:p>
          </table:table-cell>
          <table:table-cell office:value-type="string" calcext:value-type="string">
            <text:p>File Copy 1024 bufsize 2000 maxblocks <text:s text:c="9"/>3960.0 <text:s text:c="4"/>714002.7 <text:s text:c="2"/>1803.0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183928.4 <text:s text:c="2"/>1111.4</text:p>
          </table:table-cell>
          <table:table-cell office:value-type="string" calcext:value-type="string">
            <text:p>File Copy 256 bufsize 500 maxblocks <text:s text:c="11"/>1655.0 <text:s text:c="4"/>186320.9 <text:s text:c="2"/>1125.8</text:p>
          </table:table-cell>
          <table:table-cell office:value-type="string" calcext:value-type="string">
            <text:p>File Copy 256 bufsize 500 maxblocks <text:s text:c="11"/>1655.0 <text:s text:c="4"/>186364.0 <text:s text:c="2"/>1126.1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143572.4 <text:s text:c="2"/>3695.8</text:p>
          </table:table-cell>
          <table:table-cell office:value-type="string" calcext:value-type="string">
            <text:p>File Copy 4096 bufsize 8000 maxblocks <text:s text:c="9"/>5800.0 <text:s text:c="3"/>2155116.8 <text:s text:c="2"/>3715.7</text:p>
          </table:table-cell>
          <table:table-cell office:value-type="string" calcext:value-type="string">
            <text:p>File Copy 4096 bufsize 8000 maxblocks <text:s text:c="9"/>5800.0 <text:s text:c="3"/>2112276.2 <text:s text:c="2"/>3641.9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884092.2 <text:s text:c="3"/>710.7</text:p>
          </table:table-cell>
          <table:table-cell office:value-type="string" calcext:value-type="string">
            <text:p>Pipe Throughput <text:s text:c="30"/>12440.0 <text:s text:c="4"/>898938.7 <text:s text:c="3"/>722.6</text:p>
          </table:table-cell>
          <table:table-cell office:value-type="string" calcext:value-type="string">
            <text:p>Pipe Throughput <text:s text:c="30"/>12440.0 <text:s text:c="4"/>899501.5 <text:s text:c="3"/>723.1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33338.3 <text:s text:c="3"/>583.3</text:p>
          </table:table-cell>
          <table:table-cell office:value-type="string" calcext:value-type="string">
            <text:p>Pipe-based Context Switching <text:s text:c="18"/>4000.0 <text:s text:c="4"/>234420.7 <text:s text:c="3"/>586.1</text:p>
          </table:table-cell>
          <table:table-cell office:value-type="string" calcext:value-type="string">
            <text:p>Pipe-based Context Switching <text:s text:c="18"/>4000.0 <text:s text:c="4"/>234684.3 <text:s text:c="3"/>586.7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5511.6 <text:s text:c="3"/>437.4</text:p>
          </table:table-cell>
          <table:table-cell office:value-type="string" calcext:value-type="string">
            <text:p>Process Creation <text:s text:c="31"/>126.0 <text:s text:c="6"/>5659.5 <text:s text:c="3"/>449.2</text:p>
          </table:table-cell>
          <table:table-cell office:value-type="string" calcext:value-type="string">
            <text:p>Process Creation <text:s text:c="31"/>126.0 <text:s text:c="6"/>5377.6 <text:s text:c="3"/>426.8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14225.6 <text:s text:c="2"/>3355.1</text:p>
          </table:table-cell>
          <table:table-cell office:value-type="string" calcext:value-type="string">
            <text:p>Shell Scripts (1 concurrent) <text:s text:c="20"/>42.4 <text:s text:c="5"/>13966.3 <text:s text:c="2"/>3293.9</text:p>
          </table:table-cell>
          <table:table-cell office:value-type="string" calcext:value-type="string">
            <text:p>Shell Scripts (1 concurrent) <text:s text:c="20"/>42.4 <text:s text:c="5"/>14444.7 <text:s text:c="2"/>3406.8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702.1 <text:s text:c="2"/>6170.1</text:p>
          </table:table-cell>
          <table:table-cell office:value-type="string" calcext:value-type="string">
            <text:p>Shell Scripts (8 concurrent) <text:s text:c="21"/>6.0 <text:s text:c="6"/>3674.5 <text:s text:c="2"/>6124.1</text:p>
          </table:table-cell>
          <table:table-cell office:value-type="string" calcext:value-type="string">
            <text:p>Shell Scripts (8 concurrent) <text:s text:c="21"/>6.0 <text:s text:c="6"/>3684.8 <text:s text:c="2"/>6141.3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494485.3 <text:s text:c="3"/>329.7</text:p>
          </table:table-cell>
          <table:table-cell office:value-type="string" calcext:value-type="string">
            <text:p>System Call Overhead <text:s text:c="25"/>15000.0 <text:s text:c="4"/>504907.6 <text:s text:c="3"/>336.6</text:p>
          </table:table-cell>
          <table:table-cell office:value-type="string" calcext:value-type="string">
            <text:p>System Call Overhead <text:s text:c="25"/>15000.0 <text:s text:c="4"/>504610.4 <text:s text:c="3"/>336.4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455.8</text:p>
          </table:table-cell>
          <table:table-cell office:value-type="string" calcext:value-type="string">
            <text:p>System Benchmarks Index Score <text:s text:c="39"/>1462.6</text:p>
          </table:table-cell>
          <table:table-cell office:value-type="string" calcext:value-type="string">
            <text:p>System Benchmarks Index Score <text:s text:c="39"/>1454.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Benchmark Run: Tue Jan 12 2021 16:49:45 - 17:17:37</text:p>
          </table:table-cell>
          <table:table-cell office:value-type="string" calcext:value-type="string">
            <text:p>Benchmark Run: Tue Jan 12 2021 17:49:03 - 18:16:55</text:p>
          </table:table-cell>
          <table:table-cell office:value-type="string" calcext:value-type="string">
            <text:p>Benchmark Run: Wed Jan 13 2021 10:44:36 - 11:12:28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5"/>204524668.5 lps <text:s text:c="2"/>(10.0 s, 7 samples)</text:p>
          </table:table-cell>
          <table:table-cell office:value-type="string" calcext:value-type="string">
            <text:p>Dhrystone 2 using register variables <text:s text:c="5"/>204554263.0 lps <text:s text:c="2"/>(10.0 s, 7 samples)</text:p>
          </table:table-cell>
          <table:table-cell office:value-type="string" calcext:value-type="string">
            <text:p>Dhrystone 2 using register variables <text:s text:c="5"/>203744833.7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483.5 MWIPS (8.9 s, 7 samples)</text:p>
          </table:table-cell>
          <table:table-cell office:value-type="string" calcext:value-type="string">
            <text:p>Double-Precision Whetstone <text:s text:c="19"/>32480.4 MWIPS (8.9 s, 7 samples)</text:p>
          </table:table-cell>
          <table:table-cell office:value-type="string" calcext:value-type="string">
            <text:p>Double-Precision Whetstone <text:s text:c="19"/>32465.6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17895.0 lps <text:s text:c="2"/>(30.0 s, 2 samples)</text:p>
          </table:table-cell>
          <table:table-cell office:value-type="string" calcext:value-type="string">
            <text:p>Execl Throughput <text:s text:c="29"/>17988.8 lps <text:s text:c="2"/>(29.9 s, 2 samples)</text:p>
          </table:table-cell>
          <table:table-cell office:value-type="string" calcext:value-type="string">
            <text:p>Execl Throughput <text:s text:c="29"/>17936.5 lps <text:s text:c="2"/>(29.9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1701590.8 KBps <text:s/>(30.0 s, 2 samples)</text:p>
          </table:table-cell>
          <table:table-cell office:value-type="string" calcext:value-type="string">
            <text:p>File Copy 1024 bufsize 2000 maxblocks <text:s text:c="6"/>1694569.3 KBps <text:s/>(30.0 s, 2 samples)</text:p>
          </table:table-cell>
          <table:table-cell office:value-type="string" calcext:value-type="string">
            <text:p>File Copy 1024 bufsize 2000 maxblocks <text:s text:c="6"/>1690939.1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450220.1 KBps <text:s/>(30.0 s, 2 samples)</text:p>
          </table:table-cell>
          <table:table-cell office:value-type="string" calcext:value-type="string">
            <text:p>File Copy 256 bufsize 500 maxblocks <text:s text:c="9"/>448045.5 KBps <text:s/>(30.0 s, 2 samples)</text:p>
          </table:table-cell>
          <table:table-cell office:value-type="string" calcext:value-type="string">
            <text:p>File Copy 256 bufsize 500 maxblocks <text:s text:c="9"/>444455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586805.0 KBps <text:s/>(30.0 s, 2 samples)</text:p>
          </table:table-cell>
          <table:table-cell office:value-type="string" calcext:value-type="string">
            <text:p>File Copy 4096 bufsize 8000 maxblocks <text:s text:c="6"/>5523090.1 KBps <text:s/>(30.0 s, 2 samples)</text:p>
          </table:table-cell>
          <table:table-cell office:value-type="string" calcext:value-type="string">
            <text:p>File Copy 4096 bufsize 8000 maxblocks <text:s text:c="6"/>5407604.9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367874.6 lps <text:s text:c="2"/>(10.0 s, 7 samples)</text:p>
          </table:table-cell>
          <table:table-cell office:value-type="string" calcext:value-type="string">
            <text:p>Pipe Throughput <text:s text:c="28"/>3426615.0 lps <text:s text:c="2"/>(10.0 s, 7 samples)</text:p>
          </table:table-cell>
          <table:table-cell office:value-type="string" calcext:value-type="string">
            <text:p>Pipe Throughput <text:s text:c="28"/>3423905.1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13606.9 lps <text:s text:c="2"/>(10.0 s, 7 samples)</text:p>
          </table:table-cell>
          <table:table-cell office:value-type="string" calcext:value-type="string">
            <text:p>Pipe-based Context Switching <text:s text:c="15"/>1021099.4 lps <text:s text:c="2"/>(10.0 s, 7 samples)</text:p>
          </table:table-cell>
          <table:table-cell office:value-type="string" calcext:value-type="string">
            <text:p>Pipe-based Context Switching <text:s text:c="15"/>1021773.1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9133.9 lps <text:s text:c="2"/>(30.0 s, 2 samples)</text:p>
          </table:table-cell>
          <table:table-cell office:value-type="string" calcext:value-type="string">
            <text:p>Process Creation <text:s text:c="29"/>48825.1 lps <text:s text:c="2"/>(30.0 s, 2 samples)</text:p>
          </table:table-cell>
          <table:table-cell office:value-type="string" calcext:value-type="string">
            <text:p>Process Creation <text:s text:c="29"/>49105.6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0241.5 lpm <text:s text:c="2"/>(60.0 s, 2 samples)</text:p>
          </table:table-cell>
          <table:table-cell office:value-type="string" calcext:value-type="string">
            <text:p>Shell Scripts (1 concurrent) <text:s text:c="17"/>30318.2 lpm <text:s text:c="2"/>(60.0 s, 2 samples)</text:p>
          </table:table-cell>
          <table:table-cell office:value-type="string" calcext:value-type="string">
            <text:p>Shell Scripts (1 concurrent) <text:s text:c="17"/>30095.5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413.5 lpm <text:s text:c="2"/>(60.0 s, 2 samples)</text:p>
          </table:table-cell>
          <table:table-cell office:value-type="string" calcext:value-type="string">
            <text:p>Shell Scripts (8 concurrent) <text:s text:c="18"/>4415.1 lpm <text:s text:c="2"/>(60.0 s, 2 samples)</text:p>
          </table:table-cell>
          <table:table-cell office:value-type="string" calcext:value-type="string">
            <text:p>Shell Scripts (8 concurrent) <text:s text:c="18"/>4423.0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1839691.3 lps <text:s text:c="2"/>(10.0 s, 7 samples)</text:p>
          </table:table-cell>
          <table:table-cell office:value-type="string" calcext:value-type="string">
            <text:p>System Call Overhead <text:s text:c="23"/>1878049.6 lps <text:s text:c="2"/>(10.0 s, 7 samples)</text:p>
          </table:table-cell>
          <table:table-cell office:value-type="string" calcext:value-type="string">
            <text:p>System Call Overhead <text:s text:c="23"/>1864944.1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4524668.5 <text:s/>17525.7</text:p>
          </table:table-cell>
          <table:table-cell office:value-type="string" calcext:value-type="string">
            <text:p>Dhrystone 2 using register variables <text:s text:c="8"/>116700.0 <text:s/>204554263.0 <text:s/>17528.2</text:p>
          </table:table-cell>
          <table:table-cell office:value-type="string" calcext:value-type="string">
            <text:p>Dhrystone 2 using register variables <text:s text:c="8"/>116700.0 <text:s/>203744833.7 <text:s/>17458.9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483.5 <text:s text:c="2"/>5906.1</text:p>
          </table:table-cell>
          <table:table-cell office:value-type="string" calcext:value-type="string">
            <text:p>Double-Precision Whetstone <text:s text:c="22"/>55.0 <text:s text:c="5"/>32480.4 <text:s text:c="2"/>5905.5</text:p>
          </table:table-cell>
          <table:table-cell office:value-type="string" calcext:value-type="string">
            <text:p>Double-Precision Whetstone <text:s text:c="22"/>55.0 <text:s text:c="5"/>32465.6 <text:s text:c="2"/>5902.8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17895.0 <text:s text:c="2"/>4161.6</text:p>
          </table:table-cell>
          <table:table-cell office:value-type="string" calcext:value-type="string">
            <text:p>Execl Throughput <text:s text:c="32"/>43.0 <text:s text:c="5"/>17988.8 <text:s text:c="2"/>4183.4</text:p>
          </table:table-cell>
          <table:table-cell office:value-type="string" calcext:value-type="string">
            <text:p>Execl Throughput <text:s text:c="32"/>43.0 <text:s text:c="5"/>17936.5 <text:s text:c="2"/>4171.3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1701590.8 <text:s text:c="2"/>4296.9</text:p>
          </table:table-cell>
          <table:table-cell office:value-type="string" calcext:value-type="string">
            <text:p>File Copy 1024 bufsize 2000 maxblocks <text:s text:c="9"/>3960.0 <text:s text:c="3"/>1694569.3 <text:s text:c="2"/>4279.2</text:p>
          </table:table-cell>
          <table:table-cell office:value-type="string" calcext:value-type="string">
            <text:p>File Copy 1024 bufsize 2000 maxblocks <text:s text:c="9"/>3960.0 <text:s text:c="3"/>1690939.1 <text:s text:c="2"/>4270.0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450220.1 <text:s text:c="2"/>2720.4</text:p>
          </table:table-cell>
          <table:table-cell office:value-type="string" calcext:value-type="string">
            <text:p>File Copy 256 bufsize 500 maxblocks <text:s text:c="11"/>1655.0 <text:s text:c="4"/>448045.5 <text:s text:c="2"/>2707.2</text:p>
          </table:table-cell>
          <table:table-cell office:value-type="string" calcext:value-type="string">
            <text:p>File Copy 256 bufsize 500 maxblocks <text:s text:c="11"/>1655.0 <text:s text:c="4"/>444455.5 <text:s text:c="2"/>2685.5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586805.0 <text:s text:c="2"/>9632.4</text:p>
          </table:table-cell>
          <table:table-cell office:value-type="string" calcext:value-type="string">
            <text:p>File Copy 4096 bufsize 8000 maxblocks <text:s text:c="9"/>5800.0 <text:s text:c="3"/>5523090.1 <text:s text:c="2"/>9522.6</text:p>
          </table:table-cell>
          <table:table-cell office:value-type="string" calcext:value-type="string">
            <text:p>File Copy 4096 bufsize 8000 maxblocks <text:s text:c="9"/>5800.0 <text:s text:c="3"/>5407604.9 <text:s text:c="2"/>9323.5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367874.6 <text:s text:c="2"/>2707.3</text:p>
          </table:table-cell>
          <table:table-cell office:value-type="string" calcext:value-type="string">
            <text:p>Pipe Throughput <text:s text:c="30"/>12440.0 <text:s text:c="3"/>3426615.0 <text:s text:c="2"/>2754.5</text:p>
          </table:table-cell>
          <table:table-cell office:value-type="string" calcext:value-type="string">
            <text:p>Pipe Throughput <text:s text:c="30"/>12440.0 <text:s text:c="3"/>3423905.1 <text:s text:c="2"/>2752.3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13606.9 <text:s text:c="2"/>2534.0</text:p>
          </table:table-cell>
          <table:table-cell office:value-type="string" calcext:value-type="string">
            <text:p>Pipe-based Context Switching <text:s text:c="18"/>4000.0 <text:s text:c="3"/>1021099.4 <text:s text:c="2"/>2552.7</text:p>
          </table:table-cell>
          <table:table-cell office:value-type="string" calcext:value-type="string">
            <text:p>Pipe-based Context Switching <text:s text:c="18"/>4000.0 <text:s text:c="3"/>1021773.1 <text:s text:c="2"/>2554.4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9133.9 <text:s text:c="2"/>3899.5</text:p>
          </table:table-cell>
          <table:table-cell office:value-type="string" calcext:value-type="string">
            <text:p>Process Creation <text:s text:c="31"/>126.0 <text:s text:c="5"/>48825.1 <text:s text:c="2"/>3875.0</text:p>
          </table:table-cell>
          <table:table-cell office:value-type="string" calcext:value-type="string">
            <text:p>Process Creation <text:s text:c="31"/>126.0 <text:s text:c="5"/>49105.6 <text:s text:c="2"/>3897.3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0241.5 <text:s text:c="2"/>7132.4</text:p>
          </table:table-cell>
          <table:table-cell office:value-type="string" calcext:value-type="string">
            <text:p>Shell Scripts (1 concurrent) <text:s text:c="20"/>42.4 <text:s text:c="5"/>30318.2 <text:s text:c="2"/>7150.5</text:p>
          </table:table-cell>
          <table:table-cell office:value-type="string" calcext:value-type="string">
            <text:p>Shell Scripts (1 concurrent) <text:s text:c="20"/>42.4 <text:s text:c="5"/>30095.5 <text:s text:c="2"/>7098.0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413.5 <text:s text:c="2"/>7355.8</text:p>
          </table:table-cell>
          <table:table-cell office:value-type="string" calcext:value-type="string">
            <text:p>Shell Scripts (8 concurrent) <text:s text:c="21"/>6.0 <text:s text:c="6"/>4415.1 <text:s text:c="2"/>7358.5</text:p>
          </table:table-cell>
          <table:table-cell office:value-type="string" calcext:value-type="string">
            <text:p>Shell Scripts (8 concurrent) <text:s text:c="21"/>6.0 <text:s text:c="6"/>4423.0 <text:s text:c="2"/>7371.6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1839691.3 <text:s text:c="2"/>1226.5</text:p>
          </table:table-cell>
          <table:table-cell office:value-type="string" calcext:value-type="string">
            <text:p>System Call Overhead <text:s text:c="25"/>15000.0 <text:s text:c="3"/>1878049.6 <text:s text:c="2"/>1252.0</text:p>
          </table:table-cell>
          <table:table-cell office:value-type="string" calcext:value-type="string">
            <text:p>System Call Overhead <text:s text:c="25"/>15000.0 <text:s text:c="3"/>1864944.1 <text:s text:c="2"/>1243.3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4572.3</text:p>
          </table:table-cell>
          <table:table-cell office:value-type="string" calcext:value-type="string">
            <text:p>System Benchmarks Index Score <text:s text:c="39"/>4582.5</text:p>
          </table:table-cell>
          <table:table-cell office:value-type="string" calcext:value-type="string">
            <text:p>System Benchmarks Index Score <text:s text:c="39"/>4565.1</text:p>
          </table:table-cell>
        </table:table-row>
      </table:table>
      <table:table table:name="server方案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Server方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 Run: Tue Jan 12 2021 14:44:44 - 15:12:35</text:p>
          </table:table-cell>
          <table:table-cell office:value-type="string" calcext:value-type="string">
            <text:p>Benchmark Run: Wed Jan 13 2021 16:56:39 - 17:24:30</text:p>
          </table:table-cell>
          <table:table-cell office:value-type="string" calcext:value-type="string">
            <text:p>Benchmark Run: Wed Jan 13 2021 18:08:19 - 18:36:09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6"/>53930957.7 lps <text:s text:c="2"/>(10.0 s, 7 samples)</text:p>
          </table:table-cell>
          <table:table-cell office:value-type="string" calcext:value-type="string">
            <text:p>Dhrystone 2 using register variables <text:s text:c="6"/>53326923.0 lps <text:s text:c="2"/>(10.0 s, 7 samples)</text:p>
          </table:table-cell>
          <table:table-cell office:value-type="string" calcext:value-type="string">
            <text:p>Dhrystone 2 using register variables <text:s text:c="6"/>53770572.6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507.7 MWIPS (8.9 s, 7 samples)</text:p>
          </table:table-cell>
          <table:table-cell office:value-type="string" calcext:value-type="string">
            <text:p>Double-Precision Whetstone <text:s text:c="20"/>8529.1 MWIPS (8.9 s, 7 samples)</text:p>
          </table:table-cell>
          <table:table-cell office:value-type="string" calcext:value-type="string">
            <text:p>Double-Precision Whetstone <text:s text:c="20"/>8528.4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5808.0 lps <text:s text:c="2"/>(30.0 s, 2 samples)</text:p>
          </table:table-cell>
          <table:table-cell office:value-type="string" calcext:value-type="string">
            <text:p>Execl Throughput <text:s text:c="30"/>5798.2 lps <text:s text:c="2"/>(30.0 s, 2 samples)</text:p>
          </table:table-cell>
          <table:table-cell office:value-type="string" calcext:value-type="string">
            <text:p>Execl Throughput <text:s text:c="30"/>5809.9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729087.7 KBps <text:s/>(30.0 s, 2 samples)</text:p>
          </table:table-cell>
          <table:table-cell office:value-type="string" calcext:value-type="string">
            <text:p>File Copy 1024 bufsize 2000 maxblocks <text:s text:c="7"/>723813.9 KBps <text:s/>(30.0 s, 2 samples)</text:p>
          </table:table-cell>
          <table:table-cell office:value-type="string" calcext:value-type="string">
            <text:p>File Copy 1024 bufsize 2000 maxblocks <text:s text:c="7"/>719876.9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185963.3 KBps <text:s/>(30.0 s, 2 samples)</text:p>
          </table:table-cell>
          <table:table-cell office:value-type="string" calcext:value-type="string">
            <text:p>File Copy 256 bufsize 500 maxblocks <text:s text:c="9"/>184671.2 KBps <text:s/>(30.0 s, 2 samples)</text:p>
          </table:table-cell>
          <table:table-cell office:value-type="string" calcext:value-type="string">
            <text:p>File Copy 256 bufsize 500 maxblocks <text:s text:c="9"/>184715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167586.5 KBps <text:s/>(30.0 s, 2 samples)</text:p>
          </table:table-cell>
          <table:table-cell office:value-type="string" calcext:value-type="string">
            <text:p>File Copy 4096 bufsize 8000 maxblocks <text:s text:c="6"/>2148300.0 KBps <text:s/>(30.0 s, 2 samples)</text:p>
          </table:table-cell>
          <table:table-cell office:value-type="string" calcext:value-type="string">
            <text:p>File Copy 4096 bufsize 8000 maxblocks <text:s text:c="6"/>2114376.1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894134.0 lps <text:s text:c="2"/>(10.0 s, 7 samples)</text:p>
          </table:table-cell>
          <table:table-cell office:value-type="string" calcext:value-type="string">
            <text:p>Pipe Throughput <text:s text:c="29"/>884480.4 lps <text:s text:c="2"/>(10.0 s, 7 samples)</text:p>
          </table:table-cell>
          <table:table-cell office:value-type="string" calcext:value-type="string">
            <text:p>Pipe Throughput <text:s text:c="29"/>891181.8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34009.7 lps <text:s text:c="2"/>(10.0 s, 7 samples)</text:p>
          </table:table-cell>
          <table:table-cell office:value-type="string" calcext:value-type="string">
            <text:p>Pipe-based Context Switching <text:s text:c="16"/>234004.6 lps <text:s text:c="2"/>(10.0 s, 7 samples)</text:p>
          </table:table-cell>
          <table:table-cell office:value-type="string" calcext:value-type="string">
            <text:p>Pipe-based Context Switching <text:s text:c="16"/>234916.4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5333.9 lps <text:s text:c="2"/>(30.0 s, 2 samples)</text:p>
          </table:table-cell>
          <table:table-cell office:value-type="string" calcext:value-type="string">
            <text:p>Process Creation <text:s text:c="29"/>12569.7 lps <text:s text:c="2"/>(30.0 s, 2 samples)</text:p>
          </table:table-cell>
          <table:table-cell office:value-type="string" calcext:value-type="string">
            <text:p>Process Creation <text:s text:c="30"/>5634.9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13537.2 lpm <text:s text:c="2"/>(60.0 s, 2 samples)</text:p>
          </table:table-cell>
          <table:table-cell office:value-type="string" calcext:value-type="string">
            <text:p>Shell Scripts (1 concurrent) <text:s text:c="17"/>15160.4 lpm <text:s text:c="2"/>(60.0 s, 2 samples)</text:p>
          </table:table-cell>
          <table:table-cell office:value-type="string" calcext:value-type="string">
            <text:p>Shell Scripts (1 concurrent) <text:s text:c="17"/>15011.4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723.6 lpm <text:s text:c="2"/>(60.0 s, 2 samples)</text:p>
          </table:table-cell>
          <table:table-cell office:value-type="string" calcext:value-type="string">
            <text:p>Shell Scripts (8 concurrent) <text:s text:c="18"/>3682.9 lpm <text:s text:c="2"/>(60.0 s, 2 samples)</text:p>
          </table:table-cell>
          <table:table-cell office:value-type="string" calcext:value-type="string">
            <text:p>Shell Scripts (8 concurrent) <text:s text:c="18"/>3661.3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506805.8 lps <text:s text:c="2"/>(10.0 s, 7 samples)</text:p>
          </table:table-cell>
          <table:table-cell office:value-type="string" calcext:value-type="string">
            <text:p>System Call Overhead <text:s text:c="24"/>494060.8 lps <text:s text:c="2"/>(10.0 s, 7 samples)</text:p>
          </table:table-cell>
          <table:table-cell office:value-type="string" calcext:value-type="string">
            <text:p>System Call Overhead <text:s text:c="24"/>491904.5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930957.7 <text:s text:c="2"/>4621.3</text:p>
          </table:table-cell>
          <table:table-cell office:value-type="string" calcext:value-type="string">
            <text:p>Dhrystone 2 using register variables <text:s text:c="8"/>116700.0 <text:s text:c="2"/>53326923.0 <text:s text:c="2"/>4569.6</text:p>
          </table:table-cell>
          <table:table-cell office:value-type="string" calcext:value-type="string">
            <text:p>Dhrystone 2 using register variables <text:s text:c="8"/>116700.0 <text:s text:c="2"/>53770572.6 <text:s text:c="2"/>4607.6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507.7 <text:s text:c="2"/>1546.9</text:p>
          </table:table-cell>
          <table:table-cell office:value-type="string" calcext:value-type="string">
            <text:p>Double-Precision Whetstone <text:s text:c="22"/>55.0 <text:s text:c="6"/>8529.1 <text:s text:c="2"/>1550.7</text:p>
          </table:table-cell>
          <table:table-cell office:value-type="string" calcext:value-type="string">
            <text:p>Double-Precision Whetstone <text:s text:c="22"/>55.0 <text:s text:c="6"/>8528.4 <text:s text:c="2"/>1550.6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5808.0 <text:s text:c="2"/>1350.7</text:p>
          </table:table-cell>
          <table:table-cell office:value-type="string" calcext:value-type="string">
            <text:p>Execl Throughput <text:s text:c="32"/>43.0 <text:s text:c="6"/>5798.2 <text:s text:c="2"/>1348.4</text:p>
          </table:table-cell>
          <table:table-cell office:value-type="string" calcext:value-type="string">
            <text:p>Execl Throughput <text:s text:c="32"/>43.0 <text:s text:c="6"/>5809.9 <text:s text:c="2"/>1351.1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729087.7 <text:s text:c="2"/>1841.1</text:p>
          </table:table-cell>
          <table:table-cell office:value-type="string" calcext:value-type="string">
            <text:p>File Copy 1024 bufsize 2000 maxblocks <text:s text:c="9"/>3960.0 <text:s text:c="4"/>723813.9 <text:s text:c="2"/>1827.8</text:p>
          </table:table-cell>
          <table:table-cell office:value-type="string" calcext:value-type="string">
            <text:p>File Copy 1024 bufsize 2000 maxblocks <text:s text:c="9"/>3960.0 <text:s text:c="4"/>719876.9 <text:s text:c="2"/>1817.9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185963.3 <text:s text:c="2"/>1123.6</text:p>
          </table:table-cell>
          <table:table-cell office:value-type="string" calcext:value-type="string">
            <text:p>File Copy 256 bufsize 500 maxblocks <text:s text:c="11"/>1655.0 <text:s text:c="4"/>184671.2 <text:s text:c="2"/>1115.8</text:p>
          </table:table-cell>
          <table:table-cell office:value-type="string" calcext:value-type="string">
            <text:p>File Copy 256 bufsize 500 maxblocks <text:s text:c="11"/>1655.0 <text:s text:c="4"/>184715.5 <text:s text:c="2"/>1116.1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167586.5 <text:s text:c="2"/>3737.2</text:p>
          </table:table-cell>
          <table:table-cell office:value-type="string" calcext:value-type="string">
            <text:p>File Copy 4096 bufsize 8000 maxblocks <text:s text:c="9"/>5800.0 <text:s text:c="3"/>2148300.0 <text:s text:c="2"/>3704.0</text:p>
          </table:table-cell>
          <table:table-cell office:value-type="string" calcext:value-type="string">
            <text:p>File Copy 4096 bufsize 8000 maxblocks <text:s text:c="9"/>5800.0 <text:s text:c="3"/>2114376.1 <text:s text:c="2"/>3645.5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894134.0 <text:s text:c="3"/>718.8</text:p>
          </table:table-cell>
          <table:table-cell office:value-type="string" calcext:value-type="string">
            <text:p>Pipe Throughput <text:s text:c="30"/>12440.0 <text:s text:c="4"/>884480.4 <text:s text:c="3"/>711.0</text:p>
          </table:table-cell>
          <table:table-cell office:value-type="string" calcext:value-type="string">
            <text:p>Pipe Throughput <text:s text:c="30"/>12440.0 <text:s text:c="4"/>891181.8 <text:s text:c="3"/>716.4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34009.7 <text:s text:c="3"/>585.0</text:p>
          </table:table-cell>
          <table:table-cell office:value-type="string" calcext:value-type="string">
            <text:p>Pipe-based Context Switching <text:s text:c="18"/>4000.0 <text:s text:c="4"/>234004.6 <text:s text:c="3"/>585.0</text:p>
          </table:table-cell>
          <table:table-cell office:value-type="string" calcext:value-type="string">
            <text:p>Pipe-based Context Switching <text:s text:c="18"/>4000.0 <text:s text:c="4"/>234916.4 <text:s text:c="3"/>587.3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5333.9 <text:s text:c="3"/>423.3</text:p>
          </table:table-cell>
          <table:table-cell office:value-type="string" calcext:value-type="string">
            <text:p>Process Creation <text:s text:c="31"/>126.0 <text:s text:c="5"/>12569.7 <text:s text:c="3"/>997.6</text:p>
          </table:table-cell>
          <table:table-cell office:value-type="string" calcext:value-type="string">
            <text:p>Process Creation <text:s text:c="31"/>126.0 <text:s text:c="6"/>5634.9 <text:s text:c="3"/>447.2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13537.2 <text:s text:c="2"/>3192.7</text:p>
          </table:table-cell>
          <table:table-cell office:value-type="string" calcext:value-type="string">
            <text:p>Shell Scripts (1 concurrent) <text:s text:c="20"/>42.4 <text:s text:c="5"/>15160.4 <text:s text:c="2"/>3575.6</text:p>
          </table:table-cell>
          <table:table-cell office:value-type="string" calcext:value-type="string">
            <text:p>Shell Scripts (1 concurrent) <text:s text:c="20"/>42.4 <text:s text:c="5"/>15011.4 <text:s text:c="2"/>3540.4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723.6 <text:s text:c="2"/>6206.0</text:p>
          </table:table-cell>
          <table:table-cell office:value-type="string" calcext:value-type="string">
            <text:p>Shell Scripts (8 concurrent) <text:s text:c="21"/>6.0 <text:s text:c="6"/>3682.9 <text:s text:c="2"/>6138.1</text:p>
          </table:table-cell>
          <table:table-cell office:value-type="string" calcext:value-type="string">
            <text:p>Shell Scripts (8 concurrent) <text:s text:c="21"/>6.0 <text:s text:c="6"/>3661.3 <text:s text:c="2"/>6102.1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506805.8 <text:s text:c="3"/>337.9</text:p>
          </table:table-cell>
          <table:table-cell office:value-type="string" calcext:value-type="string">
            <text:p>System Call Overhead <text:s text:c="25"/>15000.0 <text:s text:c="4"/>494060.8 <text:s text:c="3"/>329.4</text:p>
          </table:table-cell>
          <table:table-cell office:value-type="string" calcext:value-type="string">
            <text:p>System Call Overhead <text:s text:c="25"/>15000.0 <text:s text:c="4"/>491904.5 <text:s text:c="3"/>327.9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453.6</text:p>
          </table:table-cell>
          <table:table-cell office:value-type="string" calcext:value-type="string">
            <text:p>System Benchmarks Index Score <text:s text:c="39"/>1565.4</text:p>
          </table:table-cell>
          <table:table-cell office:value-type="string" calcext:value-type="string">
            <text:p>System Benchmarks Index Score <text:s text:c="39"/>1461.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Benchmark Run: Tue Jan 12 2021 15:12:35 - 15:40:26</text:p>
          </table:table-cell>
          <table:table-cell office:value-type="string" calcext:value-type="string">
            <text:p>Benchmark Run: Wed Jan 13 2021 17:24:30 - 17:52:22</text:p>
          </table:table-cell>
          <table:table-cell office:value-type="string" calcext:value-type="string">
            <text:p>Benchmark Run: Wed Jan 13 2021 18:36:09 - 19:04:01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5"/>204304432.5 lps <text:s text:c="2"/>(10.0 s, 7 samples)</text:p>
          </table:table-cell>
          <table:table-cell office:value-type="string" calcext:value-type="string">
            <text:p>Dhrystone 2 using register variables <text:s text:c="5"/>203842543.3 lps <text:s text:c="2"/>(10.0 s, 7 samples)</text:p>
          </table:table-cell>
          <table:table-cell office:value-type="string" calcext:value-type="string">
            <text:p>Dhrystone 2 using register variables <text:s text:c="5"/>203993715.6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476.7 MWIPS (8.9 s, 7 samples)</text:p>
          </table:table-cell>
          <table:table-cell office:value-type="string" calcext:value-type="string">
            <text:p>Double-Precision Whetstone <text:s text:c="19"/>32467.8 MWIPS (8.9 s, 7 samples)</text:p>
          </table:table-cell>
          <table:table-cell office:value-type="string" calcext:value-type="string">
            <text:p>Double-Precision Whetstone <text:s text:c="19"/>32483.5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18029.5 lps <text:s text:c="2"/>(30.0 s, 2 samples)</text:p>
          </table:table-cell>
          <table:table-cell office:value-type="string" calcext:value-type="string">
            <text:p>Execl Throughput <text:s text:c="29"/>17933.9 lps <text:s text:c="2"/>(29.9 s, 2 samples)</text:p>
          </table:table-cell>
          <table:table-cell office:value-type="string" calcext:value-type="string">
            <text:p>Execl Throughput <text:s text:c="29"/>17980.5 lps <text:s text:c="2"/>(29.9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1689771.6 KBps <text:s/>(30.0 s, 2 samples)</text:p>
          </table:table-cell>
          <table:table-cell office:value-type="string" calcext:value-type="string">
            <text:p>File Copy 1024 bufsize 2000 maxblocks <text:s text:c="6"/>1734299.9 KBps <text:s/>(30.0 s, 2 samples)</text:p>
          </table:table-cell>
          <table:table-cell office:value-type="string" calcext:value-type="string">
            <text:p>File Copy 1024 bufsize 2000 maxblocks <text:s text:c="6"/>1670655.8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439496.4 KBps <text:s/>(30.0 s, 2 samples)</text:p>
          </table:table-cell>
          <table:table-cell office:value-type="string" calcext:value-type="string">
            <text:p>File Copy 256 bufsize 500 maxblocks <text:s text:c="9"/>451849.5 KBps <text:s/>(30.0 s, 2 samples)</text:p>
          </table:table-cell>
          <table:table-cell office:value-type="string" calcext:value-type="string">
            <text:p>File Copy 256 bufsize 500 maxblocks <text:s text:c="9"/>445787.4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285557.7 KBps <text:s/>(30.0 s, 2 samples)</text:p>
          </table:table-cell>
          <table:table-cell office:value-type="string" calcext:value-type="string">
            <text:p>File Copy 4096 bufsize 8000 maxblocks <text:s text:c="6"/>5535618.8 KBps <text:s/>(30.0 s, 2 samples)</text:p>
          </table:table-cell>
          <table:table-cell office:value-type="string" calcext:value-type="string">
            <text:p>File Copy 4096 bufsize 8000 maxblocks <text:s text:c="6"/>5442954.4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416821.9 lps <text:s text:c="2"/>(10.0 s, 7 samples)</text:p>
          </table:table-cell>
          <table:table-cell office:value-type="string" calcext:value-type="string">
            <text:p>Pipe Throughput <text:s text:c="28"/>3373970.1 lps <text:s text:c="2"/>(10.0 s, 7 samples)</text:p>
          </table:table-cell>
          <table:table-cell office:value-type="string" calcext:value-type="string">
            <text:p>Pipe Throughput <text:s text:c="28"/>3390546.3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22362.1 lps <text:s text:c="2"/>(10.0 s, 7 samples)</text:p>
          </table:table-cell>
          <table:table-cell office:value-type="string" calcext:value-type="string">
            <text:p>Pipe-based Context Switching <text:s text:c="15"/>1017703.9 lps <text:s text:c="2"/>(10.0 s, 7 samples)</text:p>
          </table:table-cell>
          <table:table-cell office:value-type="string" calcext:value-type="string">
            <text:p>Pipe-based Context Switching <text:s text:c="15"/>1018101.1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9403.0 lps <text:s text:c="2"/>(30.0 s, 2 samples)</text:p>
          </table:table-cell>
          <table:table-cell office:value-type="string" calcext:value-type="string">
            <text:p>Process Creation <text:s text:c="29"/>49215.7 lps <text:s text:c="2"/>(30.0 s, 2 samples)</text:p>
          </table:table-cell>
          <table:table-cell office:value-type="string" calcext:value-type="string">
            <text:p>Process Creation <text:s text:c="29"/>49488.7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0260.7 lpm <text:s text:c="2"/>(60.0 s, 2 samples)</text:p>
          </table:table-cell>
          <table:table-cell office:value-type="string" calcext:value-type="string">
            <text:p>Shell Scripts (1 concurrent) <text:s text:c="17"/>30222.4 lpm <text:s text:c="2"/>(60.0 s, 2 samples)</text:p>
          </table:table-cell>
          <table:table-cell office:value-type="string" calcext:value-type="string">
            <text:p>Shell Scripts (1 concurrent) <text:s text:c="17"/>30175.3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415.7 lpm <text:s text:c="2"/>(60.0 s, 2 samples)</text:p>
          </table:table-cell>
          <table:table-cell office:value-type="string" calcext:value-type="string">
            <text:p>Shell Scripts (8 concurrent) <text:s text:c="18"/>4402.6 lpm <text:s text:c="2"/>(60.0 s, 2 samples)</text:p>
          </table:table-cell>
          <table:table-cell office:value-type="string" calcext:value-type="string">
            <text:p>Shell Scripts (8 concurrent) <text:s text:c="18"/>4413.5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1880768.8 lps <text:s text:c="2"/>(10.0 s, 7 samples)</text:p>
          </table:table-cell>
          <table:table-cell office:value-type="string" calcext:value-type="string">
            <text:p>System Call Overhead <text:s text:c="23"/>1831237.4 lps <text:s text:c="2"/>(10.0 s, 7 samples)</text:p>
          </table:table-cell>
          <table:table-cell office:value-type="string" calcext:value-type="string">
            <text:p>System Call Overhead <text:s text:c="23"/>1832675.4 lps <text:s text:c="2"/>(10.0 s, 7 samples)</text:p>
          </table:table-cell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4304432.5 <text:s/>17506.8</text:p>
          </table:table-cell>
          <table:table-cell office:value-type="string" calcext:value-type="string">
            <text:p>Dhrystone 2 using register variables <text:s text:c="8"/>116700.0 <text:s/>203842543.3 <text:s/>17467.2</text:p>
          </table:table-cell>
          <table:table-cell office:value-type="string" calcext:value-type="string">
            <text:p>Dhrystone 2 using register variables <text:s text:c="8"/>116700.0 <text:s/>203993715.6 <text:s/>17480.2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476.7 <text:s text:c="2"/>5904.9</text:p>
          </table:table-cell>
          <table:table-cell office:value-type="string" calcext:value-type="string">
            <text:p>Double-Precision Whetstone <text:s text:c="22"/>55.0 <text:s text:c="5"/>32467.8 <text:s text:c="2"/>5903.2</text:p>
          </table:table-cell>
          <table:table-cell office:value-type="string" calcext:value-type="string">
            <text:p>Double-Precision Whetstone <text:s text:c="22"/>55.0 <text:s text:c="5"/>32483.5 <text:s text:c="2"/>5906.1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18029.5 <text:s text:c="2"/>4192.9</text:p>
          </table:table-cell>
          <table:table-cell office:value-type="string" calcext:value-type="string">
            <text:p>Execl Throughput <text:s text:c="32"/>43.0 <text:s text:c="5"/>17933.9 <text:s text:c="2"/>4170.7</text:p>
          </table:table-cell>
          <table:table-cell office:value-type="string" calcext:value-type="string">
            <text:p>Execl Throughput <text:s text:c="32"/>43.0 <text:s text:c="5"/>17980.5 <text:s text:c="2"/>4181.5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1689771.6 <text:s text:c="2"/>4267.1</text:p>
          </table:table-cell>
          <table:table-cell office:value-type="string" calcext:value-type="string">
            <text:p>File Copy 1024 bufsize 2000 maxblocks <text:s text:c="9"/>3960.0 <text:s text:c="3"/>1734299.9 <text:s text:c="2"/>4379.5</text:p>
          </table:table-cell>
          <table:table-cell office:value-type="string" calcext:value-type="string">
            <text:p>File Copy 1024 bufsize 2000 maxblocks <text:s text:c="9"/>3960.0 <text:s text:c="3"/>1670655.8 <text:s text:c="2"/>4218.8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439496.4 <text:s text:c="2"/>2655.6</text:p>
          </table:table-cell>
          <table:table-cell office:value-type="string" calcext:value-type="string">
            <text:p>File Copy 256 bufsize 500 maxblocks <text:s text:c="11"/>1655.0 <text:s text:c="4"/>451849.5 <text:s text:c="2"/>2730.2</text:p>
          </table:table-cell>
          <table:table-cell office:value-type="string" calcext:value-type="string">
            <text:p>File Copy 256 bufsize 500 maxblocks <text:s text:c="11"/>1655.0 <text:s text:c="4"/>445787.4 <text:s text:c="2"/>2693.6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285557.7 <text:s text:c="2"/>9113.0</text:p>
          </table:table-cell>
          <table:table-cell office:value-type="string" calcext:value-type="string">
            <text:p>File Copy 4096 bufsize 8000 maxblocks <text:s text:c="9"/>5800.0 <text:s text:c="3"/>5535618.8 <text:s text:c="2"/>9544.2</text:p>
          </table:table-cell>
          <table:table-cell office:value-type="string" calcext:value-type="string">
            <text:p>File Copy 4096 bufsize 8000 maxblocks <text:s text:c="9"/>5800.0 <text:s text:c="3"/>5442954.4 <text:s text:c="2"/>9384.4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416821.9 <text:s text:c="2"/>2746.6</text:p>
          </table:table-cell>
          <table:table-cell office:value-type="string" calcext:value-type="string">
            <text:p>Pipe Throughput <text:s text:c="30"/>12440.0 <text:s text:c="3"/>3373970.1 <text:s text:c="2"/>2712.2</text:p>
          </table:table-cell>
          <table:table-cell office:value-type="string" calcext:value-type="string">
            <text:p>Pipe Throughput <text:s text:c="30"/>12440.0 <text:s text:c="3"/>3390546.3 <text:s text:c="2"/>2725.5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22362.1 <text:s text:c="2"/>2555.9</text:p>
          </table:table-cell>
          <table:table-cell office:value-type="string" calcext:value-type="string">
            <text:p>Pipe-based Context Switching <text:s text:c="18"/>4000.0 <text:s text:c="3"/>1017703.9 <text:s text:c="2"/>2544.3</text:p>
          </table:table-cell>
          <table:table-cell office:value-type="string" calcext:value-type="string">
            <text:p>Pipe-based Context Switching <text:s text:c="18"/>4000.0 <text:s text:c="3"/>1018101.1 <text:s text:c="2"/>2545.3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9403.0 <text:s text:c="2"/>3920.9</text:p>
          </table:table-cell>
          <table:table-cell office:value-type="string" calcext:value-type="string">
            <text:p>Process Creation <text:s text:c="31"/>126.0 <text:s text:c="5"/>49215.7 <text:s text:c="2"/>3906.0</text:p>
          </table:table-cell>
          <table:table-cell office:value-type="string" calcext:value-type="string">
            <text:p>Process Creation <text:s text:c="31"/>126.0 <text:s text:c="5"/>49488.7 <text:s text:c="2"/>3927.7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0260.7 <text:s text:c="2"/>7137.0</text:p>
          </table:table-cell>
          <table:table-cell office:value-type="string" calcext:value-type="string">
            <text:p>Shell Scripts (1 concurrent) <text:s text:c="20"/>42.4 <text:s text:c="5"/>30222.4 <text:s text:c="2"/>7127.9</text:p>
          </table:table-cell>
          <table:table-cell office:value-type="string" calcext:value-type="string">
            <text:p>Shell Scripts (1 concurrent) <text:s text:c="20"/>42.4 <text:s text:c="5"/>30175.3 <text:s text:c="2"/>7116.8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415.7 <text:s text:c="2"/>7359.5</text:p>
          </table:table-cell>
          <table:table-cell office:value-type="string" calcext:value-type="string">
            <text:p>Shell Scripts (8 concurrent) <text:s text:c="21"/>6.0 <text:s text:c="6"/>4402.6 <text:s text:c="2"/>7337.6</text:p>
          </table:table-cell>
          <table:table-cell office:value-type="string" calcext:value-type="string">
            <text:p>Shell Scripts (8 concurrent) <text:s text:c="21"/>6.0 <text:s text:c="6"/>4413.5 <text:s text:c="2"/>7355.8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1880768.8 <text:s text:c="2"/>1253.8</text:p>
          </table:table-cell>
          <table:table-cell office:value-type="string" calcext:value-type="string">
            <text:p>System Call Overhead <text:s text:c="25"/>15000.0 <text:s text:c="3"/>1831237.4 <text:s text:c="2"/>1220.8</text:p>
          </table:table-cell>
          <table:table-cell office:value-type="string" calcext:value-type="string">
            <text:p>System Call Overhead <text:s text:c="25"/>15000.0 <text:s text:c="3"/>1832675.4 <text:s text:c="2"/>1221.8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4561.4</text:p>
          </table:table-cell>
          <table:table-cell office:value-type="string" calcext:value-type="string">
            <text:p>System Benchmarks Index Score <text:s text:c="39"/>4576.7</text:p>
          </table:table-cell>
          <table:table-cell office:value-type="string" calcext:value-type="string">
            <text:p>System Benchmarks Index Score <text:s text:c="39"/>4557.2</text:p>
          </table:table-cell>
        </table:table-row>
      </table:table>
      <table:table table:name="server102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Benchmark Run: 四 1月 14 2021 12:10:18 - 12:38:08</text:p>
          </table:table-cell>
          <table:table-cell office:value-type="string" calcext:value-type="string">
            <text:p>Benchmark Run: 四 1月 14 2021 13:21:43 - 13:49:32</text:p>
          </table:table-cell>
          <table:table-cell office:value-type="string" calcext:value-type="string">
            <text:p>Benchmark Run: 四 1月 14 2021 17:42:34 - 18:10:24</text:p>
          </table:table-cell>
          <table:table-cell office:value-type="string" calcext:value-type="string">
            <text:p>Benchmark Run: 一 1月 18 2021 09:09:08 - 09:36:57</text:p>
          </table:table-cell>
        </table:table-row>
        <table:table-row table:style-name="ro1">
          <table:table-cell table:number-columns-repeated="4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hrystone 2 using register variables <text:s text:c="6"/>53495857.9 lps <text:s text:c="2"/>(10.0 s, 7 samples)</text:p>
          </table:table-cell>
          <table:table-cell office:value-type="string" calcext:value-type="string">
            <text:p>Dhrystone 2 using register variables <text:s text:c="6"/>53085013.9 lps <text:s text:c="2"/>(10.0 s, 7 samples)</text:p>
          </table:table-cell>
          <table:table-cell office:value-type="string" calcext:value-type="string">
            <text:p>Dhrystone 2 using register variables <text:s text:c="6"/>53092168.6 lps <text:s text:c="2"/>(10.0 s, 7 samples)</text:p>
          </table:table-cell>
          <table:table-cell office:value-type="string" calcext:value-type="string">
            <text:p>Dhrystone 2 using register variables <text:s text:c="6"/>53415610.0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454.2 MWIPS (8.9 s, 7 samples)</text:p>
          </table:table-cell>
          <table:table-cell office:value-type="string" calcext:value-type="string">
            <text:p>Double-Precision Whetstone <text:s text:c="20"/>8458.6 MWIPS (8.9 s, 7 samples)</text:p>
          </table:table-cell>
          <table:table-cell office:value-type="string" calcext:value-type="string">
            <text:p>Double-Precision Whetstone <text:s text:c="20"/>8457.1 MWIPS (8.9 s, 7 samples)</text:p>
          </table:table-cell>
          <table:table-cell office:value-type="string" calcext:value-type="string">
            <text:p>Double-Precision Whetstone <text:s text:c="20"/>8453.4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6347.8 lps <text:s text:c="2"/>(30.0 s, 2 samples)</text:p>
          </table:table-cell>
          <table:table-cell office:value-type="string" calcext:value-type="string">
            <text:p>Execl Throughput <text:s text:c="30"/>6353.3 lps <text:s text:c="2"/>(30.0 s, 2 samples)</text:p>
          </table:table-cell>
          <table:table-cell office:value-type="string" calcext:value-type="string">
            <text:p>Execl Throughput <text:s text:c="30"/>6344.6 lps <text:s text:c="2"/>(30.0 s, 2 samples)</text:p>
          </table:table-cell>
          <table:table-cell office:value-type="string" calcext:value-type="string">
            <text:p>Execl Throughput <text:s text:c="30"/>6345.0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815661.3 KBps <text:s/>(30.0 s, 2 samples)</text:p>
          </table:table-cell>
          <table:table-cell office:value-type="string" calcext:value-type="string">
            <text:p>File Copy 1024 bufsize 2000 maxblocks <text:s text:c="7"/>814443.9 KBps <text:s/>(30.0 s, 2 samples)</text:p>
          </table:table-cell>
          <table:table-cell office:value-type="string" calcext:value-type="string">
            <text:p>File Copy 1024 bufsize 2000 maxblocks <text:s text:c="7"/>813870.9 KBps <text:s/>(30.0 s, 2 samples)</text:p>
          </table:table-cell>
          <table:table-cell office:value-type="string" calcext:value-type="string">
            <text:p>File Copy 1024 bufsize 2000 maxblocks <text:s text:c="7"/>812762.0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210674.5 KBps <text:s/>(30.0 s, 2 samples)</text:p>
          </table:table-cell>
          <table:table-cell office:value-type="string" calcext:value-type="string">
            <text:p>File Copy 256 bufsize 500 maxblocks <text:s text:c="9"/>209706.9 KBps <text:s/>(30.0 s, 2 samples)</text:p>
          </table:table-cell>
          <table:table-cell office:value-type="string" calcext:value-type="string">
            <text:p>File Copy 256 bufsize 500 maxblocks <text:s text:c="9"/>210925.0 KBps <text:s/>(30.0 s, 2 samples)</text:p>
          </table:table-cell>
          <table:table-cell office:value-type="string" calcext:value-type="string">
            <text:p>File Copy 256 bufsize 500 maxblocks <text:s text:c="9"/>210139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361029.2 KBps <text:s/>(30.0 s, 2 samples)</text:p>
          </table:table-cell>
          <table:table-cell office:value-type="string" calcext:value-type="string">
            <text:p>File Copy 4096 bufsize 8000 maxblocks <text:s text:c="6"/>2319325.7 KBps <text:s/>(30.0 s, 2 samples)</text:p>
          </table:table-cell>
          <table:table-cell office:value-type="string" calcext:value-type="string">
            <text:p>File Copy 4096 bufsize 8000 maxblocks <text:s text:c="6"/>2339712.2 KBps <text:s/>(30.0 s, 2 samples)</text:p>
          </table:table-cell>
          <table:table-cell office:value-type="string" calcext:value-type="string">
            <text:p>File Copy 4096 bufsize 8000 maxblocks <text:s text:c="6"/>2335775.9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984516.1 lps <text:s text:c="2"/>(10.0 s, 7 samples)</text:p>
          </table:table-cell>
          <table:table-cell office:value-type="string" calcext:value-type="string">
            <text:p>Pipe Throughput <text:s text:c="29"/>985586.5 lps <text:s text:c="2"/>(10.0 s, 7 samples)</text:p>
          </table:table-cell>
          <table:table-cell office:value-type="string" calcext:value-type="string">
            <text:p>Pipe Throughput <text:s text:c="29"/>983879.0 lps <text:s text:c="2"/>(10.0 s, 7 samples)</text:p>
          </table:table-cell>
          <table:table-cell office:value-type="string" calcext:value-type="string">
            <text:p>Pipe Throughput <text:s text:c="29"/>982862.8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41425.8 lps <text:s text:c="2"/>(10.0 s, 7 samples)</text:p>
          </table:table-cell>
          <table:table-cell office:value-type="string" calcext:value-type="string">
            <text:p>Pipe-based Context Switching <text:s text:c="16"/>242150.0 lps <text:s text:c="2"/>(10.0 s, 7 samples)</text:p>
          </table:table-cell>
          <table:table-cell office:value-type="string" calcext:value-type="string">
            <text:p>Pipe-based Context Switching <text:s text:c="16"/>241819.5 lps <text:s text:c="2"/>(10.0 s, 7 samples)</text:p>
          </table:table-cell>
          <table:table-cell office:value-type="string" calcext:value-type="string">
            <text:p>Pipe-based Context Switching <text:s text:c="16"/>242586.8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4755.5 lps <text:s text:c="2"/>(30.0 s, 2 samples)</text:p>
          </table:table-cell>
          <table:table-cell office:value-type="string" calcext:value-type="string">
            <text:p>Process Creation <text:s text:c="30"/>4846.0 lps <text:s text:c="2"/>(30.0 s, 2 samples)</text:p>
          </table:table-cell>
          <table:table-cell office:value-type="string" calcext:value-type="string">
            <text:p>Process Creation <text:s text:c="30"/>4756.9 lps <text:s text:c="2"/>(30.0 s, 2 samples)</text:p>
          </table:table-cell>
          <table:table-cell office:value-type="string" calcext:value-type="string">
            <text:p>Process Creation <text:s text:c="30"/>5487.3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8"/>4744.4 lpm <text:s text:c="2"/>(60.0 s, 2 samples)</text:p>
          </table:table-cell>
          <table:table-cell office:value-type="string" calcext:value-type="string">
            <text:p>Shell Scripts (1 concurrent) <text:s text:c="18"/>4745.9 lpm <text:s text:c="2"/>(60.0 s, 2 samples)</text:p>
          </table:table-cell>
          <table:table-cell office:value-type="string" calcext:value-type="string">
            <text:p>Shell Scripts (1 concurrent) <text:s text:c="18"/>4733.6 lpm <text:s text:c="2"/>(60.0 s, 2 samples)</text:p>
          </table:table-cell>
          <table:table-cell office:value-type="string" calcext:value-type="string">
            <text:p>Shell Scripts (1 concurrent) <text:s text:c="17"/>11321.4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860.6 lpm <text:s text:c="2"/>(60.0 s, 2 samples)</text:p>
          </table:table-cell>
          <table:table-cell office:value-type="string" calcext:value-type="string">
            <text:p>Shell Scripts (8 concurrent) <text:s text:c="18"/>3795.3 lpm <text:s text:c="2"/>(60.0 s, 2 samples)</text:p>
          </table:table-cell>
          <table:table-cell office:value-type="string" calcext:value-type="string">
            <text:p>Shell Scripts (8 concurrent) <text:s text:c="18"/>3870.6 lpm <text:s text:c="2"/>(60.0 s, 2 samples)</text:p>
          </table:table-cell>
          <table:table-cell office:value-type="string" calcext:value-type="string">
            <text:p>Shell Scripts (8 concurrent) <text:s text:c="18"/>3852.6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557779.5 lps <text:s text:c="2"/>(10.0 s, 7 samples)</text:p>
          </table:table-cell>
          <table:table-cell office:value-type="string" calcext:value-type="string">
            <text:p>System Call Overhead <text:s text:c="24"/>558526.2 lps <text:s text:c="2"/>(10.0 s, 7 samples)</text:p>
          </table:table-cell>
          <table:table-cell office:value-type="string" calcext:value-type="string">
            <text:p>System Call Overhead <text:s text:c="24"/>558641.7 lps <text:s text:c="2"/>(10.0 s, 7 samples)</text:p>
          </table:table-cell>
          <table:table-cell office:value-type="string" calcext:value-type="string">
            <text:p>System Call Overhead <text:s text:c="24"/>557171.2 lps <text:s text:c="2"/>(10.0 s, 7 samples)</text:p>
          </table:table-cell>
        </table:table-row>
        <table:table-row table:style-name="ro1">
          <table:table-cell table:number-columns-repeated="4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495857.9 <text:s text:c="2"/>4584.0</text:p>
          </table:table-cell>
          <table:table-cell office:value-type="string" calcext:value-type="string">
            <text:p>Dhrystone 2 using register variables <text:s text:c="8"/>116700.0 <text:s text:c="2"/>53085013.9 <text:s text:c="2"/>4548.8</text:p>
          </table:table-cell>
          <table:table-cell office:value-type="string" calcext:value-type="string">
            <text:p>Dhrystone 2 using register variables <text:s text:c="8"/>116700.0 <text:s text:c="2"/>53092168.6 <text:s text:c="2"/>4549.5</text:p>
          </table:table-cell>
          <table:table-cell office:value-type="string" calcext:value-type="string">
            <text:p>Dhrystone 2 using register variables <text:s text:c="8"/>116700.0 <text:s text:c="2"/>53415610.0 <text:s text:c="2"/>4577.2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454.2 <text:s text:c="2"/>1537.1</text:p>
          </table:table-cell>
          <table:table-cell office:value-type="string" calcext:value-type="string">
            <text:p>Double-Precision Whetstone <text:s text:c="22"/>55.0 <text:s text:c="6"/>8458.6 <text:s text:c="2"/>1537.9</text:p>
          </table:table-cell>
          <table:table-cell office:value-type="string" calcext:value-type="string">
            <text:p>Double-Precision Whetstone <text:s text:c="22"/>55.0 <text:s text:c="6"/>8457.1 <text:s text:c="2"/>1537.7</text:p>
          </table:table-cell>
          <table:table-cell office:value-type="string" calcext:value-type="string">
            <text:p>Double-Precision Whetstone <text:s text:c="22"/>55.0 <text:s text:c="6"/>8453.4 <text:s text:c="2"/>1537.0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6347.8 <text:s text:c="2"/>1476.2</text:p>
          </table:table-cell>
          <table:table-cell office:value-type="string" calcext:value-type="string">
            <text:p>Execl Throughput <text:s text:c="32"/>43.0 <text:s text:c="6"/>6353.3 <text:s text:c="2"/>1477.5</text:p>
          </table:table-cell>
          <table:table-cell office:value-type="string" calcext:value-type="string">
            <text:p>Execl Throughput <text:s text:c="32"/>43.0 <text:s text:c="6"/>6344.6 <text:s text:c="2"/>1475.5</text:p>
          </table:table-cell>
          <table:table-cell office:value-type="string" calcext:value-type="string">
            <text:p>Execl Throughput <text:s text:c="32"/>43.0 <text:s text:c="6"/>6345.0 <text:s text:c="2"/>1475.6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815661.3 <text:s text:c="2"/>2059.8</text:p>
          </table:table-cell>
          <table:table-cell office:value-type="string" calcext:value-type="string">
            <text:p>File Copy 1024 bufsize 2000 maxblocks <text:s text:c="9"/>3960.0 <text:s text:c="4"/>814443.9 <text:s text:c="2"/>2056.7</text:p>
          </table:table-cell>
          <table:table-cell office:value-type="string" calcext:value-type="string">
            <text:p>File Copy 1024 bufsize 2000 maxblocks <text:s text:c="9"/>3960.0 <text:s text:c="4"/>813870.9 <text:s text:c="2"/>2055.2</text:p>
          </table:table-cell>
          <table:table-cell office:value-type="string" calcext:value-type="string">
            <text:p>File Copy 1024 bufsize 2000 maxblocks <text:s text:c="9"/>3960.0 <text:s text:c="4"/>812762.0 <text:s text:c="2"/>2052.4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210674.5 <text:s text:c="2"/>1273.0</text:p>
          </table:table-cell>
          <table:table-cell office:value-type="string" calcext:value-type="string">
            <text:p>File Copy 256 bufsize 500 maxblocks <text:s text:c="11"/>1655.0 <text:s text:c="4"/>209706.9 <text:s text:c="2"/>1267.1</text:p>
          </table:table-cell>
          <table:table-cell office:value-type="string" calcext:value-type="string">
            <text:p>File Copy 256 bufsize 500 maxblocks <text:s text:c="11"/>1655.0 <text:s text:c="4"/>210925.0 <text:s text:c="2"/>1274.5</text:p>
          </table:table-cell>
          <table:table-cell office:value-type="string" calcext:value-type="string">
            <text:p>File Copy 256 bufsize 500 maxblocks <text:s text:c="11"/>1655.0 <text:s text:c="4"/>210139.5 <text:s text:c="2"/>1269.7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361029.2 <text:s text:c="2"/>4070.7</text:p>
          </table:table-cell>
          <table:table-cell office:value-type="string" calcext:value-type="string">
            <text:p>File Copy 4096 bufsize 8000 maxblocks <text:s text:c="9"/>5800.0 <text:s text:c="3"/>2319325.7 <text:s text:c="2"/>3998.8</text:p>
          </table:table-cell>
          <table:table-cell office:value-type="string" calcext:value-type="string">
            <text:p>File Copy 4096 bufsize 8000 maxblocks <text:s text:c="9"/>5800.0 <text:s text:c="3"/>2339712.2 <text:s text:c="2"/>4034.0</text:p>
          </table:table-cell>
          <table:table-cell office:value-type="string" calcext:value-type="string">
            <text:p>File Copy 4096 bufsize 8000 maxblocks <text:s text:c="9"/>5800.0 <text:s text:c="3"/>2335775.9 <text:s text:c="2"/>4027.2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984516.1 <text:s text:c="3"/>791.4</text:p>
          </table:table-cell>
          <table:table-cell office:value-type="string" calcext:value-type="string">
            <text:p>Pipe Throughput <text:s text:c="30"/>12440.0 <text:s text:c="4"/>985586.5 <text:s text:c="3"/>792.3</text:p>
          </table:table-cell>
          <table:table-cell office:value-type="string" calcext:value-type="string">
            <text:p>Pipe Throughput <text:s text:c="30"/>12440.0 <text:s text:c="4"/>983879.0 <text:s text:c="3"/>790.9</text:p>
          </table:table-cell>
          <table:table-cell office:value-type="string" calcext:value-type="string">
            <text:p>Pipe Throughput <text:s text:c="30"/>12440.0 <text:s text:c="4"/>982862.8 <text:s text:c="3"/>790.1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41425.8 <text:s text:c="3"/>603.6</text:p>
          </table:table-cell>
          <table:table-cell office:value-type="string" calcext:value-type="string">
            <text:p>Pipe-based Context Switching <text:s text:c="18"/>4000.0 <text:s text:c="4"/>242150.0 <text:s text:c="3"/>605.4</text:p>
          </table:table-cell>
          <table:table-cell office:value-type="string" calcext:value-type="string">
            <text:p>Pipe-based Context Switching <text:s text:c="18"/>4000.0 <text:s text:c="4"/>241819.5 <text:s text:c="3"/>604.5</text:p>
          </table:table-cell>
          <table:table-cell office:value-type="string" calcext:value-type="string">
            <text:p>Pipe-based Context Switching <text:s text:c="18"/>4000.0 <text:s text:c="4"/>242586.8 <text:s text:c="3"/>606.5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4755.5 <text:s text:c="3"/>377.4</text:p>
          </table:table-cell>
          <table:table-cell office:value-type="string" calcext:value-type="string">
            <text:p>Process Creation <text:s text:c="31"/>126.0 <text:s text:c="6"/>4846.0 <text:s text:c="3"/>384.6</text:p>
          </table:table-cell>
          <table:table-cell office:value-type="string" calcext:value-type="string">
            <text:p>Process Creation <text:s text:c="31"/>126.0 <text:s text:c="6"/>4756.9 <text:s text:c="3"/>377.5</text:p>
          </table:table-cell>
          <table:table-cell office:value-type="string" calcext:value-type="string">
            <text:p>Process Creation <text:s text:c="31"/>126.0 <text:s text:c="6"/>5487.3 <text:s text:c="3"/>435.5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6"/>4744.4 <text:s text:c="2"/>1119.0</text:p>
          </table:table-cell>
          <table:table-cell office:value-type="string" calcext:value-type="string">
            <text:p>Shell Scripts (1 concurrent) <text:s text:c="20"/>42.4 <text:s text:c="6"/>4745.9 <text:s text:c="2"/>1119.3</text:p>
          </table:table-cell>
          <table:table-cell office:value-type="string" calcext:value-type="string">
            <text:p>Shell Scripts (1 concurrent) <text:s text:c="20"/>42.4 <text:s text:c="6"/>4733.6 <text:s text:c="2"/>1116.4</text:p>
          </table:table-cell>
          <table:table-cell office:value-type="string" calcext:value-type="string">
            <text:p>Shell Scripts (1 concurrent) <text:s text:c="20"/>42.4 <text:s text:c="5"/>11321.4 <text:s text:c="2"/>2670.1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860.6 <text:s text:c="2"/>6434.3</text:p>
          </table:table-cell>
          <table:table-cell office:value-type="string" calcext:value-type="string">
            <text:p>Shell Scripts (8 concurrent) <text:s text:c="21"/>6.0 <text:s text:c="6"/>3795.3 <text:s text:c="2"/>6325.5</text:p>
          </table:table-cell>
          <table:table-cell office:value-type="string" calcext:value-type="string">
            <text:p>Shell Scripts (8 concurrent) <text:s text:c="21"/>6.0 <text:s text:c="6"/>3870.6 <text:s text:c="2"/>6451.0</text:p>
          </table:table-cell>
          <table:table-cell office:value-type="string" calcext:value-type="string">
            <text:p>Shell Scripts (8 concurrent) <text:s text:c="21"/>6.0 <text:s text:c="6"/>3852.6 <text:s text:c="2"/>6421.0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557779.5 <text:s text:c="3"/>371.9</text:p>
          </table:table-cell>
          <table:table-cell office:value-type="string" calcext:value-type="string">
            <text:p>System Call Overhead <text:s text:c="25"/>15000.0 <text:s text:c="4"/>558526.2 <text:s text:c="3"/>372.4</text:p>
          </table:table-cell>
          <table:table-cell office:value-type="string" calcext:value-type="string">
            <text:p>System Call Overhead <text:s text:c="25"/>15000.0 <text:s text:c="4"/>558641.7 <text:s text:c="3"/>372.4</text:p>
          </table:table-cell>
          <table:table-cell office:value-type="string" calcext:value-type="string">
            <text:p>System Call Overhead <text:s text:c="25"/>15000.0 <text:s text:c="4"/>557171.2 <text:s text:c="3"/>371.4</text:p>
          </table:table-cell>
        </table:table-row>
        <table:table-row table:style-name="ro1">
          <table:table-cell table:number-columns-repeated="4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393.4</text:p>
          </table:table-cell>
          <table:table-cell office:value-type="string" calcext:value-type="string">
            <text:p>System Benchmarks Index Score <text:s text:c="39"/>1390.8</text:p>
          </table:table-cell>
          <table:table-cell office:value-type="string" calcext:value-type="string">
            <text:p>System Benchmarks Index Score <text:s text:c="39"/>1391.7</text:p>
          </table:table-cell>
          <table:table-cell office:value-type="string" calcext:value-type="string">
            <text:p>System Benchmarks Index Score <text:s text:c="39"/>1513.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Benchmark Run: 四 1月 14 2021 12:38:08 - 13:05:59</text:p>
          </table:table-cell>
          <table:table-cell office:value-type="string" calcext:value-type="string">
            <text:p>Benchmark Run: 四 1月 14 2021 13:49:32 - 14:17:23</text:p>
          </table:table-cell>
          <table:table-cell office:value-type="string" calcext:value-type="string">
            <text:p>Benchmark Run: 四 1月 14 2021 18:10:24 - 18:38:15</text:p>
          </table:table-cell>
          <table:table-cell office:value-type="string" calcext:value-type="string">
            <text:p>Benchmark Run: 一 1月 18 2021 09:36:57 - 10:04:48</text:p>
          </table:table-cell>
        </table:table-row>
        <table:table-row table:style-name="ro1">
          <table:table-cell table:number-columns-repeated="4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hrystone 2 using register variables <text:s text:c="5"/>202825776.6 lps <text:s text:c="2"/>(10.0 s, 7 samples)</text:p>
          </table:table-cell>
          <table:table-cell office:value-type="string" calcext:value-type="string">
            <text:p>Dhrystone 2 using register variables <text:s text:c="5"/>203090882.8 lps <text:s text:c="2"/>(10.0 s, 7 samples)</text:p>
          </table:table-cell>
          <table:table-cell office:value-type="string" calcext:value-type="string">
            <text:p>Dhrystone 2 using register variables <text:s text:c="5"/>203789768.0 lps <text:s text:c="2"/>(10.0 s, 7 samples)</text:p>
          </table:table-cell>
          <table:table-cell office:value-type="string" calcext:value-type="string">
            <text:p>Dhrystone 2 using register variables <text:s text:c="5"/>203328476.6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244.8 MWIPS (8.9 s, 7 samples)</text:p>
          </table:table-cell>
          <table:table-cell office:value-type="string" calcext:value-type="string">
            <text:p>Double-Precision Whetstone <text:s text:c="19"/>32227.8 MWIPS (8.9 s, 7 samples)</text:p>
          </table:table-cell>
          <table:table-cell office:value-type="string" calcext:value-type="string">
            <text:p>Double-Precision Whetstone <text:s text:c="19"/>32246.3 MWIPS (8.9 s, 7 samples)</text:p>
          </table:table-cell>
          <table:table-cell office:value-type="string" calcext:value-type="string">
            <text:p>Double-Precision Whetstone <text:s text:c="19"/>32243.8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22163.7 lps <text:s text:c="2"/>(30.0 s, 2 samples)</text:p>
          </table:table-cell>
          <table:table-cell office:value-type="string" calcext:value-type="string">
            <text:p>Execl Throughput <text:s text:c="29"/>22137.9 lps <text:s text:c="2"/>(30.0 s, 2 samples)</text:p>
          </table:table-cell>
          <table:table-cell office:value-type="string" calcext:value-type="string">
            <text:p>Execl Throughput <text:s text:c="29"/>22189.7 lps <text:s text:c="2"/>(30.0 s, 2 samples)</text:p>
          </table:table-cell>
          <table:table-cell office:value-type="string" calcext:value-type="string">
            <text:p>Execl Throughput <text:s text:c="29"/>22174.1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2197355.6 KBps <text:s/>(30.0 s, 2 samples)</text:p>
          </table:table-cell>
          <table:table-cell office:value-type="string" calcext:value-type="string">
            <text:p>File Copy 1024 bufsize 2000 maxblocks <text:s text:c="6"/>2125517.8 KBps <text:s/>(30.0 s, 2 samples)</text:p>
          </table:table-cell>
          <table:table-cell office:value-type="string" calcext:value-type="string">
            <text:p>File Copy 1024 bufsize 2000 maxblocks <text:s text:c="6"/>1986826.1 KBps <text:s/>(30.0 s, 2 samples)</text:p>
          </table:table-cell>
          <table:table-cell office:value-type="string" calcext:value-type="string">
            <text:p>File Copy 1024 bufsize 2000 maxblocks <text:s text:c="6"/>2215899.5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590139.6 KBps <text:s/>(30.0 s, 2 samples)</text:p>
          </table:table-cell>
          <table:table-cell office:value-type="string" calcext:value-type="string">
            <text:p>File Copy 256 bufsize 500 maxblocks <text:s text:c="9"/>555230.8 KBps <text:s/>(30.0 s, 2 samples)</text:p>
          </table:table-cell>
          <table:table-cell office:value-type="string" calcext:value-type="string">
            <text:p>File Copy 256 bufsize 500 maxblocks <text:s text:c="9"/>526703.4 KBps <text:s/>(30.0 s, 2 samples)</text:p>
          </table:table-cell>
          <table:table-cell office:value-type="string" calcext:value-type="string">
            <text:p>File Copy 256 bufsize 500 maxblocks <text:s text:c="9"/>600826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864957.1 KBps <text:s/>(30.0 s, 2 samples)</text:p>
          </table:table-cell>
          <table:table-cell office:value-type="string" calcext:value-type="string">
            <text:p>File Copy 4096 bufsize 8000 maxblocks <text:s text:c="6"/>5877385.6 KBps <text:s/>(30.0 s, 2 samples)</text:p>
          </table:table-cell>
          <table:table-cell office:value-type="string" calcext:value-type="string">
            <text:p>File Copy 4096 bufsize 8000 maxblocks <text:s text:c="6"/>5715012.1 KBps <text:s/>(30.0 s, 2 samples)</text:p>
          </table:table-cell>
          <table:table-cell office:value-type="string" calcext:value-type="string">
            <text:p>File Copy 4096 bufsize 8000 maxblocks <text:s text:c="6"/>5898224.5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745212.5 lps <text:s text:c="2"/>(10.0 s, 7 samples)</text:p>
          </table:table-cell>
          <table:table-cell office:value-type="string" calcext:value-type="string">
            <text:p>Pipe Throughput <text:s text:c="28"/>3752795.8 lps <text:s text:c="2"/>(10.0 s, 7 samples)</text:p>
          </table:table-cell>
          <table:table-cell office:value-type="string" calcext:value-type="string">
            <text:p>Pipe Throughput <text:s text:c="28"/>3752178.3 lps <text:s text:c="2"/>(10.0 s, 7 samples)</text:p>
          </table:table-cell>
          <table:table-cell office:value-type="string" calcext:value-type="string">
            <text:p>Pipe Throughput <text:s text:c="28"/>3745378.3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87262.9 lps <text:s text:c="2"/>(10.0 s, 7 samples)</text:p>
          </table:table-cell>
          <table:table-cell office:value-type="string" calcext:value-type="string">
            <text:p>Pipe-based Context Switching <text:s text:c="15"/>1088235.4 lps <text:s text:c="2"/>(10.0 s, 7 samples)</text:p>
          </table:table-cell>
          <table:table-cell office:value-type="string" calcext:value-type="string">
            <text:p>Pipe-based Context Switching <text:s text:c="15"/>1089654.1 lps <text:s text:c="2"/>(10.0 s, 7 samples)</text:p>
          </table:table-cell>
          <table:table-cell office:value-type="string" calcext:value-type="string">
            <text:p>Pipe-based Context Switching <text:s text:c="15"/>1088988.0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6877.9 lps <text:s text:c="2"/>(30.0 s, 2 samples)</text:p>
          </table:table-cell>
          <table:table-cell office:value-type="string" calcext:value-type="string">
            <text:p>Process Creation <text:s text:c="29"/>46645.1 lps <text:s text:c="2"/>(30.0 s, 2 samples)</text:p>
          </table:table-cell>
          <table:table-cell office:value-type="string" calcext:value-type="string">
            <text:p>Process Creation <text:s text:c="29"/>46927.6 lps <text:s text:c="2"/>(30.0 s, 2 samples)</text:p>
          </table:table-cell>
          <table:table-cell office:value-type="string" calcext:value-type="string">
            <text:p>Process Creation <text:s text:c="29"/>46385.2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1971.2 lpm <text:s text:c="2"/>(60.0 s, 2 samples)</text:p>
          </table:table-cell>
          <table:table-cell office:value-type="string" calcext:value-type="string">
            <text:p>Shell Scripts (1 concurrent) <text:s text:c="17"/>31892.9 lpm <text:s text:c="2"/>(60.0 s, 2 samples)</text:p>
          </table:table-cell>
          <table:table-cell office:value-type="string" calcext:value-type="string">
            <text:p>Shell Scripts (1 concurrent) <text:s text:c="17"/>31928.8 lpm <text:s text:c="2"/>(60.0 s, 2 samples)</text:p>
          </table:table-cell>
          <table:table-cell office:value-type="string" calcext:value-type="string">
            <text:p>Shell Scripts (1 concurrent) <text:s text:c="17"/>31842.3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705.1 lpm <text:s text:c="2"/>(60.0 s, 2 samples)</text:p>
          </table:table-cell>
          <table:table-cell office:value-type="string" calcext:value-type="string">
            <text:p>Shell Scripts (8 concurrent) <text:s text:c="18"/>4708.1 lpm <text:s text:c="2"/>(60.0 s, 2 samples)</text:p>
          </table:table-cell>
          <table:table-cell office:value-type="string" calcext:value-type="string">
            <text:p>Shell Scripts (8 concurrent) <text:s text:c="18"/>4696.4 lpm <text:s text:c="2"/>(60.0 s, 2 samples)</text:p>
          </table:table-cell>
          <table:table-cell office:value-type="string" calcext:value-type="string">
            <text:p>Shell Scripts (8 concurrent) <text:s text:c="18"/>4685.0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2039642.8 lps <text:s text:c="2"/>(10.0 s, 7 samples)</text:p>
          </table:table-cell>
          <table:table-cell office:value-type="string" calcext:value-type="string">
            <text:p>System Call Overhead <text:s text:c="23"/>2045283.0 lps <text:s text:c="2"/>(10.0 s, 7 samples)</text:p>
          </table:table-cell>
          <table:table-cell office:value-type="string" calcext:value-type="string">
            <text:p>System Call Overhead <text:s text:c="23"/>2039699.4 lps <text:s text:c="2"/>(10.0 s, 7 samples)</text:p>
          </table:table-cell>
          <table:table-cell office:value-type="string" calcext:value-type="string">
            <text:p>System Call Overhead <text:s text:c="23"/>2036904.1 lps <text:s text:c="2"/>(10.0 s, 7 sample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2825776.6 <text:s/>17380.1</text:p>
          </table:table-cell>
          <table:table-cell office:value-type="string" calcext:value-type="string">
            <text:p>Dhrystone 2 using register variables <text:s text:c="8"/>116700.0 <text:s/>203090882.8 <text:s/>17402.8</text:p>
          </table:table-cell>
          <table:table-cell office:value-type="string" calcext:value-type="string">
            <text:p>Dhrystone 2 using register variables <text:s text:c="8"/>116700.0 <text:s/>203789768.0 <text:s/>17462.7</text:p>
          </table:table-cell>
          <table:table-cell office:value-type="string" calcext:value-type="string">
            <text:p>Dhrystone 2 using register variables <text:s text:c="8"/>116700.0 <text:s/>203328476.6 <text:s/>17423.2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244.8 <text:s text:c="2"/>5862.7</text:p>
          </table:table-cell>
          <table:table-cell office:value-type="string" calcext:value-type="string">
            <text:p>Double-Precision Whetstone <text:s text:c="22"/>55.0 <text:s text:c="5"/>32227.8 <text:s text:c="2"/>5859.6</text:p>
          </table:table-cell>
          <table:table-cell office:value-type="string" calcext:value-type="string">
            <text:p>Double-Precision Whetstone <text:s text:c="22"/>55.0 <text:s text:c="5"/>32246.3 <text:s text:c="2"/>5863.0</text:p>
          </table:table-cell>
          <table:table-cell office:value-type="string" calcext:value-type="string">
            <text:p>Double-Precision Whetstone <text:s text:c="22"/>55.0 <text:s text:c="5"/>32243.8 <text:s text:c="2"/>5862.5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22163.7 <text:s text:c="2"/>5154.4</text:p>
          </table:table-cell>
          <table:table-cell office:value-type="string" calcext:value-type="string">
            <text:p>Execl Throughput <text:s text:c="32"/>43.0 <text:s text:c="5"/>22137.9 <text:s text:c="2"/>5148.3</text:p>
          </table:table-cell>
          <table:table-cell office:value-type="string" calcext:value-type="string">
            <text:p>Execl Throughput <text:s text:c="32"/>43.0 <text:s text:c="5"/>22189.7 <text:s text:c="2"/>5160.4</text:p>
          </table:table-cell>
          <table:table-cell office:value-type="string" calcext:value-type="string">
            <text:p>Execl Throughput <text:s text:c="32"/>43.0 <text:s text:c="5"/>22174.1 <text:s text:c="2"/>5156.8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2197355.6 <text:s text:c="2"/>5548.9</text:p>
          </table:table-cell>
          <table:table-cell office:value-type="string" calcext:value-type="string">
            <text:p>File Copy 1024 bufsize 2000 maxblocks <text:s text:c="9"/>3960.0 <text:s text:c="3"/>2125517.8 <text:s text:c="2"/>5367.5</text:p>
          </table:table-cell>
          <table:table-cell office:value-type="string" calcext:value-type="string">
            <text:p>File Copy 1024 bufsize 2000 maxblocks <text:s text:c="9"/>3960.0 <text:s text:c="3"/>1986826.1 <text:s text:c="2"/>5017.2</text:p>
          </table:table-cell>
          <table:table-cell office:value-type="string" calcext:value-type="string">
            <text:p>File Copy 1024 bufsize 2000 maxblocks <text:s text:c="9"/>3960.0 <text:s text:c="3"/>2215899.5 <text:s text:c="2"/>5595.7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590139.6 <text:s text:c="2"/>3565.8</text:p>
          </table:table-cell>
          <table:table-cell office:value-type="string" calcext:value-type="string">
            <text:p>File Copy 256 bufsize 500 maxblocks <text:s text:c="11"/>1655.0 <text:s text:c="4"/>555230.8 <text:s text:c="2"/>3354.9</text:p>
          </table:table-cell>
          <table:table-cell office:value-type="string" calcext:value-type="string">
            <text:p>File Copy 256 bufsize 500 maxblocks <text:s text:c="11"/>1655.0 <text:s text:c="4"/>526703.4 <text:s text:c="2"/>3182.5</text:p>
          </table:table-cell>
          <table:table-cell office:value-type="string" calcext:value-type="string">
            <text:p>File Copy 256 bufsize 500 maxblocks <text:s text:c="11"/>1655.0 <text:s text:c="4"/>600826.5 <text:s text:c="2"/>3630.4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864957.1 <text:s/>10112.0</text:p>
          </table:table-cell>
          <table:table-cell office:value-type="string" calcext:value-type="string">
            <text:p>File Copy 4096 bufsize 8000 maxblocks <text:s text:c="9"/>5800.0 <text:s text:c="3"/>5877385.6 <text:s/>10133.4</text:p>
          </table:table-cell>
          <table:table-cell office:value-type="string" calcext:value-type="string">
            <text:p>File Copy 4096 bufsize 8000 maxblocks <text:s text:c="9"/>5800.0 <text:s text:c="3"/>5715012.1 <text:s text:c="2"/>9853.5</text:p>
          </table:table-cell>
          <table:table-cell office:value-type="string" calcext:value-type="string">
            <text:p>File Copy 4096 bufsize 8000 maxblocks <text:s text:c="9"/>5800.0 <text:s text:c="3"/>5898224.5 <text:s/>10169.4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745212.5 <text:s text:c="2"/>3010.6</text:p>
          </table:table-cell>
          <table:table-cell office:value-type="string" calcext:value-type="string">
            <text:p>Pipe Throughput <text:s text:c="30"/>12440.0 <text:s text:c="3"/>3752795.8 <text:s text:c="2"/>3016.7</text:p>
          </table:table-cell>
          <table:table-cell office:value-type="string" calcext:value-type="string">
            <text:p>Pipe Throughput <text:s text:c="30"/>12440.0 <text:s text:c="3"/>3752178.3 <text:s text:c="2"/>3016.2</text:p>
          </table:table-cell>
          <table:table-cell office:value-type="string" calcext:value-type="string">
            <text:p>Pipe Throughput <text:s text:c="30"/>12440.0 <text:s text:c="3"/>3745378.3 <text:s text:c="2"/>3010.8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87262.9 <text:s text:c="2"/>2718.2</text:p>
          </table:table-cell>
          <table:table-cell office:value-type="string" calcext:value-type="string">
            <text:p>Pipe-based Context Switching <text:s text:c="18"/>4000.0 <text:s text:c="3"/>1088235.4 <text:s text:c="2"/>2720.6</text:p>
          </table:table-cell>
          <table:table-cell office:value-type="string" calcext:value-type="string">
            <text:p>Pipe-based Context Switching <text:s text:c="18"/>4000.0 <text:s text:c="3"/>1089654.1 <text:s text:c="2"/>2724.1</text:p>
          </table:table-cell>
          <table:table-cell office:value-type="string" calcext:value-type="string">
            <text:p>Pipe-based Context Switching <text:s text:c="18"/>4000.0 <text:s text:c="3"/>1088988.0 <text:s text:c="2"/>2722.5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6877.9 <text:s text:c="2"/>3720.5</text:p>
          </table:table-cell>
          <table:table-cell office:value-type="string" calcext:value-type="string">
            <text:p>Process Creation <text:s text:c="31"/>126.0 <text:s text:c="5"/>46645.1 <text:s text:c="2"/>3702.0</text:p>
          </table:table-cell>
          <table:table-cell office:value-type="string" calcext:value-type="string">
            <text:p>Process Creation <text:s text:c="31"/>126.0 <text:s text:c="5"/>46927.6 <text:s text:c="2"/>3724.4</text:p>
          </table:table-cell>
          <table:table-cell office:value-type="string" calcext:value-type="string">
            <text:p>Process Creation <text:s text:c="31"/>126.0 <text:s text:c="5"/>46385.2 <text:s text:c="2"/>3681.4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1971.2 <text:s text:c="2"/>7540.4</text:p>
          </table:table-cell>
          <table:table-cell office:value-type="string" calcext:value-type="string">
            <text:p>Shell Scripts (1 concurrent) <text:s text:c="20"/>42.4 <text:s text:c="5"/>31892.9 <text:s text:c="2"/>7521.9</text:p>
          </table:table-cell>
          <table:table-cell office:value-type="string" calcext:value-type="string">
            <text:p>Shell Scripts (1 concurrent) <text:s text:c="20"/>42.4 <text:s text:c="5"/>31928.8 <text:s text:c="2"/>7530.4</text:p>
          </table:table-cell>
          <table:table-cell office:value-type="string" calcext:value-type="string">
            <text:p>Shell Scripts (1 concurrent) <text:s text:c="20"/>42.4 <text:s text:c="5"/>31842.3 <text:s text:c="2"/>7510.0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705.1 <text:s text:c="2"/>7841.8</text:p>
          </table:table-cell>
          <table:table-cell office:value-type="string" calcext:value-type="string">
            <text:p>Shell Scripts (8 concurrent) <text:s text:c="21"/>6.0 <text:s text:c="6"/>4708.1 <text:s text:c="2"/>7846.8</text:p>
          </table:table-cell>
          <table:table-cell office:value-type="string" calcext:value-type="string">
            <text:p>Shell Scripts (8 concurrent) <text:s text:c="21"/>6.0 <text:s text:c="6"/>4696.4 <text:s text:c="2"/>7827.4</text:p>
          </table:table-cell>
          <table:table-cell office:value-type="string" calcext:value-type="string">
            <text:p>Shell Scripts (8 concurrent) <text:s text:c="21"/>6.0 <text:s text:c="6"/>4685.0 <text:s text:c="2"/>7808.4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2039642.8 <text:s text:c="2"/>1359.8</text:p>
          </table:table-cell>
          <table:table-cell office:value-type="string" calcext:value-type="string">
            <text:p>System Call Overhead <text:s text:c="25"/>15000.0 <text:s text:c="3"/>2045283.0 <text:s text:c="2"/>1363.5</text:p>
          </table:table-cell>
          <table:table-cell office:value-type="string" calcext:value-type="string">
            <text:p>System Call Overhead <text:s text:c="25"/>15000.0 <text:s text:c="3"/>2039699.4 <text:s text:c="2"/>1359.8</text:p>
          </table:table-cell>
          <table:table-cell office:value-type="string" calcext:value-type="string">
            <text:p>System Call Overhead <text:s text:c="25"/>15000.0 <text:s text:c="3"/>2036904.1 <text:s text:c="2"/>1357.9</text:p>
          </table:table-cell>
        </table:table-row>
        <table:table-row table:style-name="ro1">
          <table:table-cell table:number-columns-repeated="4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5021.8</text:p>
          </table:table-cell>
          <table:table-cell office:value-type="string" calcext:value-type="string">
            <text:p>System Benchmarks Index Score <text:s text:c="39"/>4982.8</text:p>
          </table:table-cell>
          <table:table-cell office:value-type="string" calcext:value-type="string">
            <text:p>System Benchmarks Index Score <text:s text:c="39"/>4925.5</text:p>
          </table:table-cell>
          <table:table-cell office:value-type="string" calcext:value-type="string">
            <text:p>System Benchmarks Index Score <text:s text:c="39"/>5028.6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Linux amd-PC 4.19.0-6-server-amd64 #1 SMP Uos 4.19.67-16fou (2020-09-07) x86_64 GNU/Linux</text:p>
          </table:table-cell>
          <table:table-cell table:number-columns-repeated="3"/>
        </table:table-row>
      </table:table>
      <table:table table:name="Server-3009" table:style-name="ta1"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Benchmark Run: 一 1月 18 2021 10:21:20 - 10:49:09</text:p>
          </table:table-cell>
          <table:table-cell office:value-type="string" calcext:value-type="string">
            <text:p>Benchmark Run: 一 1月 18 2021 11:29:49 - 11:57:38</text:p>
          </table:table-cell>
          <table:table-cell office:value-type="string" calcext:value-type="string">
            <text:p>Benchmark Run: 一 1月 18 2021 13:43:14 - 14:11:03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6"/>53249036.6 lps <text:s text:c="2"/>(10.0 s, 7 samples)</text:p>
          </table:table-cell>
          <table:table-cell office:value-type="string" calcext:value-type="string">
            <text:p>Dhrystone 2 using register variables <text:s text:c="6"/>53182510.6 lps <text:s text:c="2"/>(10.0 s, 7 samples)</text:p>
          </table:table-cell>
          <table:table-cell office:value-type="string" calcext:value-type="string">
            <text:p>Dhrystone 2 using register variables <text:s text:c="6"/>53032989.5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468.0 MWIPS (8.9 s, 7 samples)</text:p>
          </table:table-cell>
          <table:table-cell office:value-type="string" calcext:value-type="string">
            <text:p>Double-Precision Whetstone <text:s text:c="20"/>8464.8 MWIPS (8.9 s, 7 samples)</text:p>
          </table:table-cell>
          <table:table-cell office:value-type="string" calcext:value-type="string">
            <text:p>Double-Precision Whetstone <text:s text:c="20"/>8468.2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6448.6 lps <text:s text:c="2"/>(30.0 s, 2 samples)</text:p>
          </table:table-cell>
          <table:table-cell office:value-type="string" calcext:value-type="string">
            <text:p>Execl Throughput <text:s text:c="30"/>6456.2 lps <text:s text:c="2"/>(30.0 s, 2 samples)</text:p>
          </table:table-cell>
          <table:table-cell office:value-type="string" calcext:value-type="string">
            <text:p>Execl Throughput <text:s text:c="30"/>6360.4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816274.3 KBps <text:s/>(30.0 s, 2 samples)</text:p>
          </table:table-cell>
          <table:table-cell office:value-type="string" calcext:value-type="string">
            <text:p>File Copy 1024 bufsize 2000 maxblocks <text:s text:c="7"/>815286.5 KBps <text:s/>(30.0 s, 2 samples)</text:p>
          </table:table-cell>
          <table:table-cell office:value-type="string" calcext:value-type="string">
            <text:p>File Copy 1024 bufsize 2000 maxblocks <text:s text:c="7"/>813227.6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211434.0 KBps <text:s/>(30.0 s, 2 samples)</text:p>
          </table:table-cell>
          <table:table-cell office:value-type="string" calcext:value-type="string">
            <text:p>File Copy 256 bufsize 500 maxblocks <text:s text:c="9"/>211735.4 KBps <text:s/>(30.0 s, 2 samples)</text:p>
          </table:table-cell>
          <table:table-cell office:value-type="string" calcext:value-type="string">
            <text:p>File Copy 256 bufsize 500 maxblocks <text:s text:c="9"/>211530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356422.8 KBps <text:s/>(30.0 s, 2 samples)</text:p>
          </table:table-cell>
          <table:table-cell office:value-type="string" calcext:value-type="string">
            <text:p>File Copy 4096 bufsize 8000 maxblocks <text:s text:c="6"/>2354390.6 KBps <text:s/>(30.0 s, 2 samples)</text:p>
          </table:table-cell>
          <table:table-cell office:value-type="string" calcext:value-type="string">
            <text:p>File Copy 4096 bufsize 8000 maxblocks <text:s text:c="6"/>2357080.5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969575.2 lps <text:s text:c="2"/>(10.0 s, 7 samples)</text:p>
          </table:table-cell>
          <table:table-cell office:value-type="string" calcext:value-type="string">
            <text:p>Pipe Throughput <text:s text:c="29"/>970609.4 lps <text:s text:c="2"/>(10.0 s, 7 samples)</text:p>
          </table:table-cell>
          <table:table-cell office:value-type="string" calcext:value-type="string">
            <text:p>Pipe Throughput <text:s text:c="29"/>969905.9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42342.3 lps <text:s text:c="2"/>(10.0 s, 7 samples)</text:p>
          </table:table-cell>
          <table:table-cell office:value-type="string" calcext:value-type="string">
            <text:p>Pipe-based Context Switching <text:s text:c="16"/>243147.0 lps <text:s text:c="2"/>(10.0 s, 7 samples)</text:p>
          </table:table-cell>
          <table:table-cell office:value-type="string" calcext:value-type="string">
            <text:p>Pipe-based Context Switching <text:s text:c="16"/>248633.0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7302.8 lps <text:s text:c="2"/>(30.0 s, 2 samples)</text:p>
          </table:table-cell>
          <table:table-cell office:value-type="string" calcext:value-type="string">
            <text:p>Process Creation <text:s text:c="30"/>5390.6 lps <text:s text:c="2"/>(30.0 s, 2 samples)</text:p>
          </table:table-cell>
          <table:table-cell office:value-type="string" calcext:value-type="string">
            <text:p>Process Creation <text:s text:c="30"/>5245.4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8"/>4770.6 lpm <text:s text:c="2"/>(60.0 s, 2 samples)</text:p>
          </table:table-cell>
          <table:table-cell office:value-type="string" calcext:value-type="string">
            <text:p>Shell Scripts (1 concurrent) <text:s text:c="18"/>4776.3 lpm <text:s text:c="2"/>(60.0 s, 2 samples)</text:p>
          </table:table-cell>
          <table:table-cell office:value-type="string" calcext:value-type="string">
            <text:p>Shell Scripts (1 concurrent) <text:s text:c="18"/>4752.3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947.6 lpm <text:s text:c="2"/>(60.0 s, 2 samples)</text:p>
          </table:table-cell>
          <table:table-cell office:value-type="string" calcext:value-type="string">
            <text:p>Shell Scripts (8 concurrent) <text:s text:c="18"/>3955.6 lpm <text:s text:c="2"/>(60.0 s, 2 samples)</text:p>
          </table:table-cell>
          <table:table-cell office:value-type="string" calcext:value-type="string">
            <text:p>Shell Scripts (8 concurrent) <text:s text:c="18"/>3923.3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544647.3 lps <text:s text:c="2"/>(10.0 s, 7 samples)</text:p>
          </table:table-cell>
          <table:table-cell office:value-type="string" calcext:value-type="string">
            <text:p>System Call Overhead <text:s text:c="24"/>544728.0 lps <text:s text:c="2"/>(10.0 s, 7 samples)</text:p>
          </table:table-cell>
          <table:table-cell office:value-type="string" calcext:value-type="string">
            <text:p>System Call Overhead <text:s text:c="24"/>544766.1 lps <text:s text:c="2"/>(10.0 s, 7 sampl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249036.6 <text:s text:c="2"/>4562.9</text:p>
          </table:table-cell>
          <table:table-cell office:value-type="string" calcext:value-type="string">
            <text:p>Dhrystone 2 using register variables <text:s text:c="8"/>116700.0 <text:s text:c="2"/>53182510.6 <text:s text:c="2"/>4557.2</text:p>
          </table:table-cell>
          <table:table-cell office:value-type="string" calcext:value-type="string">
            <text:p>Dhrystone 2 using register variables <text:s text:c="8"/>116700.0 <text:s text:c="2"/>53032989.5 <text:s text:c="2"/>4544.4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468.0 <text:s text:c="2"/>1539.6</text:p>
          </table:table-cell>
          <table:table-cell office:value-type="string" calcext:value-type="string">
            <text:p>Double-Precision Whetstone <text:s text:c="22"/>55.0 <text:s text:c="6"/>8464.8 <text:s text:c="2"/>1539.1</text:p>
          </table:table-cell>
          <table:table-cell office:value-type="string" calcext:value-type="string">
            <text:p>Double-Precision Whetstone <text:s text:c="22"/>55.0 <text:s text:c="6"/>8468.2 <text:s text:c="2"/>1539.7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6448.6 <text:s text:c="2"/>1499.7</text:p>
          </table:table-cell>
          <table:table-cell office:value-type="string" calcext:value-type="string">
            <text:p>Execl Throughput <text:s text:c="32"/>43.0 <text:s text:c="6"/>6456.2 <text:s text:c="2"/>1501.4</text:p>
          </table:table-cell>
          <table:table-cell office:value-type="string" calcext:value-type="string">
            <text:p>Execl Throughput <text:s text:c="32"/>43.0 <text:s text:c="6"/>6360.4 <text:s text:c="2"/>1479.2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816274.3 <text:s text:c="2"/>2061.3</text:p>
          </table:table-cell>
          <table:table-cell office:value-type="string" calcext:value-type="string">
            <text:p>File Copy 1024 bufsize 2000 maxblocks <text:s text:c="9"/>3960.0 <text:s text:c="4"/>815286.5 <text:s text:c="2"/>2058.8</text:p>
          </table:table-cell>
          <table:table-cell office:value-type="string" calcext:value-type="string">
            <text:p>File Copy 1024 bufsize 2000 maxblocks <text:s text:c="9"/>3960.0 <text:s text:c="4"/>813227.6 <text:s text:c="2"/>2053.6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211434.0 <text:s text:c="2"/>1277.5</text:p>
          </table:table-cell>
          <table:table-cell office:value-type="string" calcext:value-type="string">
            <text:p>File Copy 256 bufsize 500 maxblocks <text:s text:c="11"/>1655.0 <text:s text:c="4"/>211735.4 <text:s text:c="2"/>1279.4</text:p>
          </table:table-cell>
          <table:table-cell office:value-type="string" calcext:value-type="string">
            <text:p>File Copy 256 bufsize 500 maxblocks <text:s text:c="11"/>1655.0 <text:s text:c="4"/>211530.5 <text:s text:c="2"/>1278.1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356422.8 <text:s text:c="2"/>4062.8</text:p>
          </table:table-cell>
          <table:table-cell office:value-type="string" calcext:value-type="string">
            <text:p>File Copy 4096 bufsize 8000 maxblocks <text:s text:c="9"/>5800.0 <text:s text:c="3"/>2354390.6 <text:s text:c="2"/>4059.3</text:p>
          </table:table-cell>
          <table:table-cell office:value-type="string" calcext:value-type="string">
            <text:p>File Copy 4096 bufsize 8000 maxblocks <text:s text:c="9"/>5800.0 <text:s text:c="3"/>2357080.5 <text:s text:c="2"/>4063.9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969575.2 <text:s text:c="3"/>779.4</text:p>
          </table:table-cell>
          <table:table-cell office:value-type="string" calcext:value-type="string">
            <text:p>Pipe Throughput <text:s text:c="30"/>12440.0 <text:s text:c="4"/>970609.4 <text:s text:c="3"/>780.2</text:p>
          </table:table-cell>
          <table:table-cell office:value-type="string" calcext:value-type="string">
            <text:p>Pipe Throughput <text:s text:c="30"/>12440.0 <text:s text:c="4"/>969905.9 <text:s text:c="3"/>779.7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42342.3 <text:s text:c="3"/>605.9</text:p>
          </table:table-cell>
          <table:table-cell office:value-type="string" calcext:value-type="string">
            <text:p>Pipe-based Context Switching <text:s text:c="18"/>4000.0 <text:s text:c="4"/>243147.0 <text:s text:c="3"/>607.9</text:p>
          </table:table-cell>
          <table:table-cell office:value-type="string" calcext:value-type="string">
            <text:p>Pipe-based Context Switching <text:s text:c="18"/>4000.0 <text:s text:c="4"/>248633.0 <text:s text:c="3"/>621.6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7302.8 <text:s text:c="3"/>579.6</text:p>
          </table:table-cell>
          <table:table-cell office:value-type="string" calcext:value-type="string">
            <text:p>Process Creation <text:s text:c="31"/>126.0 <text:s text:c="6"/>5390.6 <text:s text:c="3"/>427.8</text:p>
          </table:table-cell>
          <table:table-cell office:value-type="string" calcext:value-type="string">
            <text:p>Process Creation <text:s text:c="31"/>126.0 <text:s text:c="6"/>5245.4 <text:s text:c="3"/>416.3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6"/>4770.6 <text:s text:c="2"/>1125.1</text:p>
          </table:table-cell>
          <table:table-cell office:value-type="string" calcext:value-type="string">
            <text:p>Shell Scripts (1 concurrent) <text:s text:c="20"/>42.4 <text:s text:c="6"/>4776.3 <text:s text:c="2"/>1126.5</text:p>
          </table:table-cell>
          <table:table-cell office:value-type="string" calcext:value-type="string">
            <text:p>Shell Scripts (1 concurrent) <text:s text:c="20"/>42.4 <text:s text:c="6"/>4752.3 <text:s text:c="2"/>1120.8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947.6 <text:s text:c="2"/>6579.4</text:p>
          </table:table-cell>
          <table:table-cell office:value-type="string" calcext:value-type="string">
            <text:p>Shell Scripts (8 concurrent) <text:s text:c="21"/>6.0 <text:s text:c="6"/>3955.6 <text:s text:c="2"/>6592.7</text:p>
          </table:table-cell>
          <table:table-cell office:value-type="string" calcext:value-type="string">
            <text:p>Shell Scripts (8 concurrent) <text:s text:c="21"/>6.0 <text:s text:c="6"/>3923.3 <text:s text:c="2"/>6538.8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544647.3 <text:s text:c="3"/>363.1</text:p>
          </table:table-cell>
          <table:table-cell office:value-type="string" calcext:value-type="string">
            <text:p>System Call Overhead <text:s text:c="25"/>15000.0 <text:s text:c="4"/>544728.0 <text:s text:c="3"/>363.2</text:p>
          </table:table-cell>
          <table:table-cell office:value-type="string" calcext:value-type="string">
            <text:p>System Call Overhead <text:s text:c="25"/>15000.0 <text:s text:c="4"/>544766.1 <text:s text:c="3"/>363.2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445.1</text:p>
          </table:table-cell>
          <table:table-cell office:value-type="string" calcext:value-type="string">
            <text:p>System Benchmarks Index Score <text:s text:c="39"/>1409.8</text:p>
          </table:table-cell>
          <table:table-cell office:value-type="string" calcext:value-type="string">
            <text:p>System Benchmarks Index Score <text:s text:c="39"/>1405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------------------------------------------------------------------------</text:p>
          </table:table-cell>
        </table:table-row>
        <table:table-row table:style-name="ro2">
          <table:table-cell office:value-type="string" calcext:value-type="string">
            <text:p>Benchmark Run: 一 1月 18 2021 10:49:09 - 11:17:00</text:p>
          </table:table-cell>
          <table:table-cell office:value-type="string" calcext:value-type="string">
            <text:p>Benchmark Run: 一 1月 18 2021 11:57:38 - 12:25:29</text:p>
          </table:table-cell>
          <table:table-cell office:value-type="string" calcext:value-type="string">
            <text:p>Benchmark Run: 一 1月 18 2021 14:11:03 - 14:38:55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5"/>203299455.8 lps <text:s text:c="2"/>(10.0 s, 7 samples)</text:p>
          </table:table-cell>
          <table:table-cell office:value-type="string" calcext:value-type="string">
            <text:p>Dhrystone 2 using register variables <text:s text:c="5"/>202315010.1 lps <text:s text:c="2"/>(10.0 s, 7 samples)</text:p>
          </table:table-cell>
          <table:table-cell office:value-type="string" calcext:value-type="string">
            <text:p>Dhrystone 2 using register variables <text:s text:c="5"/>203304670.2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237.1 MWIPS (8.9 s, 7 samples)</text:p>
          </table:table-cell>
          <table:table-cell office:value-type="string" calcext:value-type="string">
            <text:p>Double-Precision Whetstone <text:s text:c="19"/>32241.5 MWIPS (8.9 s, 7 samples)</text:p>
          </table:table-cell>
          <table:table-cell office:value-type="string" calcext:value-type="string">
            <text:p>Double-Precision Whetstone <text:s text:c="19"/>32240.6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22689.7 lps <text:s text:c="2"/>(30.0 s, 2 samples)</text:p>
          </table:table-cell>
          <table:table-cell office:value-type="string" calcext:value-type="string">
            <text:p>Execl Throughput <text:s text:c="29"/>22600.4 lps <text:s text:c="2"/>(30.0 s, 2 samples)</text:p>
          </table:table-cell>
          <table:table-cell office:value-type="string" calcext:value-type="string">
            <text:p>Execl Throughput <text:s text:c="29"/>21896.1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2320498.0 KBps <text:s/>(30.0 s, 2 samples)</text:p>
          </table:table-cell>
          <table:table-cell office:value-type="string" calcext:value-type="string">
            <text:p>File Copy 1024 bufsize 2000 maxblocks <text:s text:c="6"/>2343540.7 KBps <text:s/>(30.0 s, 2 samples)</text:p>
          </table:table-cell>
          <table:table-cell office:value-type="string" calcext:value-type="string">
            <text:p>File Copy 1024 bufsize 2000 maxblocks <text:s text:c="6"/>2362942.5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635813.7 KBps <text:s/>(30.0 s, 2 samples)</text:p>
          </table:table-cell>
          <table:table-cell office:value-type="string" calcext:value-type="string">
            <text:p>File Copy 256 bufsize 500 maxblocks <text:s text:c="9"/>637270.1 KBps <text:s/>(30.0 s, 2 samples)</text:p>
          </table:table-cell>
          <table:table-cell office:value-type="string" calcext:value-type="string">
            <text:p>File Copy 256 bufsize 500 maxblocks <text:s text:c="9"/>639474.6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827531.3 KBps <text:s/>(30.0 s, 2 samples)</text:p>
          </table:table-cell>
          <table:table-cell office:value-type="string" calcext:value-type="string">
            <text:p>File Copy 4096 bufsize 8000 maxblocks <text:s text:c="6"/>5870049.0 KBps <text:s/>(30.0 s, 2 samples)</text:p>
          </table:table-cell>
          <table:table-cell office:value-type="string" calcext:value-type="string">
            <text:p>File Copy 4096 bufsize 8000 maxblocks <text:s text:c="6"/>5852047.8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682454.5 lps <text:s text:c="2"/>(10.0 s, 7 samples)</text:p>
          </table:table-cell>
          <table:table-cell office:value-type="string" calcext:value-type="string">
            <text:p>Pipe Throughput <text:s text:c="28"/>3691147.9 lps <text:s text:c="2"/>(10.0 s, 7 samples)</text:p>
          </table:table-cell>
          <table:table-cell office:value-type="string" calcext:value-type="string">
            <text:p>Pipe Throughput <text:s text:c="28"/>3680822.6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93086.4 lps <text:s text:c="2"/>(10.0 s, 7 samples)</text:p>
          </table:table-cell>
          <table:table-cell office:value-type="string" calcext:value-type="string">
            <text:p>Pipe-based Context Switching <text:s text:c="15"/>1091405.5 lps <text:s text:c="2"/>(10.0 s, 7 samples)</text:p>
          </table:table-cell>
          <table:table-cell office:value-type="string" calcext:value-type="string">
            <text:p>Pipe-based Context Switching <text:s text:c="15"/>1091135.7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8240.5 lps <text:s text:c="2"/>(30.0 s, 2 samples)</text:p>
          </table:table-cell>
          <table:table-cell office:value-type="string" calcext:value-type="string">
            <text:p>Process Creation <text:s text:c="29"/>48872.2 lps <text:s text:c="2"/>(30.0 s, 2 samples)</text:p>
          </table:table-cell>
          <table:table-cell office:value-type="string" calcext:value-type="string">
            <text:p>Process Creation <text:s text:c="29"/>47998.8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2281.9 lpm <text:s text:c="2"/>(60.0 s, 2 samples)</text:p>
          </table:table-cell>
          <table:table-cell office:value-type="string" calcext:value-type="string">
            <text:p>Shell Scripts (1 concurrent) <text:s text:c="17"/>32285.8 lpm <text:s text:c="2"/>(60.0 s, 2 samples)</text:p>
          </table:table-cell>
          <table:table-cell office:value-type="string" calcext:value-type="string">
            <text:p>Shell Scripts (1 concurrent) <text:s text:c="17"/>31993.6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749.6 lpm <text:s text:c="2"/>(60.0 s, 2 samples)</text:p>
          </table:table-cell>
          <table:table-cell office:value-type="string" calcext:value-type="string">
            <text:p>Shell Scripts (8 concurrent) <text:s text:c="18"/>4751.2 lpm <text:s text:c="2"/>(60.0 s, 2 samples)</text:p>
          </table:table-cell>
          <table:table-cell office:value-type="string" calcext:value-type="string">
            <text:p>Shell Scripts (8 concurrent) <text:s text:c="18"/>4715.3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2011723.1 lps <text:s text:c="2"/>(10.0 s, 7 samples)</text:p>
          </table:table-cell>
          <table:table-cell office:value-type="string" calcext:value-type="string">
            <text:p>System Call Overhead <text:s text:c="23"/>2022055.7 lps <text:s text:c="2"/>(10.0 s, 7 samples)</text:p>
          </table:table-cell>
          <table:table-cell office:value-type="string" calcext:value-type="string">
            <text:p>System Call Overhead <text:s text:c="23"/>2008812.7 lps <text:s text:c="2"/>(10.0 s, 7 sampl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3299455.8 <text:s/>17420.7</text:p>
          </table:table-cell>
          <table:table-cell office:value-type="string" calcext:value-type="string">
            <text:p>Dhrystone 2 using register variables <text:s text:c="8"/>116700.0 <text:s/>202315010.1 <text:s/>17336.3</text:p>
          </table:table-cell>
          <table:table-cell office:value-type="string" calcext:value-type="string">
            <text:p>Dhrystone 2 using register variables <text:s text:c="8"/>116700.0 <text:s/>203304670.2 <text:s/>17421.1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237.1 <text:s text:c="2"/>5861.3</text:p>
          </table:table-cell>
          <table:table-cell office:value-type="string" calcext:value-type="string">
            <text:p>Double-Precision Whetstone <text:s text:c="22"/>55.0 <text:s text:c="5"/>32241.5 <text:s text:c="2"/>5862.1</text:p>
          </table:table-cell>
          <table:table-cell office:value-type="string" calcext:value-type="string">
            <text:p>Double-Precision Whetstone <text:s text:c="22"/>55.0 <text:s text:c="5"/>32240.6 <text:s text:c="2"/>5861.9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22689.7 <text:s text:c="2"/>5276.7</text:p>
          </table:table-cell>
          <table:table-cell office:value-type="string" calcext:value-type="string">
            <text:p>Execl Throughput <text:s text:c="32"/>43.0 <text:s text:c="5"/>22600.4 <text:s text:c="2"/>5255.9</text:p>
          </table:table-cell>
          <table:table-cell office:value-type="string" calcext:value-type="string">
            <text:p>Execl Throughput <text:s text:c="32"/>43.0 <text:s text:c="5"/>21896.1 <text:s text:c="2"/>5092.1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2320498.0 <text:s text:c="2"/>5859.8</text:p>
          </table:table-cell>
          <table:table-cell office:value-type="string" calcext:value-type="string">
            <text:p>File Copy 1024 bufsize 2000 maxblocks <text:s text:c="9"/>3960.0 <text:s text:c="3"/>2343540.7 <text:s text:c="2"/>5918.0</text:p>
          </table:table-cell>
          <table:table-cell office:value-type="string" calcext:value-type="string">
            <text:p>File Copy 1024 bufsize 2000 maxblocks <text:s text:c="9"/>3960.0 <text:s text:c="3"/>2362942.5 <text:s text:c="2"/>5967.0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635813.7 <text:s text:c="2"/>3841.8</text:p>
          </table:table-cell>
          <table:table-cell office:value-type="string" calcext:value-type="string">
            <text:p>File Copy 256 bufsize 500 maxblocks <text:s text:c="11"/>1655.0 <text:s text:c="4"/>637270.1 <text:s text:c="2"/>3850.6</text:p>
          </table:table-cell>
          <table:table-cell office:value-type="string" calcext:value-type="string">
            <text:p>File Copy 256 bufsize 500 maxblocks <text:s text:c="11"/>1655.0 <text:s text:c="4"/>639474.6 <text:s text:c="2"/>3863.9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827531.3 <text:s/>10047.5</text:p>
          </table:table-cell>
          <table:table-cell office:value-type="string" calcext:value-type="string">
            <text:p>File Copy 4096 bufsize 8000 maxblocks <text:s text:c="9"/>5800.0 <text:s text:c="3"/>5870049.0 <text:s/>10120.8</text:p>
          </table:table-cell>
          <table:table-cell office:value-type="string" calcext:value-type="string">
            <text:p>File Copy 4096 bufsize 8000 maxblocks <text:s text:c="9"/>5800.0 <text:s text:c="3"/>5852047.8 <text:s/>10089.7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682454.5 <text:s text:c="2"/>2960.2</text:p>
          </table:table-cell>
          <table:table-cell office:value-type="string" calcext:value-type="string">
            <text:p>Pipe Throughput <text:s text:c="30"/>12440.0 <text:s text:c="3"/>3691147.9 <text:s text:c="2"/>2967.2</text:p>
          </table:table-cell>
          <table:table-cell office:value-type="string" calcext:value-type="string">
            <text:p>Pipe Throughput <text:s text:c="30"/>12440.0 <text:s text:c="3"/>3680822.6 <text:s text:c="2"/>2958.9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93086.4 <text:s text:c="2"/>2732.7</text:p>
          </table:table-cell>
          <table:table-cell office:value-type="string" calcext:value-type="string">
            <text:p>Pipe-based Context Switching <text:s text:c="18"/>4000.0 <text:s text:c="3"/>1091405.5 <text:s text:c="2"/>2728.5</text:p>
          </table:table-cell>
          <table:table-cell office:value-type="string" calcext:value-type="string">
            <text:p>Pipe-based Context Switching <text:s text:c="18"/>4000.0 <text:s text:c="3"/>1091135.7 <text:s text:c="2"/>2727.8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8240.5 <text:s text:c="2"/>3828.6</text:p>
          </table:table-cell>
          <table:table-cell office:value-type="string" calcext:value-type="string">
            <text:p>Process Creation <text:s text:c="31"/>126.0 <text:s text:c="5"/>48872.2 <text:s text:c="2"/>3878.7</text:p>
          </table:table-cell>
          <table:table-cell office:value-type="string" calcext:value-type="string">
            <text:p>Process Creation <text:s text:c="31"/>126.0 <text:s text:c="5"/>47998.8 <text:s text:c="2"/>3809.4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2281.9 <text:s text:c="2"/>7613.7</text:p>
          </table:table-cell>
          <table:table-cell office:value-type="string" calcext:value-type="string">
            <text:p>Shell Scripts (1 concurrent) <text:s text:c="20"/>42.4 <text:s text:c="5"/>32285.8 <text:s text:c="2"/>7614.6</text:p>
          </table:table-cell>
          <table:table-cell office:value-type="string" calcext:value-type="string">
            <text:p>Shell Scripts (1 concurrent) <text:s text:c="20"/>42.4 <text:s text:c="5"/>31993.6 <text:s text:c="2"/>7545.7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749.6 <text:s text:c="2"/>7916.1</text:p>
          </table:table-cell>
          <table:table-cell office:value-type="string" calcext:value-type="string">
            <text:p>Shell Scripts (8 concurrent) <text:s text:c="21"/>6.0 <text:s text:c="6"/>4751.2 <text:s text:c="2"/>7918.6</text:p>
          </table:table-cell>
          <table:table-cell office:value-type="string" calcext:value-type="string">
            <text:p>Shell Scripts (8 concurrent) <text:s text:c="21"/>6.0 <text:s text:c="6"/>4715.3 <text:s text:c="2"/>7858.8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2011723.1 <text:s text:c="2"/>1341.1</text:p>
          </table:table-cell>
          <table:table-cell office:value-type="string" calcext:value-type="string">
            <text:p>System Call Overhead <text:s text:c="25"/>15000.0 <text:s text:c="3"/>2022055.7 <text:s text:c="2"/>1348.0</text:p>
          </table:table-cell>
          <table:table-cell office:value-type="string" calcext:value-type="string">
            <text:p>System Call Overhead <text:s text:c="25"/>15000.0 <text:s text:c="3"/>2008812.7 <text:s text:c="2"/>1339.2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5093.7</text:p>
          </table:table-cell>
          <table:table-cell office:value-type="string" calcext:value-type="string">
            <text:p>System Benchmarks Index Score <text:s text:c="39"/>5106.5</text:p>
          </table:table-cell>
          <table:table-cell office:value-type="string" calcext:value-type="string">
            <text:p>System Benchmarks Index Score <text:s text:c="39"/>5080.0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# lsblk</text:p>
          </table:table-cell>
          <table:table-cell office:value-type="string" calcext:value-type="string">
            <text:p>~# cat /etc/fstab </text:p>
          </table:table-cell>
          <table:table-cell/>
        </table:table-row>
        <table:table-row table:style-name="ro1">
          <table:table-cell office:value-type="string" calcext:value-type="string">
            <text:p>NAME <text:s text:c="2"/>MAJ:MIN RM <text:s text:c="2"/>SIZE RO TYPE MOUNTPOINT</text:p>
          </table:table-cell>
          <table:table-cell office:value-type="string" calcext:value-type="string">
            <text:p># /dev/sda3</text:p>
          </table:table-cell>
          <table:table-cell/>
        </table:table-row>
        <table:table-row table:style-name="ro1">
          <table:table-cell office:value-type="string" calcext:value-type="string">
            <text:p>sda <text:s text:c="5"/>8:0 <text:s text:c="3"/>0 223.6G <text:s/>0 disk </text:p>
          </table:table-cell>
          <table:table-cell office:value-type="string" calcext:value-type="string">
            <text:p>UUID=ebd6bd33-587f-4e06-b47f-8e281506521c <text:s text:c="6"/>/ <text:s text:c="14"/>xfs <text:s text:c="12"/>rw,relatime,attr2,inode64,noquota <text:s text:c="6"/>0 1</text:p>
          </table:table-cell>
          <table:table-cell/>
        </table:table-row>
        <table:table-row table:style-name="ro1">
          <table:table-cell office:value-type="string" calcext:value-type="string">
            <text:p>├─sda1 <text:s text:c="2"/>8:1 <text:s text:c="3"/>0 <text:s text:c="2"/>300M <text:s/>0 part /boot/e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├─sda2 <text:s text:c="2"/>8:2 <text:s text:c="3"/>0 <text:s text:c="2"/>1.5G <text:s/>0 part /boot</text:p>
          </table:table-cell>
          <table:table-cell office:value-type="string" calcext:value-type="string">
            <text:p># /dev/sda2</text:p>
          </table:table-cell>
          <table:table-cell/>
        </table:table-row>
        <table:table-row table:style-name="ro1">
          <table:table-cell office:value-type="string" calcext:value-type="string">
            <text:p>├─sda3 <text:s text:c="2"/>8:3 <text:s text:c="3"/>0 <text:s/>44.7G <text:s/>0 part /</text:p>
          </table:table-cell>
          <table:table-cell office:value-type="string" calcext:value-type="string">
            <text:p>UUID=4b245aa6-9526-4b04-95c4-3dd9dbc598e9 <text:s text:c="6"/>/boot <text:s text:c="10"/>ext4 <text:s text:c="11"/>rw,relatime <text:s text:c="4"/>0 2</text:p>
          </table:table-cell>
          <table:table-cell/>
        </table:table-row>
        <table:table-row table:style-name="ro1">
          <table:table-cell office:value-type="string" calcext:value-type="string">
            <text:p>├─sda4 <text:s text:c="2"/>8:4 <text:s text:c="3"/>0 142.1G <text:s/>0 part /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├─sda5 <text:s text:c="2"/>8:5 <text:s text:c="3"/>0 <text:s text:c="3"/>24G <text:s/>0 part /recovery</text:p>
          </table:table-cell>
          <table:table-cell office:value-type="string" calcext:value-type="string">
            <text:p># /dev/sda1</text:p>
          </table:table-cell>
          <table:table-cell/>
        </table:table-row>
        <table:table-row table:style-name="ro1">
          <table:table-cell office:value-type="string" calcext:value-type="string">
            <text:p>└─sda6 <text:s text:c="2"/>8:6 <text:s text:c="3"/>0 <text:s text:c="3"/>11G <text:s/>0 part [SWAP]</text:p>
          </table:table-cell>
          <table:table-cell office:value-type="string" calcext:value-type="string">
            <text:p>UUID=13BB-1BD8 <text:s text:c="9"/>/boot/efi <text:s text:c="6"/>vfat <text:s text:c="11"/>rw,relatime,fmask=0022,dmask=0022,codepage=437,iocharset=ascii,shortname=mixed,utf8,errors=remount-ro <text:s text:c="2"/>0 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# /dev/sda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UID=bc4d7096-c996-450e-bc55-86bdf0f10f70 <text:s text:c="6"/>/data <text:s text:c="10"/>xfs <text:s text:c="12"/>rw,relatime,attr2,inode64,noquota <text:s text:c="6"/>0 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sblk -f</text:p>
          </table:table-cell>
          <table:table-cell office:value-type="string" calcext:value-type="string">
            <text:p># /dev/sda5</text:p>
          </table:table-cell>
          <table:table-cell/>
        </table:table-row>
        <table:table-row table:style-name="ro1">
          <table:table-cell office:value-type="string" calcext:value-type="string">
            <text:p>NAME <text:s text:c="2"/>FSTYPE LABEL <text:s text:c="4"/>UUID <text:s text:c="32"/>FSAVAIL FSUSE% MOUNTPOINT</text:p>
          </table:table-cell>
          <table:table-cell office:value-type="string" calcext:value-type="string">
            <text:p>UUID=8ab69af3-8a38-4e46-abdc-c2d9a54bd504 <text:s text:c="6"/>/recovery <text:s text:c="6"/>ext4 <text:s text:c="11"/>rw,relatime <text:s text:c="4"/>0 2</text:p>
          </table:table-cell>
          <table:table-cell/>
        </table:table-row>
        <table:table-row table:style-name="ro1">
          <table:table-cell office:value-type="string" calcext:value-type="string">
            <text:p>sda <text:s text:c="7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├─sda1 vfat <text:s text:c="2"/>EFI <text:s text:c="6"/>13BB-1BD8 <text:s text:c="28"/>292.9M <text:s text:c="4"/>2% /boot/e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├─sda2 ext4 <text:s text:c="2"/>Boot <text:s text:c="5"/>4b245aa6-9526-4b04-95c4-3dd9dbc598e9 <text:s text:c="3"/>1.2G <text:s text:c="3"/>11% /b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├─sda3 xfs <text:s text:c="3"/>Roota <text:s text:c="4"/>ebd6bd33-587f-4e06-b47f-8e281506521c <text:s text:c="2"/>41.7G <text:s text:c="4"/>7% 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├─sda4 xfs <text:s text:c="3"/>_dde_data bc4d7096-c996-450e-bc55-86bdf0f10f70 <text:s/>141.5G <text:s text:c="4"/>0% /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├─sda5 ext4 <text:s text:c="2"/>Backup <text:s text:c="3"/>8ab69af3-8a38-4e46-abdc-c2d9a54bd504 <text:s text:c="2"/>19.1G <text:s text:c="3"/>13% /recovery</text:p>
          </table:table-cell>
          <table:table-cell office:value-type="string" calcext:value-type="string">
            <text:p># /dev/sda6</text:p>
          </table:table-cell>
          <table:table-cell/>
        </table:table-row>
        <table:table-row table:style-name="ro1">
          <table:table-cell office:value-type="string" calcext:value-type="string">
            <text:p>└─sda6 swap <text:s text:c="2"/>SWAP <text:s text:c="5"/>6b053909-d1cd-4eb0-9060-34dccaec3c23 <text:s text:c="15"/>[SWAP]</text:p>
          </table:table-cell>
          <table:table-cell office:value-type="string" calcext:value-type="string">
            <text:p>UUID=6b053909-d1cd-4eb0-9060-34dccaec3c23 <text:s text:c="6"/>none <text:s text:c="11"/>swap <text:s text:c="11"/>defaults,pri=-2 0 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/data/home /home none defaults,bind 0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data/opt /opt none defaults,bind 0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data/root /root none defaults,bind 0 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data/var /var none defaults,bind 0 0</text:p>
          </table:table-cell>
          <table:table-cell/>
        </table:table-row>
      </table:table>
      <table:table table:name="CLI-xf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enchmark Run: Mon Jan 18 2021 18:08:04 - 18:35:53</text:p>
          </table:table-cell>
          <table:table-cell office:value-type="string" calcext:value-type="string">
            <text:p>Benchmark Run: Wed Jan 20 2021 10:42:45 - 11:10:34</text:p>
          </table:table-cell>
          <table:table-cell office:value-type="string" calcext:value-type="string">
            <text:p>Benchmark Run: Wed Jan 20 2021 11:43:18 - 12:11:07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1 parallel copy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6"/>53841068.4 lps <text:s text:c="2"/>(10.0 s, 7 samples)</text:p>
          </table:table-cell>
          <table:table-cell office:value-type="string" calcext:value-type="string">
            <text:p>Dhrystone 2 using register variables <text:s text:c="6"/>53592327.2 lps <text:s text:c="2"/>(10.0 s, 7 samples)</text:p>
          </table:table-cell>
          <table:table-cell office:value-type="string" calcext:value-type="string">
            <text:p>Dhrystone 2 using register variables <text:s text:c="6"/>53619370.6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513.2 MWIPS (8.9 s, 7 samples)</text:p>
          </table:table-cell>
          <table:table-cell office:value-type="string" calcext:value-type="string">
            <text:p>Double-Precision Whetstone <text:s text:c="20"/>8526.8 MWIPS (8.9 s, 7 samples)</text:p>
          </table:table-cell>
          <table:table-cell office:value-type="string" calcext:value-type="string">
            <text:p>Double-Precision Whetstone <text:s text:c="20"/>8525.4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5744.9 lps <text:s text:c="2"/>(30.0 s, 2 samples)</text:p>
          </table:table-cell>
          <table:table-cell office:value-type="string" calcext:value-type="string">
            <text:p>Execl Throughput <text:s text:c="30"/>5779.7 lps <text:s text:c="2"/>(29.9 s, 2 samples)</text:p>
          </table:table-cell>
          <table:table-cell office:value-type="string" calcext:value-type="string">
            <text:p>Execl Throughput <text:s text:c="30"/>5771.3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740223.9 KBps <text:s/>(30.0 s, 2 samples)</text:p>
          </table:table-cell>
          <table:table-cell office:value-type="string" calcext:value-type="string">
            <text:p>File Copy 1024 bufsize 2000 maxblocks <text:s text:c="7"/>741588.7 KBps <text:s/>(30.0 s, 2 samples)</text:p>
          </table:table-cell>
          <table:table-cell office:value-type="string" calcext:value-type="string">
            <text:p>File Copy 1024 bufsize 2000 maxblocks <text:s text:c="7"/>735275.8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193327.7 KBps <text:s/>(30.0 s, 2 samples)</text:p>
          </table:table-cell>
          <table:table-cell office:value-type="string" calcext:value-type="string">
            <text:p>File Copy 256 bufsize 500 maxblocks <text:s text:c="9"/>191611.3 KBps <text:s/>(30.0 s, 2 samples)</text:p>
          </table:table-cell>
          <table:table-cell office:value-type="string" calcext:value-type="string">
            <text:p>File Copy 256 bufsize 500 maxblocks <text:s text:c="9"/>191503.7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205025.3 KBps <text:s/>(30.0 s, 2 samples)</text:p>
          </table:table-cell>
          <table:table-cell office:value-type="string" calcext:value-type="string">
            <text:p>File Copy 4096 bufsize 8000 maxblocks <text:s text:c="6"/>2205476.3 KBps <text:s/>(30.0 s, 2 samples)</text:p>
          </table:table-cell>
          <table:table-cell office:value-type="string" calcext:value-type="string">
            <text:p>File Copy 4096 bufsize 8000 maxblocks <text:s text:c="6"/>2140566.2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898031.2 lps <text:s text:c="2"/>(10.0 s, 7 samples)</text:p>
          </table:table-cell>
          <table:table-cell office:value-type="string" calcext:value-type="string">
            <text:p>Pipe Throughput <text:s text:c="29"/>877351.5 lps <text:s text:c="2"/>(10.0 s, 7 samples)</text:p>
          </table:table-cell>
          <table:table-cell office:value-type="string" calcext:value-type="string">
            <text:p>Pipe Throughput <text:s text:c="29"/>885261.3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33222.3 lps <text:s text:c="2"/>(10.0 s, 7 samples)</text:p>
          </table:table-cell>
          <table:table-cell office:value-type="string" calcext:value-type="string">
            <text:p>Pipe-based Context Switching <text:s text:c="16"/>234019.9 lps <text:s text:c="2"/>(10.0 s, 7 samples)</text:p>
          </table:table-cell>
          <table:table-cell office:value-type="string" calcext:value-type="string">
            <text:p>Pipe-based Context Switching <text:s text:c="16"/>234784.3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4747.5 lps <text:s text:c="2"/>(30.0 s, 2 samples)</text:p>
          </table:table-cell>
          <table:table-cell office:value-type="string" calcext:value-type="string">
            <text:p>Process Creation <text:s text:c="30"/>6496.3 lps <text:s text:c="2"/>(30.0 s, 2 samples)</text:p>
          </table:table-cell>
          <table:table-cell office:value-type="string" calcext:value-type="string">
            <text:p>Process Creation <text:s text:c="30"/>5938.7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10541.9 lpm <text:s text:c="2"/>(60.0 s, 2 samples)</text:p>
          </table:table-cell>
          <table:table-cell office:value-type="string" calcext:value-type="string">
            <text:p>Shell Scripts (1 concurrent) <text:s text:c="18"/>6455.3 lpm <text:s text:c="2"/>(60.0 s, 2 samples)</text:p>
          </table:table-cell>
          <table:table-cell office:value-type="string" calcext:value-type="string">
            <text:p>Shell Scripts (1 concurrent) <text:s text:c="18"/>6176.9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617.7 lpm <text:s text:c="2"/>(60.0 s, 2 samples)</text:p>
          </table:table-cell>
          <table:table-cell office:value-type="string" calcext:value-type="string">
            <text:p>Shell Scripts (8 concurrent) <text:s text:c="18"/>3630.4 lpm <text:s text:c="2"/>(60.0 s, 2 samples)</text:p>
          </table:table-cell>
          <table:table-cell office:value-type="string" calcext:value-type="string">
            <text:p>Shell Scripts (8 concurrent) <text:s text:c="18"/>3568.0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506079.1 lps <text:s text:c="2"/>(10.0 s, 7 samples)</text:p>
          </table:table-cell>
          <table:table-cell office:value-type="string" calcext:value-type="string">
            <text:p>System Call Overhead <text:s text:c="24"/>490676.8 lps <text:s text:c="2"/>(10.0 s, 7 samples)</text:p>
          </table:table-cell>
          <table:table-cell office:value-type="string" calcext:value-type="string">
            <text:p>System Call Overhead <text:s text:c="24"/>490682.4 lps <text:s text:c="2"/>(10.0 s, 7 sampl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841068.4 <text:s text:c="2"/>4613.6</text:p>
          </table:table-cell>
          <table:table-cell office:value-type="string" calcext:value-type="string">
            <text:p>Dhrystone 2 using register variables <text:s text:c="8"/>116700.0 <text:s text:c="2"/>53592327.2 <text:s text:c="2"/>4592.3</text:p>
          </table:table-cell>
          <table:table-cell office:value-type="string" calcext:value-type="string">
            <text:p>Dhrystone 2 using register variables <text:s text:c="8"/>116700.0 <text:s text:c="2"/>53619370.6 <text:s text:c="2"/>4594.6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513.2 <text:s text:c="2"/>1547.9</text:p>
          </table:table-cell>
          <table:table-cell office:value-type="string" calcext:value-type="string">
            <text:p>Double-Precision Whetstone <text:s text:c="22"/>55.0 <text:s text:c="6"/>8526.8 <text:s text:c="2"/>1550.3</text:p>
          </table:table-cell>
          <table:table-cell office:value-type="string" calcext:value-type="string">
            <text:p>Double-Precision Whetstone <text:s text:c="22"/>55.0 <text:s text:c="6"/>8525.4 <text:s text:c="2"/>1550.1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5744.9 <text:s text:c="2"/>1336.0</text:p>
          </table:table-cell>
          <table:table-cell office:value-type="string" calcext:value-type="string">
            <text:p>Execl Throughput <text:s text:c="32"/>43.0 <text:s text:c="6"/>5779.7 <text:s text:c="2"/>1344.1</text:p>
          </table:table-cell>
          <table:table-cell office:value-type="string" calcext:value-type="string">
            <text:p>Execl Throughput <text:s text:c="32"/>43.0 <text:s text:c="6"/>5771.3 <text:s text:c="2"/>1342.2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740223.9 <text:s text:c="2"/>1869.3</text:p>
          </table:table-cell>
          <table:table-cell office:value-type="string" calcext:value-type="string">
            <text:p>File Copy 1024 bufsize 2000 maxblocks <text:s text:c="9"/>3960.0 <text:s text:c="4"/>741588.7 <text:s text:c="2"/>1872.7</text:p>
          </table:table-cell>
          <table:table-cell office:value-type="string" calcext:value-type="string">
            <text:p>File Copy 1024 bufsize 2000 maxblocks <text:s text:c="9"/>3960.0 <text:s text:c="4"/>735275.8 <text:s text:c="2"/>1856.8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193327.7 <text:s text:c="2"/>1168.1</text:p>
          </table:table-cell>
          <table:table-cell office:value-type="string" calcext:value-type="string">
            <text:p>File Copy 256 bufsize 500 maxblocks <text:s text:c="11"/>1655.0 <text:s text:c="4"/>191611.3 <text:s text:c="2"/>1157.8</text:p>
          </table:table-cell>
          <table:table-cell office:value-type="string" calcext:value-type="string">
            <text:p>File Copy 256 bufsize 500 maxblocks <text:s text:c="11"/>1655.0 <text:s text:c="4"/>191503.7 <text:s text:c="2"/>1157.1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205025.3 <text:s text:c="2"/>3801.8</text:p>
          </table:table-cell>
          <table:table-cell office:value-type="string" calcext:value-type="string">
            <text:p>File Copy 4096 bufsize 8000 maxblocks <text:s text:c="9"/>5800.0 <text:s text:c="3"/>2205476.3 <text:s text:c="2"/>3802.5</text:p>
          </table:table-cell>
          <table:table-cell office:value-type="string" calcext:value-type="string">
            <text:p>File Copy 4096 bufsize 8000 maxblocks <text:s text:c="9"/>5800.0 <text:s text:c="3"/>2140566.2 <text:s text:c="2"/>3690.6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898031.2 <text:s text:c="3"/>721.9</text:p>
          </table:table-cell>
          <table:table-cell office:value-type="string" calcext:value-type="string">
            <text:p>Pipe Throughput <text:s text:c="30"/>12440.0 <text:s text:c="4"/>877351.5 <text:s text:c="3"/>705.3</text:p>
          </table:table-cell>
          <table:table-cell office:value-type="string" calcext:value-type="string">
            <text:p>Pipe Throughput <text:s text:c="30"/>12440.0 <text:s text:c="4"/>885261.3 <text:s text:c="3"/>711.6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33222.3 <text:s text:c="3"/>583.1</text:p>
          </table:table-cell>
          <table:table-cell office:value-type="string" calcext:value-type="string">
            <text:p>Pipe-based Context Switching <text:s text:c="18"/>4000.0 <text:s text:c="4"/>234019.9 <text:s text:c="3"/>585.0</text:p>
          </table:table-cell>
          <table:table-cell office:value-type="string" calcext:value-type="string">
            <text:p>Pipe-based Context Switching <text:s text:c="18"/>4000.0 <text:s text:c="4"/>234784.3 <text:s text:c="3"/>587.0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4747.5 <text:s text:c="3"/>376.8</text:p>
          </table:table-cell>
          <table:table-cell office:value-type="string" calcext:value-type="string">
            <text:p>Process Creation <text:s text:c="31"/>126.0 <text:s text:c="6"/>6496.3 <text:s text:c="3"/>515.6</text:p>
          </table:table-cell>
          <table:table-cell office:value-type="string" calcext:value-type="string">
            <text:p>Process Creation <text:s text:c="31"/>126.0 <text:s text:c="6"/>5938.7 <text:s text:c="3"/>471.3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10541.9 <text:s text:c="2"/>2486.3</text:p>
          </table:table-cell>
          <table:table-cell office:value-type="string" calcext:value-type="string">
            <text:p>Shell Scripts (1 concurrent) <text:s text:c="20"/>42.4 <text:s text:c="6"/>6455.3 <text:s text:c="2"/>1522.5</text:p>
          </table:table-cell>
          <table:table-cell office:value-type="string" calcext:value-type="string">
            <text:p>Shell Scripts (1 concurrent) <text:s text:c="20"/>42.4 <text:s text:c="6"/>6176.9 <text:s text:c="2"/>1456.8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617.7 <text:s text:c="2"/>6029.5</text:p>
          </table:table-cell>
          <table:table-cell office:value-type="string" calcext:value-type="string">
            <text:p>Shell Scripts (8 concurrent) <text:s text:c="21"/>6.0 <text:s text:c="6"/>3630.4 <text:s text:c="2"/>6050.6</text:p>
          </table:table-cell>
          <table:table-cell office:value-type="string" calcext:value-type="string">
            <text:p>Shell Scripts (8 concurrent) <text:s text:c="21"/>6.0 <text:s text:c="6"/>3568.0 <text:s text:c="2"/>5946.7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506079.1 <text:s text:c="3"/>337.4</text:p>
          </table:table-cell>
          <table:table-cell office:value-type="string" calcext:value-type="string">
            <text:p>System Call Overhead <text:s text:c="25"/>15000.0 <text:s text:c="4"/>490676.8 <text:s text:c="3"/>327.1</text:p>
          </table:table-cell>
          <table:table-cell office:value-type="string" calcext:value-type="string">
            <text:p>System Call Overhead <text:s text:c="25"/>15000.0 <text:s text:c="4"/>490682.4 <text:s text:c="3"/>327.1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413.3</text:p>
          </table:table-cell>
          <table:table-cell office:value-type="string" calcext:value-type="string">
            <text:p>System Benchmarks Index Score <text:s text:c="39"/>1386.7</text:p>
          </table:table-cell>
          <table:table-cell office:value-type="string" calcext:value-type="string">
            <text:p>System Benchmarks Index Score <text:s text:c="39"/>1366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Benchmark Run: Mon Jan 18 2021 18:35:53 - 19:03:44</text:p>
          </table:table-cell>
          <table:table-cell office:value-type="string" calcext:value-type="string">
            <text:p>Benchmark Run: Wed Jan 20 2021 11:10:34 - 11:38:25</text:p>
          </table:table-cell>
          <table:table-cell office:value-type="string" calcext:value-type="string">
            <text:p>Benchmark Run: Wed Jan 20 2021 12:11:07 - 12:38:58</text:p>
          </table:table-cell>
        </table:table-row>
        <table:table-row table:style-name="ro1">
          <table:table-cell table:number-columns-repeated="3" office:value-type="string" calcext:value-type="string">
            <text:p>4 CPUs in system; running 4 parallel copies of tes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hrystone 2 using register variables <text:s text:c="5"/>204431142.0 lps <text:s text:c="2"/>(10.0 s, 7 samples)</text:p>
          </table:table-cell>
          <table:table-cell office:value-type="string" calcext:value-type="string">
            <text:p>Dhrystone 2 using register variables <text:s text:c="5"/>204169110.9 lps <text:s text:c="2"/>(10.0 s, 7 samples)</text:p>
          </table:table-cell>
          <table:table-cell office:value-type="string" calcext:value-type="string">
            <text:p>Dhrystone 2 using register variables <text:s text:c="5"/>204940402.5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477.4 MWIPS (8.9 s, 7 samples)</text:p>
          </table:table-cell>
          <table:table-cell office:value-type="string" calcext:value-type="string">
            <text:p>Double-Precision Whetstone <text:s text:c="19"/>32475.1 MWIPS (8.9 s, 7 samples)</text:p>
          </table:table-cell>
          <table:table-cell office:value-type="string" calcext:value-type="string">
            <text:p>Double-Precision Whetstone <text:s text:c="19"/>32473.0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16791.7 lps <text:s text:c="2"/>(29.9 s, 2 samples)</text:p>
          </table:table-cell>
          <table:table-cell office:value-type="string" calcext:value-type="string">
            <text:p>Execl Throughput <text:s text:c="29"/>16035.0 lps <text:s text:c="2"/>(30.0 s, 2 samples)</text:p>
          </table:table-cell>
          <table:table-cell office:value-type="string" calcext:value-type="string">
            <text:p>Execl Throughput <text:s text:c="29"/>16901.4 lps <text:s text:c="2"/>(29.5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2295717.1 KBps <text:s/>(30.0 s, 2 samples)</text:p>
          </table:table-cell>
          <table:table-cell office:value-type="string" calcext:value-type="string">
            <text:p>File Copy 1024 bufsize 2000 maxblocks <text:s text:c="6"/>2441086.9 KBps <text:s/>(30.0 s, 2 samples)</text:p>
          </table:table-cell>
          <table:table-cell office:value-type="string" calcext:value-type="string">
            <text:p>File Copy 1024 bufsize 2000 maxblocks <text:s text:c="6"/>2389334.3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661751.2 KBps <text:s/>(30.0 s, 2 samples)</text:p>
          </table:table-cell>
          <table:table-cell office:value-type="string" calcext:value-type="string">
            <text:p>File Copy 256 bufsize 500 maxblocks <text:s text:c="9"/>646800.3 KBps <text:s/>(30.0 s, 2 samples)</text:p>
          </table:table-cell>
          <table:table-cell office:value-type="string" calcext:value-type="string">
            <text:p>File Copy 256 bufsize 500 maxblocks <text:s text:c="9"/>650757.2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6021430.0 KBps <text:s/>(30.0 s, 2 samples)</text:p>
          </table:table-cell>
          <table:table-cell office:value-type="string" calcext:value-type="string">
            <text:p>File Copy 4096 bufsize 8000 maxblocks <text:s text:c="6"/>5838925.6 KBps <text:s/>(30.0 s, 2 samples)</text:p>
          </table:table-cell>
          <table:table-cell office:value-type="string" calcext:value-type="string">
            <text:p>File Copy 4096 bufsize 8000 maxblocks <text:s text:c="6"/>5789242.9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430202.0 lps <text:s text:c="2"/>(10.0 s, 7 samples)</text:p>
          </table:table-cell>
          <table:table-cell office:value-type="string" calcext:value-type="string">
            <text:p>Pipe Throughput <text:s text:c="28"/>3356387.5 lps <text:s text:c="2"/>(10.0 s, 7 samples)</text:p>
          </table:table-cell>
          <table:table-cell office:value-type="string" calcext:value-type="string">
            <text:p>Pipe Throughput <text:s text:c="28"/>3372297.2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19997.4 lps <text:s text:c="2"/>(10.0 s, 7 samples)</text:p>
          </table:table-cell>
          <table:table-cell office:value-type="string" calcext:value-type="string">
            <text:p>Pipe-based Context Switching <text:s text:c="15"/>1011839.3 lps <text:s text:c="2"/>(10.0 s, 7 samples)</text:p>
          </table:table-cell>
          <table:table-cell office:value-type="string" calcext:value-type="string">
            <text:p>Pipe-based Context Switching <text:s text:c="15"/>1015915.6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9011.1 lps <text:s text:c="2"/>(30.0 s, 2 samples)</text:p>
          </table:table-cell>
          <table:table-cell office:value-type="string" calcext:value-type="string">
            <text:p>Process Creation <text:s text:c="29"/>49107.5 lps <text:s text:c="2"/>(30.0 s, 2 samples)</text:p>
          </table:table-cell>
          <table:table-cell office:value-type="string" calcext:value-type="string">
            <text:p>Process Creation <text:s text:c="29"/>48461.7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30037.6 lpm <text:s text:c="2"/>(60.0 s, 2 samples)</text:p>
          </table:table-cell>
          <table:table-cell office:value-type="string" calcext:value-type="string">
            <text:p>Shell Scripts (1 concurrent) <text:s text:c="17"/>30103.9 lpm <text:s text:c="2"/>(60.0 s, 2 samples)</text:p>
          </table:table-cell>
          <table:table-cell office:value-type="string" calcext:value-type="string">
            <text:p>Shell Scripts (1 concurrent) <text:s text:c="17"/>30129.4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310.8 lpm <text:s text:c="2"/>(60.0 s, 2 samples)</text:p>
          </table:table-cell>
          <table:table-cell office:value-type="string" calcext:value-type="string">
            <text:p>Shell Scripts (8 concurrent) <text:s text:c="18"/>4298.5 lpm <text:s text:c="2"/>(60.0 s, 2 samples)</text:p>
          </table:table-cell>
          <table:table-cell office:value-type="string" calcext:value-type="string">
            <text:p>Shell Scripts (8 concurrent) <text:s text:c="18"/>4301.1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1884084.2 lps <text:s text:c="2"/>(10.0 s, 7 samples)</text:p>
          </table:table-cell>
          <table:table-cell office:value-type="string" calcext:value-type="string">
            <text:p>System Call Overhead <text:s text:c="23"/>1824508.9 lps <text:s text:c="2"/>(10.0 s, 7 samples)</text:p>
          </table:table-cell>
          <table:table-cell office:value-type="string" calcext:value-type="string">
            <text:p>System Call Overhead <text:s text:c="23"/>1823432.5 lps <text:s text:c="2"/>(10.0 s, 7 sampl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4431142.0 <text:s/>17517.7</text:p>
          </table:table-cell>
          <table:table-cell office:value-type="string" calcext:value-type="string">
            <text:p>Dhrystone 2 using register variables <text:s text:c="8"/>116700.0 <text:s/>204169110.9 <text:s/>17495.2</text:p>
          </table:table-cell>
          <table:table-cell office:value-type="string" calcext:value-type="string">
            <text:p>Dhrystone 2 using register variables <text:s text:c="8"/>116700.0 <text:s/>204940402.5 <text:s/>17561.3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477.4 <text:s text:c="2"/>5905.0</text:p>
          </table:table-cell>
          <table:table-cell office:value-type="string" calcext:value-type="string">
            <text:p>Double-Precision Whetstone <text:s text:c="22"/>55.0 <text:s text:c="5"/>32475.1 <text:s text:c="2"/>5904.6</text:p>
          </table:table-cell>
          <table:table-cell office:value-type="string" calcext:value-type="string">
            <text:p>Double-Precision Whetstone <text:s text:c="22"/>55.0 <text:s text:c="5"/>32473.0 <text:s text:c="2"/>5904.2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16791.7 <text:s text:c="2"/>3905.1</text:p>
          </table:table-cell>
          <table:table-cell office:value-type="string" calcext:value-type="string">
            <text:p>Execl Throughput <text:s text:c="32"/>43.0 <text:s text:c="5"/>16035.0 <text:s text:c="2"/>3729.1</text:p>
          </table:table-cell>
          <table:table-cell office:value-type="string" calcext:value-type="string">
            <text:p>Execl Throughput <text:s text:c="32"/>43.0 <text:s text:c="5"/>16901.4 <text:s text:c="2"/>3930.6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2295717.1 <text:s text:c="2"/>5797.3</text:p>
          </table:table-cell>
          <table:table-cell office:value-type="string" calcext:value-type="string">
            <text:p>File Copy 1024 bufsize 2000 maxblocks <text:s text:c="9"/>3960.0 <text:s text:c="3"/>2441086.9 <text:s text:c="2"/>6164.4</text:p>
          </table:table-cell>
          <table:table-cell office:value-type="string" calcext:value-type="string">
            <text:p>File Copy 1024 bufsize 2000 maxblocks <text:s text:c="9"/>3960.0 <text:s text:c="3"/>2389334.3 <text:s text:c="2"/>6033.7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661751.2 <text:s text:c="2"/>3998.5</text:p>
          </table:table-cell>
          <table:table-cell office:value-type="string" calcext:value-type="string">
            <text:p>File Copy 256 bufsize 500 maxblocks <text:s text:c="11"/>1655.0 <text:s text:c="4"/>646800.3 <text:s text:c="2"/>3908.2</text:p>
          </table:table-cell>
          <table:table-cell office:value-type="string" calcext:value-type="string">
            <text:p>File Copy 256 bufsize 500 maxblocks <text:s text:c="11"/>1655.0 <text:s text:c="4"/>650757.2 <text:s text:c="2"/>3932.1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6021430.0 <text:s/>10381.8</text:p>
          </table:table-cell>
          <table:table-cell office:value-type="string" calcext:value-type="string">
            <text:p>File Copy 4096 bufsize 8000 maxblocks <text:s text:c="9"/>5800.0 <text:s text:c="3"/>5838925.6 <text:s/>10067.1</text:p>
          </table:table-cell>
          <table:table-cell office:value-type="string" calcext:value-type="string">
            <text:p>File Copy 4096 bufsize 8000 maxblocks <text:s text:c="9"/>5800.0 <text:s text:c="3"/>5789242.9 <text:s text:c="2"/>9981.5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430202.0 <text:s text:c="2"/>2757.4</text:p>
          </table:table-cell>
          <table:table-cell office:value-type="string" calcext:value-type="string">
            <text:p>Pipe Throughput <text:s text:c="30"/>12440.0 <text:s text:c="3"/>3356387.5 <text:s text:c="2"/>2698.1</text:p>
          </table:table-cell>
          <table:table-cell office:value-type="string" calcext:value-type="string">
            <text:p>Pipe Throughput <text:s text:c="30"/>12440.0 <text:s text:c="3"/>3372297.2 <text:s text:c="2"/>2710.8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19997.4 <text:s text:c="2"/>2550.0</text:p>
          </table:table-cell>
          <table:table-cell office:value-type="string" calcext:value-type="string">
            <text:p>Pipe-based Context Switching <text:s text:c="18"/>4000.0 <text:s text:c="3"/>1011839.3 <text:s text:c="2"/>2529.6</text:p>
          </table:table-cell>
          <table:table-cell office:value-type="string" calcext:value-type="string">
            <text:p>Pipe-based Context Switching <text:s text:c="18"/>4000.0 <text:s text:c="3"/>1015915.6 <text:s text:c="2"/>2539.8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9011.1 <text:s text:c="2"/>3889.8</text:p>
          </table:table-cell>
          <table:table-cell office:value-type="string" calcext:value-type="string">
            <text:p>Process Creation <text:s text:c="31"/>126.0 <text:s text:c="5"/>49107.5 <text:s text:c="2"/>3897.4</text:p>
          </table:table-cell>
          <table:table-cell office:value-type="string" calcext:value-type="string">
            <text:p>Process Creation <text:s text:c="31"/>126.0 <text:s text:c="5"/>48461.7 <text:s text:c="2"/>3846.2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30037.6 <text:s text:c="2"/>7084.3</text:p>
          </table:table-cell>
          <table:table-cell office:value-type="string" calcext:value-type="string">
            <text:p>Shell Scripts (1 concurrent) <text:s text:c="20"/>42.4 <text:s text:c="5"/>30103.9 <text:s text:c="2"/>7100.0</text:p>
          </table:table-cell>
          <table:table-cell office:value-type="string" calcext:value-type="string">
            <text:p>Shell Scripts (1 concurrent) <text:s text:c="20"/>42.4 <text:s text:c="5"/>30129.4 <text:s text:c="2"/>7106.0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310.8 <text:s text:c="2"/>7184.7</text:p>
          </table:table-cell>
          <table:table-cell office:value-type="string" calcext:value-type="string">
            <text:p>Shell Scripts (8 concurrent) <text:s text:c="21"/>6.0 <text:s text:c="6"/>4298.5 <text:s text:c="2"/>7164.2</text:p>
          </table:table-cell>
          <table:table-cell office:value-type="string" calcext:value-type="string">
            <text:p>Shell Scripts (8 concurrent) <text:s text:c="21"/>6.0 <text:s text:c="6"/>4301.1 <text:s text:c="2"/>7168.5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1884084.2 <text:s text:c="2"/>1256.1</text:p>
          </table:table-cell>
          <table:table-cell office:value-type="string" calcext:value-type="string">
            <text:p>System Call Overhead <text:s text:c="25"/>15000.0 <text:s text:c="3"/>1824508.9 <text:s text:c="2"/>1216.3</text:p>
          </table:table-cell>
          <table:table-cell office:value-type="string" calcext:value-type="string">
            <text:p>System Call Overhead <text:s text:c="25"/>15000.0 <text:s text:c="3"/>1823432.5 <text:s text:c="2"/>1215.6</text:p>
          </table:table-cell>
        </table:table-row>
        <table:table-row table:style-name="ro1">
          <table:table-cell table:number-columns-repeated="3"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4851.4</text:p>
          </table:table-cell>
          <table:table-cell office:value-type="string" calcext:value-type="string">
            <text:p>System Benchmarks Index Score <text:s text:c="39"/>4811.0</text:p>
          </table:table-cell>
          <table:table-cell office:value-type="string" calcext:value-type="string">
            <text:p>System Benchmarks Index Score <text:s text:c="39"/>4822.6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table table:name="CLI-xfs-overlayFS" table:style-name="ta1">
        <table:table-column table:style-name="co1" table:default-cell-style-name="Default"/>
        <table:table-row table:style-name="ro1">
          <table:table-cell office:value-type="string" calcext:value-type="string">
            <text:p>Benchmark Run: Wed Jan 20 2021 13:10:28 - 13:38:18</text:p>
          </table:table-cell>
        </table:table-row>
        <table:table-row table:style-name="ro1">
          <table:table-cell office:value-type="string" calcext:value-type="string">
            <text:p>4 CPUs in system; running 1 parallel copy of tes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hrystone 2 using register variables <text:s text:c="6"/>53957399.8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20"/>8527.6 MWIPS (8.9 s, 7 samples)</text:p>
          </table:table-cell>
        </table:table-row>
        <table:table-row table:style-name="ro1">
          <table:table-cell office:value-type="string" calcext:value-type="string">
            <text:p>Execl Throughput <text:s text:c="30"/>5562.3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7"/>758245.5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193646.4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2218263.5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9"/>885134.8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6"/>234511.2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30"/>5402.9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8"/>7972.7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3508.5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4"/>497521.0 lps <text:s text:c="2"/>(10.0 s, 7 samples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 text:c="2"/>53957399.8 <text:s text:c="2"/>4623.6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6"/>8527.6 <text:s text:c="2"/>1550.5</text:p>
          </table:table-cell>
        </table:table-row>
        <table:table-row table:style-name="ro1">
          <table:table-cell office:value-type="string" calcext:value-type="string">
            <text:p>Execl Throughput <text:s text:c="32"/>43.0 <text:s text:c="6"/>5562.3 <text:s text:c="2"/>1293.6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4"/>758245.5 <text:s text:c="2"/>1914.8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193646.4 <text:s text:c="2"/>1170.1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2218263.5 <text:s text:c="2"/>3824.6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4"/>885134.8 <text:s text:c="3"/>711.5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4"/>234511.2 <text:s text:c="3"/>586.3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6"/>5402.9 <text:s text:c="3"/>428.8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6"/>7972.7 <text:s text:c="2"/>1880.4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3508.5 <text:s text:c="2"/>5847.5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4"/>497521.0 <text:s text:c="3"/>331.7</text:p>
          </table:table-cell>
        </table:table-row>
        <table:table-row table:style-name="ro1">
          <table:table-cell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1389.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Benchmark Run: Wed Jan 20 2021 13:38:18 - 14:06:09</text:p>
          </table:table-cell>
        </table:table-row>
        <table:table-row table:style-name="ro1">
          <table:table-cell office:value-type="string" calcext:value-type="string">
            <text:p>4 CPUs in system; running 4 parallel copies of tes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hrystone 2 using register variables <text:s text:c="5"/>204089998.7 lps <text:s text:c="2"/>(10.0 s, 7 samples)</text:p>
          </table:table-cell>
        </table:table-row>
        <table:table-row table:style-name="ro1">
          <table:table-cell office:value-type="string" calcext:value-type="string">
            <text:p>Double-Precision Whetstone <text:s text:c="19"/>32458.2 MWIPS (8.9 s, 7 samples)</text:p>
          </table:table-cell>
        </table:table-row>
        <table:table-row table:style-name="ro1">
          <table:table-cell office:value-type="string" calcext:value-type="string">
            <text:p>Execl Throughput <text:s text:c="29"/>15899.8 lps <text:s text:c="2"/>(30.0 s, 2 samples)</text:p>
          </table:table-cell>
        </table:table-row>
        <table:table-row table:style-name="ro1">
          <table:table-cell office:value-type="string" calcext:value-type="string">
            <text:p>File Copy 1024 bufsize 2000 maxblocks <text:s text:c="6"/>2265084.2 KBps <text:s/>(30.0 s, 2 samples)</text:p>
          </table:table-cell>
        </table:table-row>
        <table:table-row table:style-name="ro1">
          <table:table-cell office:value-type="string" calcext:value-type="string">
            <text:p>File Copy 256 bufsize 500 maxblocks <text:s text:c="9"/>649917.5 KBps <text:s/>(30.0 s, 2 samples)</text:p>
          </table:table-cell>
        </table:table-row>
        <table:table-row table:style-name="ro1">
          <table:table-cell office:value-type="string" calcext:value-type="string">
            <text:p>File Copy 4096 bufsize 8000 maxblocks <text:s text:c="6"/>5997275.2 KBps <text:s/>(30.0 s, 2 samples)</text:p>
          </table:table-cell>
        </table:table-row>
        <table:table-row table:style-name="ro1">
          <table:table-cell office:value-type="string" calcext:value-type="string">
            <text:p>Pipe Throughput <text:s text:c="28"/>3373035.5 lps <text:s text:c="2"/>(10.0 s, 7 samples)</text:p>
          </table:table-cell>
        </table:table-row>
        <table:table-row table:style-name="ro1">
          <table:table-cell office:value-type="string" calcext:value-type="string">
            <text:p>Pipe-based Context Switching <text:s text:c="15"/>1017472.9 lps <text:s text:c="2"/>(10.0 s, 7 samples)</text:p>
          </table:table-cell>
        </table:table-row>
        <table:table-row table:style-name="ro1">
          <table:table-cell office:value-type="string" calcext:value-type="string">
            <text:p>Process Creation <text:s text:c="29"/>48074.5 lps <text:s text:c="2"/>(30.0 s, 2 samples)</text:p>
          </table:table-cell>
        </table:table-row>
        <table:table-row table:style-name="ro1">
          <table:table-cell office:value-type="string" calcext:value-type="string">
            <text:p>Shell Scripts (1 concurrent) <text:s text:c="17"/>29143.6 lpm <text:s text:c="2"/>(60.0 s, 2 samples)</text:p>
          </table:table-cell>
        </table:table-row>
        <table:table-row table:style-name="ro1">
          <table:table-cell office:value-type="string" calcext:value-type="string">
            <text:p>Shell Scripts (8 concurrent) <text:s text:c="18"/>4184.0 lpm <text:s text:c="2"/>(60.0 s, 2 samples)</text:p>
          </table:table-cell>
        </table:table-row>
        <table:table-row table:style-name="ro1">
          <table:table-cell office:value-type="string" calcext:value-type="string">
            <text:p>System Call Overhead <text:s text:c="23"/>1850740.0 lps <text:s text:c="2"/>(10.0 s, 7 samples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ystem Benchmarks Index Values <text:s text:c="14"/>BASELINE <text:s text:c="6"/>RESULT <text:s text:c="3"/>INDEX</text:p>
          </table:table-cell>
        </table:table-row>
        <table:table-row table:style-name="ro1">
          <table:table-cell office:value-type="string" calcext:value-type="string">
            <text:p>Dhrystone 2 using register variables <text:s text:c="8"/>116700.0 <text:s/>204089998.7 <text:s/>17488.4</text:p>
          </table:table-cell>
        </table:table-row>
        <table:table-row table:style-name="ro1">
          <table:table-cell office:value-type="string" calcext:value-type="string">
            <text:p>Double-Precision Whetstone <text:s text:c="22"/>55.0 <text:s text:c="5"/>32458.2 <text:s text:c="2"/>5901.5</text:p>
          </table:table-cell>
        </table:table-row>
        <table:table-row table:style-name="ro1">
          <table:table-cell office:value-type="string" calcext:value-type="string">
            <text:p>Execl Throughput <text:s text:c="32"/>43.0 <text:s text:c="5"/>15899.8 <text:s text:c="2"/>3697.6</text:p>
          </table:table-cell>
        </table:table-row>
        <table:table-row table:style-name="ro1">
          <table:table-cell office:value-type="string" calcext:value-type="string">
            <text:p>File Copy 1024 bufsize 2000 maxblocks <text:s text:c="9"/>3960.0 <text:s text:c="3"/>2265084.2 <text:s text:c="2"/>5719.9</text:p>
          </table:table-cell>
        </table:table-row>
        <table:table-row table:style-name="ro1">
          <table:table-cell office:value-type="string" calcext:value-type="string">
            <text:p>File Copy 256 bufsize 500 maxblocks <text:s text:c="11"/>1655.0 <text:s text:c="4"/>649917.5 <text:s text:c="2"/>3927.0</text:p>
          </table:table-cell>
        </table:table-row>
        <table:table-row table:style-name="ro1">
          <table:table-cell office:value-type="string" calcext:value-type="string">
            <text:p>File Copy 4096 bufsize 8000 maxblocks <text:s text:c="9"/>5800.0 <text:s text:c="3"/>5997275.2 <text:s/>10340.1</text:p>
          </table:table-cell>
        </table:table-row>
        <table:table-row table:style-name="ro1">
          <table:table-cell office:value-type="string" calcext:value-type="string">
            <text:p>Pipe Throughput <text:s text:c="30"/>12440.0 <text:s text:c="3"/>3373035.5 <text:s text:c="2"/>2711.4</text:p>
          </table:table-cell>
        </table:table-row>
        <table:table-row table:style-name="ro1">
          <table:table-cell office:value-type="string" calcext:value-type="string">
            <text:p>Pipe-based Context Switching <text:s text:c="18"/>4000.0 <text:s text:c="3"/>1017472.9 <text:s text:c="2"/>2543.7</text:p>
          </table:table-cell>
        </table:table-row>
        <table:table-row table:style-name="ro1">
          <table:table-cell office:value-type="string" calcext:value-type="string">
            <text:p>Process Creation <text:s text:c="31"/>126.0 <text:s text:c="5"/>48074.5 <text:s text:c="2"/>3815.4</text:p>
          </table:table-cell>
        </table:table-row>
        <table:table-row table:style-name="ro1">
          <table:table-cell office:value-type="string" calcext:value-type="string">
            <text:p>Shell Scripts (1 concurrent) <text:s text:c="20"/>42.4 <text:s text:c="5"/>29143.6 <text:s text:c="2"/>6873.5</text:p>
          </table:table-cell>
        </table:table-row>
        <table:table-row table:style-name="ro1">
          <table:table-cell office:value-type="string" calcext:value-type="string">
            <text:p>Shell Scripts (8 concurrent) <text:s text:c="21"/>6.0 <text:s text:c="6"/>4184.0 <text:s text:c="2"/>6973.3</text:p>
          </table:table-cell>
        </table:table-row>
        <table:table-row table:style-name="ro1">
          <table:table-cell office:value-type="string" calcext:value-type="string">
            <text:p>System Call Overhead <text:s text:c="25"/>15000.0 <text:s text:c="3"/>1850740.0 <text:s text:c="2"/>1233.8</text:p>
          </table:table-cell>
        </table:table-row>
        <table:table-row table:style-name="ro1">
          <table:table-cell office:value-type="string" calcext:value-type="string">
            <text:p><text:s text:c="67"/>========</text:p>
          </table:table-cell>
        </table:table-row>
        <table:table-row table:style-name="ro1">
          <table:table-cell office:value-type="string" calcext:value-type="string">
            <text:p>System Benchmarks Index Score <text:s text:c="39"/>4767.7</text:p>
          </table:table-cell>
        </table:table-row>
      </table:table>
      <table:table table:name="cento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enchmark Run: Wed Jan 20 2021 16:44:31 - 17:12:21</text:p>
          </table:table-cell>
          <table:table-cell/>
        </table:table-row>
        <table:table-row table:style-name="ro1">
          <table:table-cell office:value-type="string" calcext:value-type="string">
            <text:p>4 CPUs in system; running 1 parallel copy of tes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hrystone 2 using register variables <text:s text:c="6"/>53074038.7 lps <text:s text:c="2"/>(10.0 s, 7 samples)</text:p>
          </table:table-cell>
          <table:table-cell/>
        </table:table-row>
        <table:table-row table:style-name="ro1">
          <table:table-cell office:value-type="string" calcext:value-type="string">
            <text:p>Double-Precision Whetstone <text:s text:c="20"/>8377.3 MWIPS (9.0 s, 7 samples)</text:p>
          </table:table-cell>
          <table:table-cell/>
        </table:table-row>
        <table:table-row table:style-name="ro1">
          <table:table-cell office:value-type="string" calcext:value-type="string">
            <text:p>Execl Throughput <text:s text:c="30"/>5455.9 lps <text:s text:c="2"/>(30.0 s, 2 samples)</text:p>
          </table:table-cell>
          <table:table-cell/>
        </table:table-row>
        <table:table-row table:style-name="ro1">
          <table:table-cell office:value-type="string" calcext:value-type="string">
            <text:p>File Copy 1024 bufsize 2000 maxblocks <text:s text:c="7"/>841071.5 KBps <text:s/>(30.0 s, 2 samples)</text:p>
          </table:table-cell>
          <table:table-cell/>
        </table:table-row>
        <table:table-row table:style-name="ro1">
          <table:table-cell office:value-type="string" calcext:value-type="string">
            <text:p>File Copy 256 bufsize 500 maxblocks <text:s text:c="9"/>218747.0 KBps <text:s/>(30.0 s, 2 samples)</text:p>
          </table:table-cell>
          <table:table-cell/>
        </table:table-row>
        <table:table-row table:style-name="ro1">
          <table:table-cell office:value-type="string" calcext:value-type="string">
            <text:p>File Copy 4096 bufsize 8000 maxblocks <text:s text:c="6"/>2440229.3 KBps <text:s/>(30.0 s, 2 samples)</text:p>
          </table:table-cell>
          <table:table-cell/>
        </table:table-row>
        <table:table-row table:style-name="ro1">
          <table:table-cell office:value-type="string" calcext:value-type="string">
            <text:p>Pipe Throughput <text:s text:c="28"/>1026435.4 lps <text:s text:c="2"/>(10.0 s, 7 samples)</text:p>
          </table:table-cell>
          <table:table-cell/>
        </table:table-row>
        <table:table-row table:style-name="ro1">
          <table:table-cell office:value-type="string" calcext:value-type="string">
            <text:p>Pipe-based Context Switching <text:s text:c="16"/>270409.8 lps <text:s text:c="2"/>(10.0 s, 7 samples)</text:p>
          </table:table-cell>
          <table:table-cell/>
        </table:table-row>
        <table:table-row table:style-name="ro1">
          <table:table-cell office:value-type="string" calcext:value-type="string">
            <text:p>Process Creation <text:s text:c="29"/>15344.8 lps <text:s text:c="2"/>(30.0 s, 2 samples)</text:p>
          </table:table-cell>
          <table:table-cell/>
        </table:table-row>
        <table:table-row table:style-name="ro1">
          <table:table-cell office:value-type="string" calcext:value-type="string">
            <text:p>Shell Scripts (1 concurrent) <text:s text:c="18"/>9796.0 lpm <text:s text:c="2"/>(60.0 s, 2 samples)</text:p>
          </table:table-cell>
          <table:table-cell/>
        </table:table-row>
        <table:table-row table:style-name="ro1">
          <table:table-cell office:value-type="string" calcext:value-type="string">
            <text:p>Shell Scripts (8 concurrent) <text:s text:c="18"/>3003.2 lpm <text:s text:c="2"/>(60.0 s, 2 samples)</text:p>
          </table:table-cell>
          <table:table-cell/>
        </table:table-row>
        <table:table-row table:style-name="ro1">
          <table:table-cell office:value-type="string" calcext:value-type="string">
            <text:p>System Call Overhead <text:s text:c="24"/>629571.1 lps <text:s text:c="2"/>(10.0 s, 7 sample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 Benchmarks Index Values <text:s text:c="14"/>BASELINE <text:s text:c="6"/>RESULT <text:s text:c="3"/>INDEX</text:p>
          </table:table-cell>
          <table:table-cell/>
        </table:table-row>
        <table:table-row table:style-name="ro1">
          <table:table-cell office:value-type="string" calcext:value-type="string">
            <text:p>Dhrystone 2 using register variables <text:s text:c="8"/>116700.0 <text:s text:c="2"/>53074038.7 <text:s text:c="2"/>4547.9</text:p>
          </table:table-cell>
          <table:table-cell/>
        </table:table-row>
        <table:table-row table:style-name="ro1">
          <table:table-cell office:value-type="string" calcext:value-type="string">
            <text:p>Double-Precision Whetstone <text:s text:c="22"/>55.0 <text:s text:c="6"/>8377.3 <text:s text:c="2"/>1523.1</text:p>
          </table:table-cell>
          <table:table-cell/>
        </table:table-row>
        <table:table-row table:style-name="ro1">
          <table:table-cell office:value-type="string" calcext:value-type="string">
            <text:p>Execl Throughput <text:s text:c="32"/>43.0 <text:s text:c="6"/>5455.9 <text:s text:c="2"/>1268.8</text:p>
          </table:table-cell>
          <table:table-cell/>
        </table:table-row>
        <table:table-row table:style-name="ro1">
          <table:table-cell office:value-type="string" calcext:value-type="string">
            <text:p>File Copy 1024 bufsize 2000 maxblocks <text:s text:c="9"/>3960.0 <text:s text:c="4"/>841071.5 <text:s text:c="2"/>2123.9</text:p>
          </table:table-cell>
          <table:table-cell/>
        </table:table-row>
        <table:table-row table:style-name="ro1">
          <table:table-cell office:value-type="string" calcext:value-type="string">
            <text:p>File Copy 256 bufsize 500 maxblocks <text:s text:c="11"/>1655.0 <text:s text:c="4"/>218747.0 <text:s text:c="2"/>1321.7</text:p>
          </table:table-cell>
          <table:table-cell/>
        </table:table-row>
        <table:table-row table:style-name="ro1">
          <table:table-cell office:value-type="string" calcext:value-type="string">
            <text:p>File Copy 4096 bufsize 8000 maxblocks <text:s text:c="9"/>5800.0 <text:s text:c="3"/>2440229.3 <text:s text:c="2"/>4207.3</text:p>
          </table:table-cell>
          <table:table-cell/>
        </table:table-row>
        <table:table-row table:style-name="ro1">
          <table:table-cell office:value-type="string" calcext:value-type="string">
            <text:p>Pipe Throughput <text:s text:c="30"/>12440.0 <text:s text:c="3"/>1026435.4 <text:s text:c="3"/>825.1</text:p>
          </table:table-cell>
          <table:table-cell/>
        </table:table-row>
        <table:table-row table:style-name="ro1">
          <table:table-cell office:value-type="string" calcext:value-type="string">
            <text:p>Pipe-based Context Switching <text:s text:c="18"/>4000.0 <text:s text:c="4"/>270409.8 <text:s text:c="3"/>676.0</text:p>
          </table:table-cell>
          <table:table-cell/>
        </table:table-row>
        <table:table-row table:style-name="ro1">
          <table:table-cell office:value-type="string" calcext:value-type="string">
            <text:p>Process Creation <text:s text:c="31"/>126.0 <text:s text:c="5"/>15344.8 <text:s text:c="2"/>1217.8</text:p>
          </table:table-cell>
          <table:table-cell/>
        </table:table-row>
        <table:table-row table:style-name="ro1">
          <table:table-cell office:value-type="string" calcext:value-type="string">
            <text:p>Shell Scripts (1 concurrent) <text:s text:c="20"/>42.4 <text:s text:c="6"/>9796.0 <text:s text:c="2"/>2310.4</text:p>
          </table:table-cell>
          <table:table-cell/>
        </table:table-row>
        <table:table-row table:style-name="ro1">
          <table:table-cell office:value-type="string" calcext:value-type="string">
            <text:p>Shell Scripts (8 concurrent) <text:s text:c="21"/>6.0 <text:s text:c="6"/>3003.2 <text:s text:c="2"/>5005.3</text:p>
          </table:table-cell>
          <table:table-cell/>
        </table:table-row>
        <table:table-row table:style-name="ro1">
          <table:table-cell office:value-type="string" calcext:value-type="string">
            <text:p>System Call Overhead <text:s text:c="25"/>15000.0 <text:s text:c="4"/>629571.1 <text:s text:c="3"/>419.7</text:p>
          </table:table-cell>
          <table:table-cell/>
        </table:table-row>
        <table:table-row table:style-name="ro1">
          <table:table-cell office:value-type="string" calcext:value-type="string">
            <text:p><text:s text:c="67"/>========</text:p>
          </table:table-cell>
          <table:table-cell/>
        </table:table-row>
        <table:table-row table:style-name="ro1">
          <table:table-cell office:value-type="string" calcext:value-type="string">
            <text:p>System Benchmarks Index Score <text:s text:c="39"/>1626.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------------------------------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Benchmark Run: Wed Jan 20 2021 17:12:21 - 17:40:11</text:p>
          </table:table-cell>
          <table:table-cell/>
        </table:table-row>
        <table:table-row table:style-name="ro1">
          <table:table-cell office:value-type="string" calcext:value-type="string">
            <text:p>4 CPUs in system; running 4 parallel copies of tes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hrystone 2 using register variables <text:s text:c="5"/>202779183.2 lps <text:s text:c="2"/>(10.0 s, 7 samples)</text:p>
          </table:table-cell>
          <table:table-cell/>
        </table:table-row>
        <table:table-row table:style-name="ro1">
          <table:table-cell office:value-type="string" calcext:value-type="string">
            <text:p>Double-Precision Whetstone <text:s text:c="19"/>31982.7 MWIPS (9.0 s, 7 samples)</text:p>
          </table:table-cell>
          <table:table-cell/>
        </table:table-row>
        <table:table-row table:style-name="ro1">
          <table:table-cell office:value-type="string" calcext:value-type="string">
            <text:p>Execl Throughput <text:s text:c="29"/>19553.8 lps <text:s text:c="2"/>(30.0 s, 2 samples)</text:p>
          </table:table-cell>
          <table:table-cell/>
        </table:table-row>
        <table:table-row table:style-name="ro1">
          <table:table-cell office:value-type="string" calcext:value-type="string">
            <text:p>File Copy 1024 bufsize 2000 maxblocks <text:s text:c="6"/>2070555.9 KBps <text:s/>(30.0 s, 2 samples)</text:p>
          </table:table-cell>
          <table:table-cell/>
        </table:table-row>
        <table:table-row table:style-name="ro1">
          <table:table-cell office:value-type="string" calcext:value-type="string">
            <text:p>File Copy 256 bufsize 500 maxblocks <text:s text:c="9"/>544736.5 KBps <text:s/>(30.0 s, 2 samples)</text:p>
          </table:table-cell>
          <table:table-cell/>
        </table:table-row>
        <table:table-row table:style-name="ro1">
          <table:table-cell office:value-type="string" calcext:value-type="string">
            <text:p>File Copy 4096 bufsize 8000 maxblocks <text:s text:c="6"/>6307027.5 KBps <text:s/>(30.0 s, 2 samples)</text:p>
          </table:table-cell>
          <table:table-cell/>
        </table:table-row>
        <table:table-row table:style-name="ro1">
          <table:table-cell office:value-type="string" calcext:value-type="string">
            <text:p>Pipe Throughput <text:s text:c="28"/>3910615.6 lps <text:s text:c="2"/>(10.0 s, 7 samples)</text:p>
          </table:table-cell>
          <table:table-cell/>
        </table:table-row>
        <table:table-row table:style-name="ro1">
          <table:table-cell office:value-type="string" calcext:value-type="string">
            <text:p>Pipe-based Context Switching <text:s text:c="15"/>1069360.6 lps <text:s text:c="2"/>(10.0 s, 7 samples)</text:p>
          </table:table-cell>
          <table:table-cell/>
        </table:table-row>
        <table:table-row table:style-name="ro1">
          <table:table-cell office:value-type="string" calcext:value-type="string">
            <text:p>Process Creation <text:s text:c="29"/>55469.6 lps <text:s text:c="2"/>(30.0 s, 2 samples)</text:p>
          </table:table-cell>
          <table:table-cell/>
        </table:table-row>
        <table:table-row table:style-name="ro1">
          <table:table-cell office:value-type="string" calcext:value-type="string">
            <text:p>Shell Scripts (1 concurrent) <text:s text:c="17"/>23580.5 lpm <text:s text:c="2"/>(60.0 s, 2 samples)</text:p>
          </table:table-cell>
          <table:table-cell/>
        </table:table-row>
        <table:table-row table:style-name="ro1">
          <table:table-cell office:value-type="string" calcext:value-type="string">
            <text:p>Shell Scripts (8 concurrent) <text:s text:c="18"/>3480.4 lpm <text:s text:c="2"/>(60.0 s, 2 samples)</text:p>
          </table:table-cell>
          <table:table-cell/>
        </table:table-row>
        <table:table-row table:style-name="ro1">
          <table:table-cell office:value-type="string" calcext:value-type="string">
            <text:p>System Call Overhead <text:s text:c="23"/>2295913.6 lps <text:s text:c="2"/>(10.0 s, 7 sample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 Benchmarks Index Values <text:s text:c="14"/>BASELINE <text:s text:c="6"/>RESULT <text:s text:c="3"/>INDEX</text:p>
          </table:table-cell>
          <table:table-cell/>
        </table:table-row>
        <table:table-row table:style-name="ro1">
          <table:table-cell office:value-type="string" calcext:value-type="string">
            <text:p>Dhrystone 2 using register variables <text:s text:c="8"/>116700.0 <text:s/>202779183.2 <text:s/>17376.1</text:p>
          </table:table-cell>
          <table:table-cell/>
        </table:table-row>
        <table:table-row table:style-name="ro1">
          <table:table-cell office:value-type="string" calcext:value-type="string">
            <text:p>Double-Precision Whetstone <text:s text:c="22"/>55.0 <text:s text:c="5"/>31982.7 <text:s text:c="2"/>5815.0</text:p>
          </table:table-cell>
          <table:table-cell/>
        </table:table-row>
        <table:table-row table:style-name="ro1">
          <table:table-cell office:value-type="string" calcext:value-type="string">
            <text:p>Execl Throughput <text:s text:c="32"/>43.0 <text:s text:c="5"/>19553.8 <text:s text:c="2"/>4547.4</text:p>
          </table:table-cell>
          <table:table-cell/>
        </table:table-row>
        <table:table-row table:style-name="ro1">
          <table:table-cell office:value-type="string" calcext:value-type="string">
            <text:p>File Copy 1024 bufsize 2000 maxblocks <text:s text:c="9"/>3960.0 <text:s text:c="3"/>2070555.9 <text:s text:c="2"/>5228.7</text:p>
          </table:table-cell>
          <table:table-cell/>
        </table:table-row>
        <table:table-row table:style-name="ro1">
          <table:table-cell office:value-type="string" calcext:value-type="string">
            <text:p>File Copy 256 bufsize 500 maxblocks <text:s text:c="11"/>1655.0 <text:s text:c="4"/>544736.5 <text:s text:c="2"/>3291.5</text:p>
          </table:table-cell>
          <table:table-cell/>
        </table:table-row>
        <table:table-row table:style-name="ro1">
          <table:table-cell office:value-type="string" calcext:value-type="string">
            <text:p>File Copy 4096 bufsize 8000 maxblocks <text:s text:c="9"/>5800.0 <text:s text:c="3"/>6307027.5 <text:s/>10874.2</text:p>
          </table:table-cell>
          <table:table-cell/>
        </table:table-row>
        <table:table-row table:style-name="ro1">
          <table:table-cell office:value-type="string" calcext:value-type="string">
            <text:p>Pipe Throughput <text:s text:c="30"/>12440.0 <text:s text:c="3"/>3910615.6 <text:s text:c="2"/>3143.6</text:p>
          </table:table-cell>
          <table:table-cell/>
        </table:table-row>
        <table:table-row table:style-name="ro1">
          <table:table-cell office:value-type="string" calcext:value-type="string">
            <text:p>Pipe-based Context Switching <text:s text:c="18"/>4000.0 <text:s text:c="3"/>1069360.6 <text:s text:c="2"/>2673.4</text:p>
          </table:table-cell>
          <table:table-cell/>
        </table:table-row>
        <table:table-row table:style-name="ro1">
          <table:table-cell office:value-type="string" calcext:value-type="string">
            <text:p>Process Creation <text:s text:c="31"/>126.0 <text:s text:c="5"/>55469.6 <text:s text:c="2"/>4402.4</text:p>
          </table:table-cell>
          <table:table-cell/>
        </table:table-row>
        <table:table-row table:style-name="ro1">
          <table:table-cell office:value-type="string" calcext:value-type="string">
            <text:p>Shell Scripts (1 concurrent) <text:s text:c="20"/>42.4 <text:s text:c="5"/>23580.5 <text:s text:c="2"/>5561.4</text:p>
          </table:table-cell>
          <table:table-cell/>
        </table:table-row>
        <table:table-row table:style-name="ro1">
          <table:table-cell office:value-type="string" calcext:value-type="string">
            <text:p>Shell Scripts (8 concurrent) <text:s text:c="21"/>6.0 <text:s text:c="6"/>3480.4 <text:s text:c="2"/>5800.6</text:p>
          </table:table-cell>
          <table:table-cell/>
        </table:table-row>
        <table:table-row table:style-name="ro1">
          <table:table-cell office:value-type="string" calcext:value-type="string">
            <text:p>System Call Overhead <text:s text:c="25"/>15000.0 <text:s text:c="3"/>2295913.6 <text:s text:c="2"/>1530.6</text:p>
          </table:table-cell>
          <table:table-cell/>
        </table:table-row>
        <table:table-row table:style-name="ro1">
          <table:table-cell office:value-type="string" calcext:value-type="string">
            <text:p><text:s text:c="67"/>========</text:p>
          </table:table-cell>
          <table:table-cell/>
        </table:table-row>
        <table:table-row table:style-name="ro1">
          <table:table-cell office:value-type="string" calcext:value-type="string">
            <text:p>System Benchmarks Index Score <text:s text:c="39"/>4819.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00/00/00</text:date>, <text:time style:data-style-name="N2" text:time-value="17:47:28.907579519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13:44:51.365896576</meta:creation-date>
    <dc:date>2021-01-20T17:49:59.546153827</dc:date>
    <meta:editing-duration>P2DT11H4M26S</meta:editing-duration>
    <meta:editing-cycles>38</meta:editing-cycles>
    <meta:generator>LibreOffice/6.1.5.2$Linux_X86_64 LibreOffice_project/10$Build-2</meta:generator>
    <meta:document-statistic meta:table-count="8" meta:cell-count="1265" meta:object-count="0"/>
  </office:meta>
</office:document-meta>
</file>